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54.33mm"/>
    </style:style>
    <style:style style:name="co11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55.26mm"/>
    </style:style>
    <style:style style:name="co13" style:family="table-column">
      <style:table-column-properties fo:break-before="auto" style:column-width="26.71mm"/>
    </style:style>
    <style:style style:name="co14" style:family="table-column">
      <style:table-column-properties fo:break-before="auto" style:column-width="45.17mm"/>
    </style:style>
    <style:style style:name="co15" style:family="table-column">
      <style:table-column-properties fo:break-before="auto" style:column-width="40.64mm"/>
    </style:style>
    <style:style style:name="co19" style:family="table-column">
      <style:table-column-properties fo:break-before="auto" style:column-width="32.28mm"/>
    </style:style>
    <style:style style:name="co17" style:family="table-column">
      <style:table-column-properties fo:break-before="auto" style:column-width="38.21mm"/>
    </style:style>
    <style:style style:name="co20" style:family="table-column">
      <style:table-column-properties fo:break-before="auto" style:column-width="70.59mm"/>
    </style:style>
    <style:style style:name="co21" style:family="table-column">
      <style:table-column-properties fo:break-before="auto" style:column-width="41.68mm"/>
    </style:style>
    <style:style style:name="co22" style:family="table-column">
      <style:table-column-properties fo:break-before="auto" style:column-width="17.52mm"/>
    </style:style>
    <style:style style:name="co23" style:family="table-column">
      <style:table-column-properties fo:break-before="auto" style:column-width="14.45mm"/>
    </style:style>
    <style:style style:name="co24" style:family="table-column">
      <style:table-column-properties fo:break-before="auto" style:column-width="11.71mm"/>
    </style:style>
    <style:style style:name="co25" style:family="table-column">
      <style:table-column-properties fo:break-before="auto" style:column-width="88.41mm"/>
    </style:style>
    <style:style style:name="co26" style:family="table-column">
      <style:table-column-properties fo:break-before="auto" style:column-width="66.22mm"/>
    </style:style>
    <style:style style:name="co27" style:family="table-column">
      <style:table-column-properties fo:break-before="auto" style:column-width="56.87mm"/>
    </style:style>
    <style:style style:name="co28" style:family="table-column">
      <style:table-column-properties fo:break-before="auto" style:column-width="36.23mm"/>
    </style:style>
    <style:style style:name="co29" style:family="table-column">
      <style:table-column-properties fo:break-before="auto" style:column-width="59.44mm"/>
    </style:style>
    <style:style style:name="co30" style:family="table-column">
      <style:table-column-properties fo:break-before="auto" style:column-width="75.94mm"/>
    </style:style>
    <style:style style:name="co31" style:family="table-column">
      <style:table-column-properties fo:break-before="auto" style:column-width="54.93mm"/>
    </style:style>
    <style:style style:name="co32" style:family="table-column">
      <style:table-column-properties fo:break-before="auto" style:column-width="15.22mm"/>
    </style:style>
    <style:style style:name="co33" style:family="table-column">
      <style:table-column-properties fo:break-before="page" style:column-width="55.7mm"/>
    </style:style>
    <style:style style:name="co34" style:family="table-column">
      <style:table-column-properties fo:break-before="auto" style:column-width="41.29mm"/>
    </style:style>
    <style:style style:name="co35" style:family="table-column">
      <style:table-column-properties fo:break-before="auto" style:column-width="20.23mm"/>
    </style:style>
    <style:style style:name="co36" style:family="table-column">
      <style:table-column-properties fo:break-before="auto" style:column-width="38.96mm"/>
    </style:style>
    <style:style style:name="co37" style:family="table-column">
      <style:table-column-properties fo:break-before="auto" style:column-width="47.13mm"/>
    </style:style>
    <style:style style:name="co38" style:family="table-column">
      <style:table-column-properties fo:break-before="auto" style:column-width="28.36mm"/>
    </style:style>
    <style:style style:name="co39" style:family="table-column">
      <style:table-column-properties fo:break-before="auto" style:column-width="79.3mm"/>
    </style:style>
    <style:style style:name="co40" style:family="table-column">
      <style:table-column-properties fo:break-before="auto" style:column-width="52.97mm"/>
    </style:style>
    <style:style style:name="co41" style:family="table-column">
      <style:table-column-properties fo:break-before="auto" style:column-width="56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23" style:family="table-cell" style:parent-style-name="Default" style:data-style-name="N108"/>
    <style:style style:name="ce24" style:family="table-cell" style:parent-style-name="Default">
      <style:text-properties fo:font-style="italic" style:font-style-asian="italic" style:font-style-complex="italic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08">
      <style:text-properties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5" style:family="table-cell" style:parent-style-name="Default">
      <style:text-properties fo:color="#dddddd"/>
    </style:style>
    <style:style style:name="ce7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dddddd" fo:border="0.06pt solid #000000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dddddd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08">
      <style:table-cell-properties fo:background-color="#dddddd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08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ffff99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  <style:text-properties style:font-name="Liberation Sans" fo:font-weight="bold" style:font-name-asian="DejaVu Sans" style:font-weight-asian="bold" style:font-name-complex="FreeSans" style:font-weight-complex="bold"/>
    </style:style>
    <style:style style:name="ce21" style:family="table-cell" style:parent-style-name="Default">
      <style:table-cell-properties fo:border="0.06pt solid #000000"/>
      <style:text-properties style:font-name="Liberation Sans" style:font-name-asian="DejaVu Sans" style:font-name-complex="FreeSans"/>
    </style:style>
    <style:style style:name="ce22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99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 style:data-style-name="N0"/>
    <style:style style:name="ce31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8">
      <style:table-cell-properties fo:background-color="#dddddd"/>
      <style:text-properties fo:font-style="italic" style:font-style-asian="italic" style:font-style-complex="italic"/>
    </style:style>
    <style:style style:name="ce34" style:family="table-cell" style:parent-style-name="Default" style:data-style-name="N108">
      <style:text-properties fo:font-weight="bold" style:font-weight-asian="bold" style:font-weight-complex="bold"/>
    </style:style>
    <style:style style:name="ce35" style:family="table-cell" style:parent-style-name="Default" style:data-style-name="N108">
      <style:text-properties fo:font-style="italic" style:font-style-asian="italic" style:font-style-complex="italic"/>
    </style:style>
    <style:style style:name="ce36" style:family="table-cell" style:parent-style-name="Default" style:data-style-name="N108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 style:data-style-name="N11"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ext-properties fo:color="#dddddd"/>
    </style:style>
    <style:style style:name="ce4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number-columns-repeated="3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" table:default-cell-style-name="Default"/>
        <table:table-column table:style-name="co3" table:number-columns-repeated="6" table:default-cell-style-name="ce13"/>
        <table:table-column table:style-name="co3" table:default-cell-style-name="Default"/>
        <table:table-column table:style-name="co38" table:default-cell-style-name="Default"/>
        <table:table-column table:style-name="co3" table:number-columns-repeated="3" table:default-cell-style-name="ce13"/>
        <table:table-column table:style-name="co3" table:default-cell-style-name="Default"/>
        <table:table-column table:style-name="co3" table:number-columns-repeated="3" table:default-cell-style-name="ce13"/>
        <table:table-column table:style-name="co3" table:number-columns-repeated="2" table:default-cell-style-name="Default"/>
        <table:table-column table:style-name="co3" table:number-columns-repeated="3" table:default-cell-style-name="ce13"/>
        <table:table-column table:style-name="co3" table:number-columns-repeated="98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ce31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Dimensions / Section</text:p>
          </table:table-cell>
          <table:table-cell table:style-name="ce9" office:value-type="string" calcext:value-type="string">
            <text:p>Quantité</text:p>
          </table:table-cell>
          <table:table-cell table:style-name="ce9" office:value-type="string" calcext:value-type="string">
            <text:p>ml, m²</text:p>
          </table:table-cell>
          <table:table-cell table:style-name="ce9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29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Livraison 18/10/2018</text:p>
          </table:table-cell>
          <table:table-cell office:value-type="string" calcext:value-type="string">
            <text:p>Livraison 20/10/2018</text:p>
          </table:table-cell>
          <table:table-cell office:value-type="string" calcext:value-type="string">
            <text:p>Livraison 23/10/2018</text:p>
          </table:table-cell>
          <table:table-cell office:value-type="string" calcext:value-type="string">
            <text:p>Livraison 8/11/2018</text:p>
          </table:table-cell>
          <table:table-cell office:value-type="string" calcext:value-type="string">
            <text:p>Livraison du 25/02/2019</text:p>
          </table:table-cell>
          <table:table-cell office:value-type="string" calcext:value-type="string">
            <text:p>Livraison du 08/04/2019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table:number-columns-repeated="987"/>
        </table:table-row>
        <table:table-row table:style-name="ro2">
          <table:table-cell table:style-name="ce9" office:value-type="string" calcext:value-type="string">
            <text:p>Voliges Peuplier mi-bois</text:p>
          </table:table-cell>
          <table:table-cell table:style-name="ce17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9" table:formula="of:=[$'Parements intérieurs verticaux'.D4]" office:value-type="float" office:value="61" calcext:value-type="float">
            <text:p>61</text:p>
          </table:table-cell>
          <table:table-cell table:style-name="ce9" office:value-type="string" calcext:value-type="string">
            <text:p>m²</text:p>
          </table:table-cell>
          <table:table-cell table:style-name="ce9"/>
          <table:table-cell table:number-columns-repeated="11"/>
          <table:table-cell table:style-name="ce13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R4]" office:value-type="currency" office:currency="EUR" office:value="915" calcext:value-type="currency">
            <text:p>915,00 €</text:p>
          </table:table-cell>
          <table:table-cell table:formula="of:=[.S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U4]" office:value-type="currency" office:currency="EUR" office:value="915" calcext:value-type="currency">
            <text:p>915,00 €</text:p>
          </table:table-cell>
          <table:table-cell table:formula="of:=[.V4]*1.2" office:value-type="currency" office:currency="EUR" office:value="1098" calcext:value-type="currency">
            <text:p>1 098,00 €</text:p>
          </table:table-cell>
          <table:table-cell/>
          <table:table-cell table:style-name="ce13" office:value-type="currency" office:currency="EUR" office:value="579.16" calcext:value-type="currency">
            <text:p>579,16 €</text:p>
          </table:table-cell>
          <table:table-cell table:style-name="ce34" office:value-type="currency" office:currency="EUR" office:value="14" calcext:value-type="currency">
            <text:p>14,00 €</text:p>
          </table:table-cell>
          <table:table-cell table:style-name="ce34" table:formula="of:=[.Z4]*[.C4]" office:value-type="currency" office:currency="EUR" office:value="854" calcext:value-type="currency">
            <text:p>854,00 €</text:p>
          </table:table-cell>
          <table:table-cell table:style-name="ce34" table:formula="of:=[.AA4]*1.2" office:value-type="currency" office:currency="EUR" office:value="1024.8" calcext:value-type="currency">
            <text:p>1 024,80 €</text:p>
          </table:table-cell>
          <table:table-cell table:style-name="ce38" office:value-type="percentage" office:value="0.2" calcext:value-type="percentage">
            <text:p>20,00 %</text:p>
          </table:table-cell>
          <table:table-cell table:style-name="ce34" table:formula="of:=[.Z4]*0.8" office:value-type="currency" office:currency="EUR" office:value="11.2" calcext:value-type="currency">
            <text:p>11,20 €</text:p>
          </table:table-cell>
          <table:table-cell table:style-name="ce34" table:formula="of:=[.AA4]*0.8" office:value-type="currency" office:currency="EUR" office:value="683.2" calcext:value-type="currency">
            <text:p>683,20 €</text:p>
          </table:table-cell>
          <table:table-cell table:style-name="ce34" table:formula="of:=[.AB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I4]*[.C4]" office:value-type="currency" office:currency="EUR" office:value="1525" calcext:value-type="currency">
            <text:p>1 525,00 €</text:p>
          </table:table-cell>
          <table:table-cell table:formula="of:=[.AJ4]*1.2" office:value-type="currency" office:currency="EUR" office:value="1830" calcext:value-type="currency">
            <text:p>1 830,00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9" table:number-columns-repeated="5"/>
          <table:table-cell table:number-columns-repeated="13"/>
          <table:table-cell table:formula="of:=[.C5]*[.R5]" office:value-type="currency" office:currency="EUR" office:value="0" calcext:value-type="currency">
            <text:p>0,00 €</text:p>
          </table:table-cell>
          <table:table-cell table:formula="of:=[.S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13" office:value-type="currency" office:currency="EUR" office:value="116.66" calcext:value-type="currency">
            <text:p>116,66 €</text:p>
          </table:table-cell>
          <table:table-cell/>
          <table:table-cell table:formula="of:=[.Z5]*[.C5]" office:value-type="currency" office:currency="EUR" office:value="0" calcext:value-type="currency">
            <text:p>0,00 €</text:p>
          </table:table-cell>
          <table:table-cell table:formula="of:=[.AA5]*1.2" office:value-type="currency" office:currency="EUR" office:value="0" calcext:value-type="currency">
            <text:p>0,00 €</text:p>
          </table:table-cell>
          <table:table-cell/>
          <table:table-cell table:formula="of:=[.Z5]*0.8" office:value-type="currency" office:currency="EUR" office:value="0" calcext:value-type="currency">
            <text:p>0,00 €</text:p>
          </table:table-cell>
          <table:table-cell table:formula="of:=[.AA5]*0.8" office:value-type="currency" office:currency="EUR" office:value="0" calcext:value-type="currency">
            <text:p>0,00 €</text:p>
          </table:table-cell>
          <table:table-cell table:formula="of:=[.AB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5]*[.C5]" office:value-type="currency" office:currency="EUR" office:value="0" calcext:value-type="currency">
            <text:p>0,00 €</text:p>
          </table:table-cell>
          <table:table-cell table:formula="of:=[.AJ5]*1.2" office:value-type="currency" office:currency="EUR" office:value="0" calcext:value-type="currency">
            <text:p>0,00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9" office:value-type="string" calcext:value-type="string">
            <text:p>Lames rabotées Douglas (raboté 1 face)</text:p>
          </table:table-cell>
          <table:table-cell table:style-name="ce9" office:value-type="string" calcext:value-type="string">
            <text:p>50x13x2100</text:p>
          </table:table-cell>
          <table:table-cell table:style-name="ce9" table:formula="of:=[$'Parements intérieurs verticaux'.D12]" office:value-type="float" office:value="97" calcext:value-type="float">
            <text:p>97</text:p>
          </table:table-cell>
          <table:table-cell table:style-name="ce9" office:value-type="string" calcext:value-type="string">
            <text:p>ml</text:p>
          </table:table-cell>
          <table:table-cell table:style-name="ce9"/>
          <table:table-cell table:number-columns-repeated="12"/>
          <table:table-cell office:value-type="currency" office:currency="EUR" office:value="0.5" calcext:value-type="currency">
            <text:p>0,50 €</text:p>
          </table:table-cell>
          <table:table-cell table:formula="of:=[.C6]*[.R6]" office:value-type="currency" office:currency="EUR" office:value="48.5" calcext:value-type="currency">
            <text:p>48,50 €</text:p>
          </table:table-cell>
          <table:table-cell table:formula="of:=[.S6]*1.2" office:value-type="currency" office:currency="EUR" office:value="58.2" calcext:value-type="currency">
            <text:p>58,20 €</text:p>
          </table:table-cell>
          <table:table-cell table:style-name="ce34" table:formula="of:=[.Q$4]*0.05*0.013" office:value-type="currency" office:currency="EUR" office:value="0.26" calcext:value-type="currency">
            <text:p>0,26 €</text:p>
          </table:table-cell>
          <table:table-cell table:style-name="ce34" table:formula="of:=[.C6]*[.U6]" office:value-type="currency" office:currency="EUR" office:value="25.22" calcext:value-type="currency">
            <text:p>25,22 €</text:p>
          </table:table-cell>
          <table:table-cell table:style-name="ce34" table:formula="of:=[.V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Y$4]*0.05*0.013" office:value-type="currency" office:currency="EUR" office:value="0.376454" calcext:value-type="currency">
            <text:p>0,38 €</text:p>
          </table:table-cell>
          <table:table-cell table:formula="of:=[.Z6]*[.C6]" office:value-type="currency" office:currency="EUR" office:value="36.516038" calcext:value-type="currency">
            <text:p>36,52 €</text:p>
          </table:table-cell>
          <table:table-cell table:formula="of:=[.AA6]*1.2" office:value-type="currency" office:currency="EUR" office:value="43.8192456" calcext:value-type="currency">
            <text:p>43,82 €</text:p>
          </table:table-cell>
          <table:table-cell/>
          <table:table-cell table:formula="of:=[.Z6]*0.8" office:value-type="currency" office:currency="EUR" office:value="0.3011632" calcext:value-type="currency">
            <text:p>0,30 €</text:p>
          </table:table-cell>
          <table:table-cell table:formula="of:=[.AA6]*0.8" office:value-type="currency" office:currency="EUR" office:value="29.2128304" calcext:value-type="currency">
            <text:p>29,21 €</text:p>
          </table:table-cell>
          <table:table-cell table:formula="of:=[.AB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I6]*[.C6]" office:value-type="currency" office:currency="EUR" office:value="180.42" calcext:value-type="currency">
            <text:p>180,42 €</text:p>
          </table:table-cell>
          <table:table-cell table:formula="of:=[.AJ6]*1.2" office:value-type="currency" office:currency="EUR" office:value="216.504" calcext:value-type="currency">
            <text:p>216,50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9"/>
          <table:table-cell table:style-name="ce16" office:value-type="string" calcext:value-type="string">
            <text:p>50x13x2500</text:p>
          </table:table-cell>
          <table:table-cell table:style-name="ce9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9" office:value-type="string" calcext:value-type="string">
            <text:p>ml</text:p>
          </table:table-cell>
          <table:table-cell table:style-name="ce9"/>
          <table:table-cell table:number-columns-repeated="6"/>
          <table:table-cell table:style-name="ce25" office:value-type="string" calcext:value-type="string">
            <text:p>99x2,5m</text:p>
          </table:table-cell>
          <table:table-cell table:style-name="ce25" office:value-type="string" calcext:value-type="string">
            <text:p>73x2,5m + 44x2,1m</text:p>
          </table:table-cell>
          <table:table-cell table:style-name="ce25" office:value-type="string" calcext:value-type="string">
            <text:p>68x&lt;1.8m&gt;</text:p>
          </table:table-cell>
          <table:table-cell table:style-name="ce25" table:number-columns-repeated="2"/>
          <table:table-cell/>
          <table:table-cell office:value-type="currency" office:currency="EUR" office:value="0.5" calcext:value-type="currency">
            <text:p>0,50 €</text:p>
          </table:table-cell>
          <table:table-cell table:formula="of:=[.C7]*[.R7]" office:value-type="currency" office:currency="EUR" office:value="196" calcext:value-type="currency">
            <text:p>196,00 €</text:p>
          </table:table-cell>
          <table:table-cell table:formula="of:=[.S7]*1.2" office:value-type="currency" office:currency="EUR" office:value="235.2" calcext:value-type="currency">
            <text:p>235,20 €</text:p>
          </table:table-cell>
          <table:table-cell table:style-name="ce34" table:formula="of:=[.Q$4]*0.05*0.013" office:value-type="currency" office:currency="EUR" office:value="0.26" calcext:value-type="currency">
            <text:p>0,26 €</text:p>
          </table:table-cell>
          <table:table-cell table:style-name="ce34" table:formula="of:=[.C7]*[.U7]" office:value-type="currency" office:currency="EUR" office:value="101.92" calcext:value-type="currency">
            <text:p>101,92 €</text:p>
          </table:table-cell>
          <table:table-cell table:style-name="ce34" table:formula="of:=[.V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Y$4]*0.05*0.013" office:value-type="currency" office:currency="EUR" office:value="0.376454" calcext:value-type="currency">
            <text:p>0,38 €</text:p>
          </table:table-cell>
          <table:table-cell table:formula="of:=[.Z7]*[.C7]" office:value-type="currency" office:currency="EUR" office:value="147.569968" calcext:value-type="currency">
            <text:p>147,57 €</text:p>
          </table:table-cell>
          <table:table-cell table:formula="of:=[.AA7]*1.2" office:value-type="currency" office:currency="EUR" office:value="177.0839616" calcext:value-type="currency">
            <text:p>177,08 €</text:p>
          </table:table-cell>
          <table:table-cell/>
          <table:table-cell table:formula="of:=[.Z7]*0.8" office:value-type="currency" office:currency="EUR" office:value="0.3011632" calcext:value-type="currency">
            <text:p>0,30 €</text:p>
          </table:table-cell>
          <table:table-cell table:formula="of:=[.AA7]*0.8" office:value-type="currency" office:currency="EUR" office:value="118.0559744" calcext:value-type="currency">
            <text:p>118,06 €</text:p>
          </table:table-cell>
          <table:table-cell table:formula="of:=[.AB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I7]*[.C7]" office:value-type="currency" office:currency="EUR" office:value="729.12" calcext:value-type="currency">
            <text:p>729,12 €</text:p>
          </table:table-cell>
          <table:table-cell table:formula="of:=[.AJ7]*1.2" office:value-type="currency" office:currency="EUR" office:value="874.944" calcext:value-type="currency">
            <text:p>874,94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9"/>
          <table:table-cell table:style-name="ce9" office:value-type="string" calcext:value-type="string">
            <text:p>50x13x2500 ou 50x13x3150</text:p>
          </table:table-cell>
          <table:table-cell table:style-name="ce9" table:formula="of:=[$'Parements intérieurs plafond'.C7]" office:value-type="float" office:value="165" calcext:value-type="float">
            <text:p>165</text:p>
          </table:table-cell>
          <table:table-cell table:style-name="ce9" office:value-type="string" calcext:value-type="string">
            <text:p>ml</text:p>
          </table:table-cell>
          <table:table-cell table:style-name="ce9"/>
          <table:table-cell table:number-columns-repeated="12"/>
          <table:table-cell office:value-type="currency" office:currency="EUR" office:value="0.5" calcext:value-type="currency">
            <text:p>0,50 €</text:p>
          </table:table-cell>
          <table:table-cell table:formula="of:=[.C8]*[.R8]" office:value-type="currency" office:currency="EUR" office:value="82.5" calcext:value-type="currency">
            <text:p>82,50 €</text:p>
          </table:table-cell>
          <table:table-cell table:formula="of:=[.S8]*1.2" office:value-type="currency" office:currency="EUR" office:value="99" calcext:value-type="currency">
            <text:p>99,00 €</text:p>
          </table:table-cell>
          <table:table-cell table:style-name="ce34" table:formula="of:=[.Q$4]*0.05*0.013" office:value-type="currency" office:currency="EUR" office:value="0.26" calcext:value-type="currency">
            <text:p>0,26 €</text:p>
          </table:table-cell>
          <table:table-cell table:style-name="ce34" table:formula="of:=[.C8]*[.U8]" office:value-type="currency" office:currency="EUR" office:value="42.9" calcext:value-type="currency">
            <text:p>42,90 €</text:p>
          </table:table-cell>
          <table:table-cell table:style-name="ce34" table:formula="of:=[.V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Y$4]*0.05*0.013" office:value-type="currency" office:currency="EUR" office:value="0.376454" calcext:value-type="currency">
            <text:p>0,38 €</text:p>
          </table:table-cell>
          <table:table-cell table:formula="of:=[.Z8]*[.C8]" office:value-type="currency" office:currency="EUR" office:value="62.11491" calcext:value-type="currency">
            <text:p>62,11 €</text:p>
          </table:table-cell>
          <table:table-cell table:formula="of:=[.AA8]*1.2" office:value-type="currency" office:currency="EUR" office:value="74.537892" calcext:value-type="currency">
            <text:p>74,54 €</text:p>
          </table:table-cell>
          <table:table-cell/>
          <table:table-cell table:formula="of:=[.Z8]*0.8" office:value-type="currency" office:currency="EUR" office:value="0.3011632" calcext:value-type="currency">
            <text:p>0,30 €</text:p>
          </table:table-cell>
          <table:table-cell table:formula="of:=[.AA8]*0.8" office:value-type="currency" office:currency="EUR" office:value="49.691928" calcext:value-type="currency">
            <text:p>49,69 €</text:p>
          </table:table-cell>
          <table:table-cell table:formula="of:=[.AB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I8]*[.C8]" office:value-type="currency" office:currency="EUR" office:value="306.9" calcext:value-type="currency">
            <text:p>306,90 €</text:p>
          </table:table-cell>
          <table:table-cell table:formula="of:=[.AJ8]*1.2" office:value-type="currency" office:currency="EUR" office:value="368.28" calcext:value-type="currency">
            <text:p>368,28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9"/>
          <table:table-cell table:style-name="ce9" office:value-type="string" calcext:value-type="string">
            <text:p>50x13x2500 ou 50x13x3400</text:p>
          </table:table-cell>
          <table:table-cell table:style-name="ce9" table:formula="of:=[$'Parements intérieurs plafond'.C8]" office:value-type="float" office:value="129" calcext:value-type="float">
            <text:p>129</text:p>
          </table:table-cell>
          <table:table-cell table:style-name="ce9" office:value-type="string" calcext:value-type="string">
            <text:p>ml</text:p>
          </table:table-cell>
          <table:table-cell table:style-name="ce9"/>
          <table:table-cell table:number-columns-repeated="12"/>
          <table:table-cell office:value-type="currency" office:currency="EUR" office:value="0.5" calcext:value-type="currency">
            <text:p>0,50 €</text:p>
          </table:table-cell>
          <table:table-cell table:formula="of:=[.C9]*[.R9]" office:value-type="currency" office:currency="EUR" office:value="64.5" calcext:value-type="currency">
            <text:p>64,50 €</text:p>
          </table:table-cell>
          <table:table-cell table:formula="of:=[.S9]*1.2" office:value-type="currency" office:currency="EUR" office:value="77.4" calcext:value-type="currency">
            <text:p>77,40 €</text:p>
          </table:table-cell>
          <table:table-cell table:style-name="ce34" table:formula="of:=[.Q$4]*0.05*0.013" office:value-type="currency" office:currency="EUR" office:value="0.26" calcext:value-type="currency">
            <text:p>0,26 €</text:p>
          </table:table-cell>
          <table:table-cell table:style-name="ce34" table:formula="of:=[.C9]*[.U9]" office:value-type="currency" office:currency="EUR" office:value="33.54" calcext:value-type="currency">
            <text:p>33,54 €</text:p>
          </table:table-cell>
          <table:table-cell table:style-name="ce34" table:formula="of:=[.V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Y$4]*0.05*0.013" office:value-type="currency" office:currency="EUR" office:value="0.376454" calcext:value-type="currency">
            <text:p>0,38 €</text:p>
          </table:table-cell>
          <table:table-cell table:formula="of:=[.Z9]*[.C9]" office:value-type="currency" office:currency="EUR" office:value="48.562566" calcext:value-type="currency">
            <text:p>48,56 €</text:p>
          </table:table-cell>
          <table:table-cell table:formula="of:=[.AA9]*1.2" office:value-type="currency" office:currency="EUR" office:value="58.2750792" calcext:value-type="currency">
            <text:p>58,28 €</text:p>
          </table:table-cell>
          <table:table-cell/>
          <table:table-cell table:formula="of:=[.Z9]*0.8" office:value-type="currency" office:currency="EUR" office:value="0.3011632" calcext:value-type="currency">
            <text:p>0,30 €</text:p>
          </table:table-cell>
          <table:table-cell table:formula="of:=[.AA9]*0.8" office:value-type="currency" office:currency="EUR" office:value="38.8500528" calcext:value-type="currency">
            <text:p>38,85 €</text:p>
          </table:table-cell>
          <table:table-cell table:formula="of:=[.AB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I9]*[.C9]" office:value-type="currency" office:currency="EUR" office:value="239.94" calcext:value-type="currency">
            <text:p>239,94 €</text:p>
          </table:table-cell>
          <table:table-cell table:formula="of:=[.AJ9]*1.2" office:value-type="currency" office:currency="EUR" office:value="287.928" calcext:value-type="currency">
            <text:p>287,93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9" table:number-columns-repeated="5"/>
          <table:table-cell table:number-columns-repeated="13"/>
          <table:table-cell table:formula="of:=[.C10]*[.R10]" office:value-type="currency" office:currency="EUR" office:value="0" calcext:value-type="currency">
            <text:p>0,00 €</text:p>
          </table:table-cell>
          <table:table-cell table:formula="of:=[.S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10]*[.C10]" office:value-type="currency" office:currency="EUR" office:value="0" calcext:value-type="currency">
            <text:p>0,00 €</text:p>
          </table:table-cell>
          <table:table-cell table:formula="of:=[.AA10]*1.2" office:value-type="currency" office:currency="EUR" office:value="0" calcext:value-type="currency">
            <text:p>0,00 €</text:p>
          </table:table-cell>
          <table:table-cell/>
          <table:table-cell table:formula="of:=[.Z10]*0.8" office:value-type="currency" office:currency="EUR" office:value="0" calcext:value-type="currency">
            <text:p>0,00 €</text:p>
          </table:table-cell>
          <table:table-cell table:formula="of:=[.AA10]*0.8" office:value-type="currency" office:currency="EUR" office:value="0" calcext:value-type="currency">
            <text:p>0,00 €</text:p>
          </table:table-cell>
          <table:table-cell table:formula="of:=[.AB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10]*[.C10]" office:value-type="currency" office:currency="EUR" office:value="0" calcext:value-type="currency">
            <text:p>0,00 €</text:p>
          </table:table-cell>
          <table:table-cell table:formula="of:=[.AJ10]*1.2" office:value-type="currency" office:currency="EUR" office:value="0" calcext:value-type="currency">
            <text:p>0,00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9" office:value-type="string" calcext:value-type="string">
            <text:p>Plinthes plafond (raboté 1 face)</text:p>
          </table:table-cell>
          <table:table-cell table:style-name="ce9"/>
          <table:table-cell table:style-name="ce9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9" office:value-type="string" calcext:value-type="string">
            <text:p>ml</text:p>
          </table:table-cell>
          <table:table-cell table:style-name="ce9"/>
          <table:table-cell table:number-columns-repeated="12"/>
          <table:table-cell office:value-type="string" calcext:value-type="string">
            <text:p>???</text:p>
          </table:table-cell>
          <table:table-cell/>
          <table:table-cell table:formula="of:=[.S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11]*[.C11]" office:value-type="currency" office:currency="EUR" office:value="0" calcext:value-type="currency">
            <text:p>0,00 €</text:p>
          </table:table-cell>
          <table:table-cell table:formula="of:=[.AA11]*1.2" office:value-type="currency" office:currency="EUR" office:value="0" calcext:value-type="currency">
            <text:p>0,00 €</text:p>
          </table:table-cell>
          <table:table-cell/>
          <table:table-cell table:formula="of:=[.Z11]*0.8" office:value-type="currency" office:currency="EUR" office:value="0" calcext:value-type="currency">
            <text:p>0,00 €</text:p>
          </table:table-cell>
          <table:table-cell table:formula="of:=[.AA11]*0.8" office:value-type="currency" office:currency="EUR" office:value="0" calcext:value-type="currency">
            <text:p>0,00 €</text:p>
          </table:table-cell>
          <table:table-cell table:formula="of:=[.AB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34" table:formula="of:=6.38/3" office:value-type="currency" office:currency="EUR" office:value="2.12666666666667" calcext:value-type="currency">
            <text:p>2,13 €</text:p>
          </table:table-cell>
          <table:table-cell table:style-name="ce34" table:formula="of:=[.AI11]*[.C11]" office:value-type="currency" office:currency="EUR" office:value="174.386666666667" calcext:value-type="currency">
            <text:p>174,39 €</text:p>
          </table:table-cell>
          <table:table-cell table:style-name="ce34" table:formula="of:=[.AJ11]*1.2" office:value-type="currency" office:currency="EUR" office:value="209.264" calcext:value-type="currency">
            <text:p>209,26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9" table:number-columns-repeated="5"/>
          <table:table-cell table:number-columns-repeated="13"/>
          <table:table-cell table:formula="of:=[.C12]*[.R12]" office:value-type="currency" office:currency="EUR" office:value="0" calcext:value-type="currency">
            <text:p>0,00 €</text:p>
          </table:table-cell>
          <table:table-cell table:formula="of:=[.S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12]*[.C12]" office:value-type="currency" office:currency="EUR" office:value="0" calcext:value-type="currency">
            <text:p>0,00 €</text:p>
          </table:table-cell>
          <table:table-cell table:formula="of:=[.AA12]*1.2" office:value-type="currency" office:currency="EUR" office:value="0" calcext:value-type="currency">
            <text:p>0,00 €</text:p>
          </table:table-cell>
          <table:table-cell/>
          <table:table-cell table:formula="of:=[.Z12]*0.8" office:value-type="currency" office:currency="EUR" office:value="0" calcext:value-type="currency">
            <text:p>0,00 €</text:p>
          </table:table-cell>
          <table:table-cell table:formula="of:=[.AA12]*0.8" office:value-type="currency" office:currency="EUR" office:value="0" calcext:value-type="currency">
            <text:p>0,00 €</text:p>
          </table:table-cell>
          <table:table-cell table:formula="of:=[.AB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12]*[.C12]" office:value-type="currency" office:currency="EUR" office:value="0" calcext:value-type="currency">
            <text:p>0,00 €</text:p>
          </table:table-cell>
          <table:table-cell table:formula="of:=[.AJ12]*1.2" office:value-type="currency" office:currency="EUR" office:value="0" calcext:value-type="currency">
            <text:p>0,00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10" office:value-type="string" calcext:value-type="string">
            <text:p>Bardage Douglas à joints couverts</text:p>
          </table:table-cell>
          <table:table-cell table:style-name="ce10" office:value-type="string" calcext:value-type="string">
            <text:p>longueur 4m</text:p>
          </table:table-cell>
          <table:table-cell table:style-name="ce10" table:formula="of:=[$'Parements extérieurs'.D54]" office:value-type="float" office:value="33" calcext:value-type="float">
            <text:p>33</text:p>
          </table:table-cell>
          <table:table-cell table:style-name="ce10" office:value-type="string" calcext:value-type="string">
            <text:p>m²</text:p>
          </table:table-cell>
          <table:table-cell table:style-name="ce10"/>
          <table:table-cell table:style-name="ce28" table:number-columns-repeated="11"/>
          <table:table-cell table:style-name="ce28" office:value-type="string" calcext:value-type="string">
            <text:p>18mm 8.2</text:p>
          </table:table-cell>
          <table:table-cell table:style-name="ce32" office:value-type="currency" office:currency="EUR" office:value="10" calcext:value-type="currency">
            <text:p>10,00 €</text:p>
          </table:table-cell>
          <table:table-cell table:style-name="ce32" table:number-columns-repeated="2"/>
          <table:table-cell table:style-name="ce32" office:value-type="currency" office:currency="EUR" office:value="12" calcext:value-type="currency">
            <text:p>12,00 €</text:p>
          </table:table-cell>
          <table:table-cell table:style-name="ce32" table:formula="of:=[.C13]*[.U13]" office:value-type="currency" office:currency="EUR" office:value="396" calcext:value-type="currency">
            <text:p>396,00 €</text:p>
          </table:table-cell>
          <table:table-cell table:style-name="ce32" table:formula="of:=[.V13]*1.2" office:value-type="currency" office:currency="EUR" office:value="475.2" calcext:value-type="currency">
            <text:p>475,20 €</text:p>
          </table:table-cell>
          <table:table-cell table:style-name="ce28" table:number-columns-repeated="2"/>
          <table:table-cell table:style-name="ce36" office:value-type="currency" office:currency="EUR" office:value="13.41" calcext:value-type="currency">
            <text:p>13,41 €</text:p>
          </table:table-cell>
          <table:table-cell table:style-name="ce36" table:formula="of:=[.Z13]*[.C13]" office:value-type="currency" office:currency="EUR" office:value="442.53" calcext:value-type="currency">
            <text:p>442,53 €</text:p>
          </table:table-cell>
          <table:table-cell table:style-name="ce36" table:formula="of:=[.AA13]*1.2" office:value-type="currency" office:currency="EUR" office:value="531.036" calcext:value-type="currency">
            <text:p>531,04 €</text:p>
          </table:table-cell>
          <table:table-cell table:style-name="ce39"/>
          <table:table-cell table:style-name="ce36" table:formula="of:=[.Z13]*0.8" office:value-type="currency" office:currency="EUR" office:value="10.728" calcext:value-type="currency">
            <text:p>10,73 €</text:p>
          </table:table-cell>
          <table:table-cell table:style-name="ce36" table:formula="of:=[.AA13]*0.8" office:value-type="currency" office:currency="EUR" office:value="354.024" calcext:value-type="currency">
            <text:p>354,02 €</text:p>
          </table:table-cell>
          <table:table-cell table:style-name="ce36" table:formula="of:=[.AB13]*0.8" office:value-type="currency" office:currency="EUR" office:value="424.8288" calcext:value-type="currency">
            <text:p>424,83 €</text:p>
          </table:table-cell>
          <table:table-cell table:style-name="ce28" table:number-columns-repeated="2"/>
          <table:table-cell table:style-name="ce32" office:value-type="currency" office:currency="EUR" office:value="27.52" calcext:value-type="currency">
            <text:p>27,52 €</text:p>
          </table:table-cell>
          <table:table-cell table:style-name="ce32" table:formula="of:=[.AI13]*[.C13]" office:value-type="currency" office:currency="EUR" office:value="908.16" calcext:value-type="currency">
            <text:p>908,16 €</text:p>
          </table:table-cell>
          <table:table-cell table:style-name="ce32" table:formula="of:=[.AJ13]*1.2" office:value-type="currency" office:currency="EUR" office:value="1089.792" calcext:value-type="currency">
            <text:p>1 089,79 €</text:p>
          </table:table-cell>
          <table:table-cell table:style-name="ce32"/>
          <table:table-cell table:style-name="ce28" table:number-columns-repeated="986"/>
        </table:table-row>
        <table:table-row table:style-name="ro1">
          <table:table-cell table:style-name="ce11" office:value-type="string" calcext:value-type="string">
            <text:p>ANCIEN DEBIT</text:p>
          </table:table-cell>
          <table:table-cell table:style-name="ce10" office:value-type="string" calcext:value-type="string">
            <text:p>longueur 3m</text:p>
          </table:table-cell>
          <table:table-cell table:style-name="ce10" table:formula="of:=['Parements extérieurs'.D64]+['Parements extérieurs'.D65]" office:value-type="float" office:value="10" calcext:value-type="float">
            <text:p>10</text:p>
          </table:table-cell>
          <table:table-cell table:style-name="ce10" office:value-type="string" calcext:value-type="string">
            <text:p>m²</text:p>
          </table:table-cell>
          <table:table-cell table:style-name="ce10"/>
          <table:table-cell table:style-name="ce28" table:number-columns-repeated="12"/>
          <table:table-cell table:style-name="ce32" office:value-type="currency" office:currency="EUR" office:value="10" calcext:value-type="currency">
            <text:p>10,00 €</text:p>
          </table:table-cell>
          <table:table-cell table:style-name="ce32" table:number-columns-repeated="5"/>
          <table:table-cell table:style-name="ce28" table:number-columns-repeated="2"/>
          <table:table-cell table:style-name="ce36" table:number-columns-repeated="3"/>
          <table:table-cell table:style-name="ce39"/>
          <table:table-cell table:style-name="ce36" table:number-columns-repeated="3"/>
          <table:table-cell table:style-name="ce28" table:number-columns-repeated="2"/>
          <table:table-cell table:style-name="ce32" table:number-columns-repeated="4"/>
          <table:table-cell table:style-name="ce28" table:number-columns-repeated="986"/>
        </table:table-row>
        <table:table-row table:style-name="ro1">
          <table:table-cell table:style-name="ce12" office:value-type="string" calcext:value-type="string">
            <text:p>Lames Bardage : 1532 €</text:p>
          </table:table-cell>
          <table:table-cell table:style-name="ce10" office:value-type="string" calcext:value-type="string">
            <text:p>longueur 2m</text:p>
          </table:table-cell>
          <table:table-cell table:style-name="ce10" table:formula="of:=['Parements extérieurs'.D62]+['Parements extérieurs'.D55]" office:value-type="float" office:value="35.2" calcext:value-type="float">
            <text:p>35,2</text:p>
          </table:table-cell>
          <table:table-cell table:style-name="ce10" office:value-type="string" calcext:value-type="string">
            <text:p>m²</text:p>
          </table:table-cell>
          <table:table-cell table:style-name="ce10"/>
          <table:table-cell table:style-name="ce28" table:number-columns-repeated="12"/>
          <table:table-cell table:style-name="ce32" office:value-type="currency" office:currency="EUR" office:value="10" calcext:value-type="currency">
            <text:p>10,00 €</text:p>
          </table:table-cell>
          <table:table-cell table:style-name="ce32" table:number-columns-repeated="5"/>
          <table:table-cell table:style-name="ce28" table:number-columns-repeated="2"/>
          <table:table-cell table:style-name="ce36" table:number-columns-repeated="3"/>
          <table:table-cell table:style-name="ce39"/>
          <table:table-cell table:style-name="ce36" table:number-columns-repeated="3"/>
          <table:table-cell table:style-name="ce28" table:number-columns-repeated="2"/>
          <table:table-cell table:style-name="ce32" table:number-columns-repeated="4"/>
          <table:table-cell table:style-name="ce28" table:number-columns-repeated="986"/>
        </table:table-row>
        <table:table-row table:style-name="ro1">
          <table:table-cell table:style-name="ce10" office:value-type="string" calcext:value-type="string">
            <text:p>~ 1125 ml couvre joints : 553 €</text:p>
          </table:table-cell>
          <table:table-cell table:style-name="ce10" office:value-type="string" calcext:value-type="string">
            <text:p>Longueur &gt; 1,5m</text:p>
          </table:table-cell>
          <table:table-cell table:style-name="ce10" table:formula="of:=['Parements extérieurs'.D56]+['Parements extérieurs'.D57]+['Parements extérieurs'.D58]+['Parements extérieurs'.D59]+['Parements extérieurs'.D60]+['Parements extérieurs'.D61]+['Parements extérieurs'.D63]" office:value-type="float" office:value="75" calcext:value-type="float">
            <text:p>75</text:p>
          </table:table-cell>
          <table:table-cell table:style-name="ce10" office:value-type="string" calcext:value-type="string">
            <text:p>m²</text:p>
          </table:table-cell>
          <table:table-cell table:style-name="ce10"/>
          <table:table-cell table:style-name="ce28" table:number-columns-repeated="11"/>
          <table:table-cell table:style-name="ce28" office:value-type="string" calcext:value-type="string">
            <text:p>18mm</text:p>
          </table:table-cell>
          <table:table-cell table:style-name="ce32" office:value-type="currency" office:currency="EUR" office:value="10" calcext:value-type="currency">
            <text:p>10,00 €</text:p>
          </table:table-cell>
          <table:table-cell table:style-name="ce32" table:number-columns-repeated="2"/>
          <table:table-cell table:style-name="ce32" office:value-type="currency" office:currency="EUR" office:value="12" calcext:value-type="currency">
            <text:p>12,00 €</text:p>
          </table:table-cell>
          <table:table-cell table:style-name="ce32" table:formula="of:=[.C16]*[.U16]" office:value-type="currency" office:currency="EUR" office:value="900" calcext:value-type="currency">
            <text:p>900,00 €</text:p>
          </table:table-cell>
          <table:table-cell table:style-name="ce32" table:formula="of:=[.V16]*1.2" office:value-type="currency" office:currency="EUR" office:value="1080" calcext:value-type="currency">
            <text:p>1 080,00 €</text:p>
          </table:table-cell>
          <table:table-cell table:style-name="ce28" table:number-columns-repeated="2"/>
          <table:table-cell table:style-name="ce36" office:value-type="currency" office:currency="EUR" office:value="13.41" calcext:value-type="currency">
            <text:p>13,41 €</text:p>
          </table:table-cell>
          <table:table-cell table:style-name="ce36" table:formula="of:=[.Z16]*[.C16]" office:value-type="currency" office:currency="EUR" office:value="1005.75" calcext:value-type="currency">
            <text:p>1 005,75 €</text:p>
          </table:table-cell>
          <table:table-cell table:style-name="ce36" table:formula="of:=[.AA16]*1.2" office:value-type="currency" office:currency="EUR" office:value="1206.9" calcext:value-type="currency">
            <text:p>1 206,90 €</text:p>
          </table:table-cell>
          <table:table-cell table:style-name="ce39"/>
          <table:table-cell table:style-name="ce36" table:formula="of:=[.Z16]*0.8" office:value-type="currency" office:currency="EUR" office:value="10.728" calcext:value-type="currency">
            <text:p>10,73 €</text:p>
          </table:table-cell>
          <table:table-cell table:style-name="ce36" table:formula="of:=[.AA16]*0.8" office:value-type="currency" office:currency="EUR" office:value="804.6" calcext:value-type="currency">
            <text:p>804,60 €</text:p>
          </table:table-cell>
          <table:table-cell table:style-name="ce36" table:formula="of:=[.AB16]*0.8" office:value-type="currency" office:currency="EUR" office:value="965.52" calcext:value-type="currency">
            <text:p>965,52 €</text:p>
          </table:table-cell>
          <table:table-cell table:style-name="ce28" table:number-columns-repeated="2"/>
          <table:table-cell table:style-name="ce32" office:value-type="currency" office:currency="EUR" office:value="27.52" calcext:value-type="currency">
            <text:p>27,52 €</text:p>
          </table:table-cell>
          <table:table-cell table:style-name="ce32" table:formula="of:=[.AI16]*[.C16]" office:value-type="currency" office:currency="EUR" office:value="2064" calcext:value-type="currency">
            <text:p>2 064,00 €</text:p>
          </table:table-cell>
          <table:table-cell table:style-name="ce32" table:formula="of:=[.AJ16]*1.2" office:value-type="currency" office:currency="EUR" office:value="2476.8" calcext:value-type="currency">
            <text:p>2 476,80 €</text:p>
          </table:table-cell>
          <table:table-cell table:style-name="ce32"/>
          <table:table-cell table:style-name="ce28" table:number-columns-repeated="986"/>
        </table:table-row>
        <table:table-row table:style-name="ro1">
          <table:table-cell table:style-name="ce9" table:number-columns-repeated="5"/>
          <table:table-cell table:number-columns-repeated="20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table:style-name="ce9" office:value-type="string" calcext:value-type="string">
            <text:p>BARDAGE TOTAL : 1496 € - 112 m²</text:p>
          </table:table-cell>
          <table:table-cell table:style-name="ce9" table:number-columns-repeated="4"/>
          <table:table-cell table:number-columns-repeated="20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15" office:value-type="string" calcext:value-type="string">
            <text:p>L = 4m / l = 0.18</text:p>
          </table:table-cell>
          <table:table-cell table:style-name="ce15" table:formula="of:=['Parements extérieurs'.D5]" office:value-type="float" office:value="8.64" calcext:value-type="float">
            <text:p>8,64</text:p>
          </table:table-cell>
          <table:table-cell table:style-name="ce25" office:value-type="string" calcext:value-type="string">
            <text:p>m²</text:p>
          </table:table-cell>
          <table:table-cell table:style-name="ce15" table:formula="of:=['Parements extérieurs'.F5]" office:value-type="float" office:value="12" calcext:value-type="float">
            <text:p>12</text:p>
          </table:table-cell>
          <table:table-cell table:number-columns-repeated="10"/>
          <table:table-cell table:style-name="ce25" office:value-type="string" calcext:value-type="string">
            <text:p>12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19]*[.R19]" office:value-type="currency" office:currency="EUR" office:value="86.4" calcext:value-type="currency">
            <text:p>86,40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office:value-type="string" calcext:value-type="string">
            <text:p>Façade Sud</text:p>
          </table:table-cell>
          <table:table-cell table:style-name="ce15" office:value-type="string" calcext:value-type="string">
            <text:p>L = 4m / l = 0.16</text:p>
          </table:table-cell>
          <table:table-cell table:style-name="ce15" table:formula="of:=['Parements extérieurs'.D6]" office:value-type="float" office:value="6.4" calcext:value-type="float">
            <text:p>6,4</text:p>
          </table:table-cell>
          <table:table-cell table:style-name="ce25" office:value-type="string" calcext:value-type="string">
            <text:p>m²</text:p>
          </table:table-cell>
          <table:table-cell table:style-name="ce15" table:formula="of:=['Parements extérieurs'.F6]" office:value-type="float" office:value="10" calcext:value-type="float">
            <text:p>10</text:p>
          </table:table-cell>
          <table:table-cell table:number-columns-repeated="10"/>
          <table:table-cell table:style-name="ce25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0]*[.R20]" office:value-type="currency" office:currency="EUR" office:value="64" calcext:value-type="currency">
            <text:p>64,00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table:formula="of:=SUM([.C19:.C26])" office:value-type="float" office:value="42.8" calcext:value-type="float">
            <text:p>42,8</text:p>
          </table:table-cell>
          <table:table-cell table:style-name="ce15" office:value-type="string" calcext:value-type="string">
            <text:p>L = 4m / l = 0.14</text:p>
          </table:table-cell>
          <table:table-cell table:style-name="ce15" table:formula="of:=['Parements extérieurs'.D7]" office:value-type="float" office:value="6.16" calcext:value-type="float">
            <text:p>6,16</text:p>
          </table:table-cell>
          <table:table-cell table:style-name="ce25" office:value-type="string" calcext:value-type="string">
            <text:p>m²</text:p>
          </table:table-cell>
          <table:table-cell table:style-name="ce15" table:formula="of:=['Parements extérieurs'.F7]" office:value-type="float" office:value="11" calcext:value-type="float">
            <text:p>11</text:p>
          </table:table-cell>
          <table:table-cell table:number-columns-repeated="10"/>
          <table:table-cell table:style-name="ce25" office:value-type="string" calcext:value-type="string">
            <text:p>11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1]*[.R21]" office:value-type="currency" office:currency="EUR" office:value="61.6" calcext:value-type="currency">
            <text:p>61,60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table:style-name="ce13"/>
          <table:table-cell table:style-name="ce15" office:value-type="string" calcext:value-type="string">
            <text:p>L = 4m / l = 0.12</text:p>
          </table:table-cell>
          <table:table-cell table:style-name="ce15" table:formula="of:=['Parements extérieurs'.D8]" office:value-type="float" office:value="3.36" calcext:value-type="float">
            <text:p>3,36</text:p>
          </table:table-cell>
          <table:table-cell table:style-name="ce25" office:value-type="string" calcext:value-type="string">
            <text:p>m²</text:p>
          </table:table-cell>
          <table:table-cell table:style-name="ce15" table:formula="of:=['Parements extérieurs'.F8]" office:value-type="float" office:value="7" calcext:value-type="float">
            <text:p>7</text:p>
          </table:table-cell>
          <table:table-cell table:number-columns-repeated="10"/>
          <table:table-cell table:style-name="ce25" office:value-type="string" calcext:value-type="string">
            <text:p>7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2]*[.R22]" office:value-type="currency" office:currency="EUR" office:value="33.6" calcext:value-type="currency">
            <text:p>33,60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/>
          <table:table-cell table:style-name="ce15" office:value-type="string" calcext:value-type="string">
            <text:p>L = 2m / l = 0.18</text:p>
          </table:table-cell>
          <table:table-cell table:style-name="ce15" table:formula="of:=['Parements extérieurs'.D9]" office:value-type="float" office:value="5.472" calcext:value-type="float">
            <text:p>5,472</text:p>
          </table:table-cell>
          <table:table-cell table:style-name="ce25" office:value-type="string" calcext:value-type="string">
            <text:p>m²</text:p>
          </table:table-cell>
          <table:table-cell table:style-name="ce15" table:formula="of:=['Parements extérieurs'.F9]" office:value-type="float" office:value="16" calcext:value-type="float">
            <text:p>16</text:p>
          </table:table-cell>
          <table:table-cell table:number-columns-repeated="10"/>
          <table:table-cell table:style-name="ce25" office:value-type="string" calcext:value-type="string">
            <text:p>16 x 2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3]*[.R23]" office:value-type="currency" office:currency="EUR" office:value="54.72" calcext:value-type="currency">
            <text:p>54,72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/>
          <table:table-cell table:style-name="ce16" office:value-type="string" calcext:value-type="string">
            <text:p>L = 2m / l = 0.16</text:p>
          </table:table-cell>
          <table:table-cell table:style-name="ce16" table:formula="of:=['Parements extérieurs'.D10]" office:value-type="float" office:value="4.864" calcext:value-type="float">
            <text:p>4,864</text:p>
          </table:table-cell>
          <table:table-cell table:style-name="ce14" office:value-type="string" calcext:value-type="string">
            <text:p>m²</text:p>
          </table:table-cell>
          <table:table-cell table:style-name="ce16" table:formula="of:=['Parements extérieurs'.F10]" office:value-type="float" office:value="16" calcext:value-type="float">
            <text:p>16</text:p>
          </table:table-cell>
          <table:table-cell table:number-columns-repeated="10"/>
          <table:table-cell table:style-name="ce14" office:value-type="string" calcext:value-type="string">
            <text:p>8 x 2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4]*[.R24]" office:value-type="currency" office:currency="EUR" office:value="48.64" calcext:value-type="currency">
            <text:p>48,64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office:value-type="string" calcext:value-type="string">
            <text:p>Attention : 1 à trouver dans les 4m Nord (car 17 pièces)</text:p>
          </table:table-cell>
          <table:table-cell table:style-name="ce15" office:value-type="string" calcext:value-type="string">
            <text:p>L = 2m / l = 0.14</text:p>
          </table:table-cell>
          <table:table-cell table:style-name="ce15" table:formula="of:=['Parements extérieurs'.D11]" office:value-type="float" office:value="4.256" calcext:value-type="float">
            <text:p>4,256</text:p>
          </table:table-cell>
          <table:table-cell table:style-name="ce25" office:value-type="string" calcext:value-type="string">
            <text:p>m²</text:p>
          </table:table-cell>
          <table:table-cell table:style-name="ce15" table:formula="of:=['Parements extérieurs'.F11]" office:value-type="float" office:value="16" calcext:value-type="float">
            <text:p>16</text:p>
          </table:table-cell>
          <table:table-cell table:number-columns-repeated="10"/>
          <table:table-cell table:style-name="ce25" office:value-type="string" calcext:value-type="string">
            <text:p>16 x 2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5]*[.R25]" office:value-type="currency" office:currency="EUR" office:value="42.56" calcext:value-type="currency">
            <text:p>42,56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office:value-type="string" calcext:value-type="string">
            <text:p>Attention : 2 à trouver dans les 4m Nord (car 18 pièces)</text:p>
          </table:table-cell>
          <table:table-cell table:style-name="ce9" office:value-type="string" calcext:value-type="string">
            <text:p>L = 2m / l = 0.12</text:p>
          </table:table-cell>
          <table:table-cell table:style-name="ce9" table:formula="of:=['Parements extérieurs'.D12]" office:value-type="float" office:value="3.648" calcext:value-type="float">
            <text:p>3,648</text:p>
          </table:table-cell>
          <table:table-cell office:value-type="string" calcext:value-type="string">
            <text:p>m²</text:p>
          </table:table-cell>
          <table:table-cell table:style-name="ce9" table:formula="of:=['Parements extérieurs'.F12]" office:value-type="float" office:value="16" calcext:value-type="float">
            <text:p>16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26]*[.R26]" office:value-type="currency" office:currency="EUR" office:value="36.48" calcext:value-type="currency">
            <text:p>36,48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15" office:value-type="string" calcext:value-type="string">
            <text:p>L = 4m</text:p>
          </table:table-cell>
          <table:table-cell table:style-name="ce15" table:formula="of:=['Parements extérieurs'.D13]" office:value-type="float" office:value="160" calcext:value-type="float">
            <text:p>160</text:p>
          </table:table-cell>
          <table:table-cell table:style-name="ce25" office:value-type="string" calcext:value-type="string">
            <text:p>ml</text:p>
          </table:table-cell>
          <table:table-cell table:style-name="ce15" table:formula="of:=['Parements extérieurs'.F13]" office:value-type="float" office:value="40" calcext:value-type="float">
            <text:p>40</text:p>
          </table:table-cell>
          <table:table-cell table:number-columns-repeated="10"/>
          <table:table-cell table:style-name="ce25" office:value-type="string" calcext:value-type="string">
            <text:p>40 x 4m</text:p>
          </table:table-cell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27]*[.R27]" office:value-type="currency" office:currency="EUR" office:value="78.72" calcext:value-type="currency">
            <text:p>78,72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/>
          <table:table-cell table:style-name="ce9" office:value-type="string" calcext:value-type="string">
            <text:p>L = 2m</text:p>
          </table:table-cell>
          <table:table-cell table:style-name="ce9" table:formula="of:=['Parements extérieurs'.D14]" office:value-type="float" office:value="121.6" calcext:value-type="float">
            <text:p>121,6</text:p>
          </table:table-cell>
          <table:table-cell office:value-type="string" calcext:value-type="string">
            <text:p>ml</text:p>
          </table:table-cell>
          <table:table-cell table:style-name="ce9" table:formula="of:=['Parements extérieurs'.F14]" office:value-type="float" office:value="64" calcext:value-type="float">
            <text:p>64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28]*[.R28]" office:value-type="currency" office:currency="EUR" office:value="59.8272" calcext:value-type="currency">
            <text:p>59,83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number-columns-repeated="20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9" office:value-type="string" calcext:value-type="string">
            <text:p>L = 2,5m / l = 0.18</text:p>
          </table:table-cell>
          <table:table-cell table:style-name="ce9" table:formula="of:=['Parements extérieurs'.D16]" office:value-type="float" office:value="6.75" calcext:value-type="float">
            <text:p>6,75</text:p>
          </table:table-cell>
          <table:table-cell office:value-type="string" calcext:value-type="string">
            <text:p>m²</text:p>
          </table:table-cell>
          <table:table-cell table:style-name="ce9" table:formula="of:=['Parements extérieurs'.F16]" office:value-type="float" office:value="15" calcext:value-type="float">
            <text:p>15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0]*[.R30]" office:value-type="currency" office:currency="EUR" office:value="67.5" calcext:value-type="currency">
            <text:p>67,50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office:value-type="string" calcext:value-type="string">
            <text:p>Pignons</text:p>
          </table:table-cell>
          <table:table-cell table:style-name="ce9" office:value-type="string" calcext:value-type="string">
            <text:p>L = 2,5m / l = 0.16</text:p>
          </table:table-cell>
          <table:table-cell table:style-name="ce9" table:formula="of:=['Parements extérieurs'.D17]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 table:style-name="ce9" table:formula="of:=['Parements extérieurs'.F17]" office:value-type="float" office:value="15" calcext:value-type="float">
            <text:p>15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1]*[.R31]" office:value-type="currency" office:currency="EUR" office:value="60" calcext:value-type="currency">
            <text:p>60,00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table:formula="of:=SUM([.C30:.C37])" office:value-type="float" office:value="36.36" calcext:value-type="float">
            <text:p>36,36</text:p>
          </table:table-cell>
          <table:table-cell table:style-name="ce9" office:value-type="string" calcext:value-type="string">
            <text:p>L = 2,5m / l = 0.14</text:p>
          </table:table-cell>
          <table:table-cell table:style-name="ce9" table:formula="of:=['Parements extérieurs'.D18]" office:value-type="float" office:value="5.25" calcext:value-type="float">
            <text:p>5,25</text:p>
          </table:table-cell>
          <table:table-cell office:value-type="string" calcext:value-type="string">
            <text:p>m²</text:p>
          </table:table-cell>
          <table:table-cell table:style-name="ce9" table:formula="of:=['Parements extérieurs'.F18]" office:value-type="float" office:value="15" calcext:value-type="float">
            <text:p>15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2]*[.R32]" office:value-type="currency" office:currency="EUR" office:value="52.5" calcext:value-type="currency">
            <text:p>52,50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/>
          <table:table-cell table:style-name="ce9" office:value-type="string" calcext:value-type="string">
            <text:p>L = 2,5m / l = 0.12</text:p>
          </table:table-cell>
          <table:table-cell table:style-name="ce9" table:formula="of:=['Parements extérieurs'.D19]" office:value-type="float" office:value="4.5" calcext:value-type="float">
            <text:p>4,5</text:p>
          </table:table-cell>
          <table:table-cell office:value-type="string" calcext:value-type="string">
            <text:p>m²</text:p>
          </table:table-cell>
          <table:table-cell table:style-name="ce9" table:formula="of:=['Parements extérieurs'.F19]" office:value-type="float" office:value="15" calcext:value-type="float">
            <text:p>15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3]*[.R33]" office:value-type="currency" office:currency="EUR" office:value="45" calcext:value-type="currency">
            <text:p>45,00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table:style-name="ce14"/>
          <table:table-cell table:style-name="ce18" office:value-type="string" calcext:value-type="string">
            <text:p>L = 2,1m / l = 0.18</text:p>
          </table:table-cell>
          <table:table-cell table:style-name="ce18" table:formula="of:=['Parements extérieurs'.D20]" office:value-type="float" office:value="4.158" calcext:value-type="float">
            <text:p>4,158</text:p>
          </table:table-cell>
          <table:table-cell table:style-name="ce26" office:value-type="string" calcext:value-type="string">
            <text:p>m²</text:p>
          </table:table-cell>
          <table:table-cell table:style-name="ce18" table:formula="of:=['Parements extérieurs'.F20]" office:value-type="float" office:value="11" calcext:value-type="float">
            <text:p>11</text:p>
          </table:table-cell>
          <table:table-cell table:style-name="ce26" office:value-type="string" calcext:value-type="string">
            <text:p>déjà coupé</text:p>
          </table:table-cell>
          <table:table-cell table:style-name="ce14" table:number-columns-repeated="9"/>
          <table:table-cell table:style-name="ce14" office:value-type="string" calcext:value-type="string">
            <text:p>2 x 4m (= 2 unités)</text:p>
          </table:table-cell>
          <table:table-cell table:style-name="ce14"/>
          <table:table-cell office:value-type="currency" office:currency="EUR" office:value="10" calcext:value-type="currency">
            <text:p>10,00 €</text:p>
          </table:table-cell>
          <table:table-cell table:formula="of:=[.C34]*[.R34]" office:value-type="currency" office:currency="EUR" office:value="41.58" calcext:value-type="currency">
            <text:p>41,58 €</text:p>
          </table:table-cell>
          <table:table-cell table:style-name="ce35" table:number-columns-repeated="4"/>
          <table:table-cell table:style-name="ce14" table:number-columns-repeated="2"/>
          <table:table-cell table:style-name="ce37" table:number-columns-repeated="3"/>
          <table:table-cell table:style-name="ce41"/>
          <table:table-cell table:style-name="ce37" table:number-columns-repeated="3"/>
          <table:table-cell table:style-name="ce14" table:number-columns-repeated="2"/>
          <table:table-cell table:style-name="ce35" table:number-columns-repeated="4"/>
          <table:table-cell table:style-name="ce14" table:number-columns-repeated="986"/>
        </table:table-row>
        <table:table-row table:style-name="ro1">
          <table:table-cell/>
          <table:table-cell table:style-name="ce19" office:value-type="string" calcext:value-type="string">
            <text:p>L = 2,1m / l = 0.16</text:p>
          </table:table-cell>
          <table:table-cell table:style-name="ce19" table:formula="of:=['Parements extérieurs'.D21]" office:value-type="float" office:value="3.696" calcext:value-type="float">
            <text:p>3,696</text:p>
          </table:table-cell>
          <table:table-cell table:style-name="ce27" office:value-type="string" calcext:value-type="string">
            <text:p>m²</text:p>
          </table:table-cell>
          <table:table-cell table:style-name="ce19" table:formula="of:=['Parements extérieurs'.F21]" office:value-type="float" office:value="11" calcext:value-type="float">
            <text:p>11</text:p>
          </table:table-cell>
          <table:table-cell table:style-name="ce27" office:value-type="string" calcext:value-type="string">
            <text:p>déjà coupé</text:p>
          </table:table-cell>
          <table:table-cell table:number-columns-repeated="11"/>
          <table:table-cell office:value-type="currency" office:currency="EUR" office:value="10" calcext:value-type="currency">
            <text:p>10,00 €</text:p>
          </table:table-cell>
          <table:table-cell table:formula="of:=[.C35]*[.R35]" office:value-type="currency" office:currency="EUR" office:value="36.96" calcext:value-type="currency">
            <text:p>36,96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table:style-name="ce14"/>
          <table:table-cell table:style-name="ce18" office:value-type="string" calcext:value-type="string">
            <text:p>L = 2,1m / l = 0.14</text:p>
          </table:table-cell>
          <table:table-cell table:style-name="ce18" table:formula="of:=['Parements extérieurs'.D22]" office:value-type="float" office:value="3.234" calcext:value-type="float">
            <text:p>3,234</text:p>
          </table:table-cell>
          <table:table-cell table:style-name="ce26" office:value-type="string" calcext:value-type="string">
            <text:p>m²</text:p>
          </table:table-cell>
          <table:table-cell table:style-name="ce18" table:formula="of:=['Parements extérieurs'.F22]" office:value-type="float" office:value="11" calcext:value-type="float">
            <text:p>11</text:p>
          </table:table-cell>
          <table:table-cell table:style-name="ce26" office:value-type="string" calcext:value-type="string">
            <text:p>déjà coupé</text:p>
          </table:table-cell>
          <table:table-cell table:style-name="ce14" table:number-columns-repeated="9"/>
          <table:table-cell table:style-name="ce14" office:value-type="string" calcext:value-type="string">
            <text:p>5 x 4m (= 5 unités)</text:p>
          </table:table-cell>
          <table:table-cell table:style-name="ce14"/>
          <table:table-cell office:value-type="currency" office:currency="EUR" office:value="10" calcext:value-type="currency">
            <text:p>10,00 €</text:p>
          </table:table-cell>
          <table:table-cell table:formula="of:=[.C36]*[.R36]" office:value-type="currency" office:currency="EUR" office:value="32.34" calcext:value-type="currency">
            <text:p>32,34 €</text:p>
          </table:table-cell>
          <table:table-cell table:style-name="ce35" table:number-columns-repeated="4"/>
          <table:table-cell table:style-name="ce14" table:number-columns-repeated="2"/>
          <table:table-cell table:style-name="ce37" table:number-columns-repeated="3"/>
          <table:table-cell table:style-name="ce41"/>
          <table:table-cell table:style-name="ce37" table:number-columns-repeated="3"/>
          <table:table-cell table:style-name="ce14" table:number-columns-repeated="2"/>
          <table:table-cell table:style-name="ce35" table:number-columns-repeated="4"/>
          <table:table-cell table:style-name="ce14" table:number-columns-repeated="986"/>
        </table:table-row>
        <table:table-row table:style-name="ro1">
          <table:table-cell/>
          <table:table-cell table:style-name="ce19" office:value-type="string" calcext:value-type="string">
            <text:p>L = 2,1m / l = 0.12</text:p>
          </table:table-cell>
          <table:table-cell table:style-name="ce19" table:formula="of:=['Parements extérieurs'.D23]" office:value-type="float" office:value="2.772" calcext:value-type="float">
            <text:p>2,772</text:p>
          </table:table-cell>
          <table:table-cell table:style-name="ce27" office:value-type="string" calcext:value-type="string">
            <text:p>m²</text:p>
          </table:table-cell>
          <table:table-cell table:style-name="ce19" table:formula="of:=['Parements extérieurs'.F23]" office:value-type="float" office:value="11" calcext:value-type="float">
            <text:p>11</text:p>
          </table:table-cell>
          <table:table-cell table:style-name="ce27" office:value-type="string" calcext:value-type="string">
            <text:p>déjà coupé</text:p>
          </table:table-cell>
          <table:table-cell table:number-columns-repeated="11"/>
          <table:table-cell office:value-type="currency" office:currency="EUR" office:value="10" calcext:value-type="currency">
            <text:p>10,00 €</text:p>
          </table:table-cell>
          <table:table-cell table:formula="of:=[.C37]*[.R37]" office:value-type="currency" office:currency="EUR" office:value="27.72" calcext:value-type="currency">
            <text:p>27,72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9" office:value-type="string" calcext:value-type="string">
            <text:p>L = 2,5m</text:p>
          </table:table-cell>
          <table:table-cell table:style-name="ce9" table:formula="of:=['Parements extérieurs'.D24]"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table:style-name="ce9" table:formula="of:=['Parements extérieurs'.F24]" office:value-type="float" office:value="60" calcext:value-type="float">
            <text:p>60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38]*[.R38]" office:value-type="currency" office:currency="EUR" office:value="73.8" calcext:value-type="currency">
            <text:p>73,80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/>
          <table:table-cell table:style-name="ce9" office:value-type="string" calcext:value-type="string">
            <text:p>L = 2,1m</text:p>
          </table:table-cell>
          <table:table-cell table:style-name="ce9" table:formula="of:=['Parements extérieurs'.D25]" office:value-type="float" office:value="92.4" calcext:value-type="float">
            <text:p>92,4</text:p>
          </table:table-cell>
          <table:table-cell office:value-type="string" calcext:value-type="string">
            <text:p>ml</text:p>
          </table:table-cell>
          <table:table-cell table:style-name="ce9" table:formula="of:=['Parements extérieurs'.F25]" office:value-type="float" office:value="44" calcext:value-type="float">
            <text:p>44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39]*[.R39]" office:value-type="currency" office:currency="EUR" office:value="45.4608" calcext:value-type="currency">
            <text:p>45,46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number-columns-repeated="20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15" office:value-type="string" calcext:value-type="string">
            <text:p>L = 1m / l = 0.18</text:p>
          </table:table-cell>
          <table:table-cell table:style-name="ce15" table:formula="of:=['Parements extérieurs'.D27]" office:value-type="float" office:value="7.02" calcext:value-type="float">
            <text:p>7,02</text:p>
          </table:table-cell>
          <table:table-cell table:style-name="ce25" office:value-type="string" calcext:value-type="string">
            <text:p>m²</text:p>
          </table:table-cell>
          <table:table-cell table:style-name="ce15" table:formula="of:=['Parements extérieurs'.F27]" office:value-type="float" office:value="39" calcext:value-type="float">
            <text:p>39</text:p>
          </table:table-cell>
          <table:table-cell table:number-columns-repeated="10"/>
          <table:table-cell table:style-name="ce25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1]*[.R41]" office:value-type="currency" office:currency="EUR" office:value="70.2" calcext:value-type="currency">
            <text:p>70,20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office:value-type="string" calcext:value-type="string">
            <text:p>Nord</text:p>
          </table:table-cell>
          <table:table-cell table:style-name="ce15" office:value-type="string" calcext:value-type="string">
            <text:p>L = 1m / l = 0.16</text:p>
          </table:table-cell>
          <table:table-cell table:style-name="ce15" table:formula="of:=['Parements extérieurs'.D28]" office:value-type="float" office:value="6.24" calcext:value-type="float">
            <text:p>6,24</text:p>
          </table:table-cell>
          <table:table-cell table:style-name="ce25" office:value-type="string" calcext:value-type="string">
            <text:p>m²</text:p>
          </table:table-cell>
          <table:table-cell table:style-name="ce15" table:formula="of:=['Parements extérieurs'.F28]" office:value-type="float" office:value="39" calcext:value-type="float">
            <text:p>39</text:p>
          </table:table-cell>
          <table:table-cell table:number-columns-repeated="10"/>
          <table:table-cell table:style-name="ce25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2]*[.R42]" office:value-type="currency" office:currency="EUR" office:value="62.4" calcext:value-type="currency">
            <text:p>62,40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table:formula="of:=SUM([.C41:.C44])" office:value-type="float" office:value="23.4" calcext:value-type="float">
            <text:p>23,4</text:p>
          </table:table-cell>
          <table:table-cell table:style-name="ce15" office:value-type="string" calcext:value-type="string">
            <text:p>L = 1m / l = 0.14</text:p>
          </table:table-cell>
          <table:table-cell table:style-name="ce15" table:formula="of:=['Parements extérieurs'.D29]" office:value-type="float" office:value="5.46" calcext:value-type="float">
            <text:p>5,46</text:p>
          </table:table-cell>
          <table:table-cell table:style-name="ce25" office:value-type="string" calcext:value-type="string">
            <text:p>m²</text:p>
          </table:table-cell>
          <table:table-cell table:style-name="ce15" table:formula="of:=['Parements extérieurs'.F29]" office:value-type="float" office:value="39" calcext:value-type="float">
            <text:p>39</text:p>
          </table:table-cell>
          <table:table-cell table:number-columns-repeated="10"/>
          <table:table-cell table:style-name="ce25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3]*[.R43]" office:value-type="currency" office:currency="EUR" office:value="54.6" calcext:value-type="currency">
            <text:p>54,60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/>
          <table:table-cell table:style-name="ce15" office:value-type="string" calcext:value-type="string">
            <text:p>L = 1m / l = 0.12</text:p>
          </table:table-cell>
          <table:table-cell table:style-name="ce15" table:formula="of:=['Parements extérieurs'.D30]" office:value-type="float" office:value="4.68" calcext:value-type="float">
            <text:p>4,68</text:p>
          </table:table-cell>
          <table:table-cell table:style-name="ce25" office:value-type="string" calcext:value-type="string">
            <text:p>m²</text:p>
          </table:table-cell>
          <table:table-cell table:style-name="ce15" table:formula="of:=['Parements extérieurs'.F30]" office:value-type="float" office:value="39" calcext:value-type="float">
            <text:p>39</text:p>
          </table:table-cell>
          <table:table-cell table:number-columns-repeated="10"/>
          <table:table-cell table:style-name="ce25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4]*[.R44]" office:value-type="currency" office:currency="EUR" office:value="46.8" calcext:value-type="currency">
            <text:p>46,80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16" office:value-type="string" calcext:value-type="string">
            <text:p>L = 1m</text:p>
          </table:table-cell>
          <table:table-cell table:style-name="ce16" table:formula="of:=['Parements extérieurs'.D31]" office:value-type="float" office:value="156" calcext:value-type="float">
            <text:p>156</text:p>
          </table:table-cell>
          <table:table-cell table:style-name="ce14" office:value-type="string" calcext:value-type="string">
            <text:p>ml</text:p>
          </table:table-cell>
          <table:table-cell table:style-name="ce16" table:formula="of:=['Parements extérieurs'.F31]" office:value-type="float" office:value="156" calcext:value-type="float">
            <text:p>156</text:p>
          </table:table-cell>
          <table:table-cell table:number-columns-repeated="10"/>
          <table:table-cell table:style-name="ce14" office:value-type="string" calcext:value-type="string">
            <text:p>31 x 4m</text:p>
          </table:table-cell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45]*[.R45]" office:value-type="currency" office:currency="EUR" office:value="76.752" calcext:value-type="currency">
            <text:p>76,75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number-columns-repeated="20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0" office:value-type="string" calcext:value-type="string">
            <text:p>L = 1,3m / l = 0.18</text:p>
          </table:table-cell>
          <table:table-cell table:style-name="ce15" table:formula="of:=['Parements extérieurs'.D33]" office:value-type="float" office:value="2.106" calcext:value-type="float">
            <text:p>2,106</text:p>
          </table:table-cell>
          <table:table-cell table:style-name="ce25" office:value-type="string" calcext:value-type="string">
            <text:p>m²</text:p>
          </table:table-cell>
          <table:table-cell table:style-name="ce15" table:formula="of:=['Parements extérieurs'.F33]" office:value-type="float" office:value="9" calcext:value-type="float">
            <text:p>9</text:p>
          </table:table-cell>
          <table:table-cell table:number-columns-repeated="10"/>
          <table:table-cell table:style-name="ce25" office:value-type="string" calcext:value-type="string">
            <text:p>3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7]*[.R47]" office:value-type="currency" office:currency="EUR" office:value="21.06" calcext:value-type="currency">
            <text:p>21,06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office:value-type="string" calcext:value-type="string">
            <text:p>Sud Musique</text:p>
          </table:table-cell>
          <table:table-cell table:style-name="ce20" office:value-type="string" calcext:value-type="string">
            <text:p>L = 1,3m / l = 0.16</text:p>
          </table:table-cell>
          <table:table-cell table:style-name="ce15" table:formula="of:=['Parements extérieurs'.D34]" office:value-type="float" office:value="1.872" calcext:value-type="float">
            <text:p>1,872</text:p>
          </table:table-cell>
          <table:table-cell table:style-name="ce25" office:value-type="string" calcext:value-type="string">
            <text:p>m²</text:p>
          </table:table-cell>
          <table:table-cell table:style-name="ce15" table:formula="of:=['Parements extérieurs'.F34]" office:value-type="float" office:value="9" calcext:value-type="float">
            <text:p>9</text:p>
          </table:table-cell>
          <table:table-cell table:number-columns-repeated="10"/>
          <table:table-cell table:style-name="ce25" office:value-type="string" calcext:value-type="string">
            <text:p>3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8]*[.R48]" office:value-type="currency" office:currency="EUR" office:value="18.72" calcext:value-type="currency">
            <text:p>18,72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table:formula="of:=SUM([.C47:.C50])" office:value-type="float" office:value="7.02" calcext:value-type="float">
            <text:p>7,02</text:p>
          </table:table-cell>
          <table:table-cell table:style-name="ce20" office:value-type="string" calcext:value-type="string">
            <text:p>L = 1,3m / l = 0.14</text:p>
          </table:table-cell>
          <table:table-cell table:style-name="ce15" table:formula="of:=['Parements extérieurs'.D35]" office:value-type="float" office:value="1.638" calcext:value-type="float">
            <text:p>1,638</text:p>
          </table:table-cell>
          <table:table-cell table:style-name="ce25" office:value-type="string" calcext:value-type="string">
            <text:p>m²</text:p>
          </table:table-cell>
          <table:table-cell table:style-name="ce15" table:formula="of:=['Parements extérieurs'.F35]" office:value-type="float" office:value="9" calcext:value-type="float">
            <text:p>9</text:p>
          </table:table-cell>
          <table:table-cell table:number-columns-repeated="10"/>
          <table:table-cell table:style-name="ce25" office:value-type="string" calcext:value-type="string">
            <text:p>3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9]*[.R49]" office:value-type="currency" office:currency="EUR" office:value="16.38" calcext:value-type="currency">
            <text:p>16,38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/>
          <table:table-cell table:style-name="ce20" office:value-type="string" calcext:value-type="string">
            <text:p>L = 1,3m / l = 0.12</text:p>
          </table:table-cell>
          <table:table-cell table:style-name="ce15" table:formula="of:=['Parements extérieurs'.D36]" office:value-type="float" office:value="1.404" calcext:value-type="float">
            <text:p>1,404</text:p>
          </table:table-cell>
          <table:table-cell table:style-name="ce25" office:value-type="string" calcext:value-type="string">
            <text:p>m²</text:p>
          </table:table-cell>
          <table:table-cell table:style-name="ce15" table:formula="of:=['Parements extérieurs'.F36]" office:value-type="float" office:value="9" calcext:value-type="float">
            <text:p>9</text:p>
          </table:table-cell>
          <table:table-cell table:number-columns-repeated="10"/>
          <table:table-cell table:style-name="ce25" office:value-type="string" calcext:value-type="string">
            <text:p>3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50]*[.R50]" office:value-type="currency" office:currency="EUR" office:value="14.04" calcext:value-type="currency">
            <text:p>14,04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9" office:value-type="string" calcext:value-type="string">
            <text:p>L = 1,3m</text:p>
          </table:table-cell>
          <table:table-cell table:style-name="ce9" table:formula="of:=['Parements extérieurs'.D37]" office:value-type="float" office:value="46.8" calcext:value-type="float">
            <text:p>46,8</text:p>
          </table:table-cell>
          <table:table-cell office:value-type="string" calcext:value-type="string">
            <text:p>ml</text:p>
          </table:table-cell>
          <table:table-cell table:style-name="ce9" table:formula="of:=['Parements extérieurs'.F37]" office:value-type="float" office:value="36" calcext:value-type="float">
            <text:p>36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51]*[.R51]" office:value-type="currency" office:currency="EUR" office:value="23.0256" calcext:value-type="currency">
            <text:p>23,03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number-columns-repeated="20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1" office:value-type="string" calcext:value-type="string">
            <text:p>L = 2,8m / l = 0.18</text:p>
          </table:table-cell>
          <table:table-cell table:style-name="ce9" table:formula="of:=['Parements extérieurs'.D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table:style-name="ce9" table:formula="of:=['Parements extérieurs'.F39]" office:value-type="float" office:value="3" calcext:value-type="float">
            <text:p>3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53]*[.R53]" office:value-type="currency" office:currency="EUR" office:value="15.12" calcext:value-type="currency">
            <text:p>15,12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office:value-type="string" calcext:value-type="string">
            <text:p>Sas</text:p>
          </table:table-cell>
          <table:table-cell table:style-name="ce21" office:value-type="string" calcext:value-type="string">
            <text:p>L = 2,8m / l = 0.16</text:p>
          </table:table-cell>
          <table:table-cell table:style-name="ce9" table:formula="of:=['Parements extérieurs'.D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table:style-name="ce9" table:formula="of:=['Parements extérieurs'.F40]" office:value-type="float" office:value="3" calcext:value-type="float">
            <text:p>3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54]*[.R54]" office:value-type="currency" office:currency="EUR" office:value="13.44" calcext:value-type="currency">
            <text:p>13,44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table:formula="of:=SUM([.C53:.C56])" office:value-type="float" office:value="5.04" calcext:value-type="float">
            <text:p>5,04</text:p>
          </table:table-cell>
          <table:table-cell table:style-name="ce21" office:value-type="string" calcext:value-type="string">
            <text:p>L = 2,8m / l = 0.14</text:p>
          </table:table-cell>
          <table:table-cell table:style-name="ce9" table:formula="of:=['Parements extérieurs'.D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table:style-name="ce9" table:formula="of:=['Parements extérieurs'.F41]" office:value-type="float" office:value="3" calcext:value-type="float">
            <text:p>3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55]*[.R55]" office:value-type="currency" office:currency="EUR" office:value="11.76" calcext:value-type="currency">
            <text:p>11,76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/>
          <table:table-cell table:style-name="ce21" office:value-type="string" calcext:value-type="string">
            <text:p>L = 2,8m / l = 0.12</text:p>
          </table:table-cell>
          <table:table-cell table:style-name="ce9" table:formula="of:=['Parements extérieurs'.D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table:style-name="ce9" table:formula="of:=['Parements extérieurs'.F42]" office:value-type="float" office:value="3" calcext:value-type="float">
            <text:p>3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56]*[.R56]" office:value-type="currency" office:currency="EUR" office:value="10.08" calcext:value-type="currency">
            <text:p>10,08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9" office:value-type="string" calcext:value-type="string">
            <text:p>L = 2,8m</text:p>
          </table:table-cell>
          <table:table-cell table:style-name="ce9" table:formula="of:=['Parements extérieurs'.D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table:style-name="ce9" table:formula="of:=['Parements extérieurs'.F43]" office:value-type="float" office:value="12" calcext:value-type="float">
            <text:p>12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57]*[.R57]" office:value-type="currency" office:currency="EUR" office:value="16.5312" calcext:value-type="currency">
            <text:p>16,53 €</text:p>
          </table:table-cell>
          <table:table-cell table:number-columns-repeated="6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table:style-name="ce9" table:number-columns-repeated="5"/>
          <table:table-cell table:number-columns-repeated="20"/>
          <table:table-cell table:style-name="ce34" table:number-columns-repeated="3"/>
          <table:table-cell table:style-name="ce25"/>
          <table:table-cell table:style-name="ce34" table:number-columns-repeated="3"/>
          <table:table-cell table:number-columns-repeated="5"/>
          <table:table-cell table:style-name="ce13"/>
          <table:table-cell table:number-columns-repeated="986"/>
        </table:table-row>
        <table:table-row table:style-name="ro1">
          <table:table-cell table:style-name="ce9" table:number-columns-repeated="5"/>
          <table:table-cell table:number-columns-repeated="13"/>
          <table:table-cell table:formula="of:=[.C59]*[.R59]" office:value-type="currency" office:currency="EUR" office:value="0" calcext:value-type="currency">
            <text:p>0,00 €</text:p>
          </table:table-cell>
          <table:table-cell table:formula="of:=[.S59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I59]*[.AH59]" office:value-type="currency" office:currency="EUR" office:value="960" calcext:value-type="currency">
            <text:p>960,00 €</text:p>
          </table:table-cell>
          <table:table-cell table:formula="of:=[.AJ59]*1.2" office:value-type="currency" office:currency="EUR" office:value="1152" calcext:value-type="currency">
            <text:p>1 152,00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15" office:value-type="string" calcext:value-type="string">
            <text:p>xTasseaux</text:p>
          </table:table-cell>
          <table:table-cell table:style-name="ce15" office:value-type="string" calcext:value-type="string">
            <text:p>30x50</text:p>
          </table:table-cell>
          <table:table-cell table:style-name="ce15" table:formula="of:=[$'Parements extérieurs'.D91]" office:value-type="float" office:value="645" calcext:value-type="float">
            <text:p>645</text:p>
          </table:table-cell>
          <table:table-cell table:style-name="ce15" office:value-type="string" calcext:value-type="string">
            <text:p>ml</text:p>
          </table:table-cell>
          <table:table-cell table:style-name="ce9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/>
          <table:table-cell office:value-type="string" calcext:value-type="string">
            <text:p><text:s/>- 10 + 10</text:p>
          </table:table-cell>
          <table:table-cell table:number-columns-repeated="6"/>
          <table:table-cell office:value-type="currency" office:currency="EUR" office:value="0.55" calcext:value-type="currency">
            <text:p>0,55 €</text:p>
          </table:table-cell>
          <table:table-cell table:formula="of:=[.C60]*[.R60]" office:value-type="currency" office:currency="EUR" office:value="354.75" calcext:value-type="currency">
            <text:p>354,75 €</text:p>
          </table:table-cell>
          <table:table-cell table:formula="of:=[.S60]*1.2" office:value-type="currency" office:currency="EUR" office:value="425.7" calcext:value-type="currency">
            <text:p>425,70 €</text:p>
          </table:table-cell>
          <table:table-cell table:style-name="ce34" table:formula="of:=250/585" office:value-type="currency" office:currency="EUR" office:value="0.427350427350427" calcext:value-type="currency">
            <text:p>0,43 €</text:p>
          </table:table-cell>
          <table:table-cell table:style-name="ce34" table:formula="of:=[.C60]*[.U60]" office:value-type="currency" office:currency="EUR" office:value="275.641025641025" calcext:value-type="currency">
            <text:p>275,64 €</text:p>
          </table:table-cell>
          <table:table-cell table:style-name="ce34" table:formula="of:=[.V60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Z60]*[.C60]" office:value-type="currency" office:currency="EUR" office:value="554.7" calcext:value-type="currency">
            <text:p>554,70 €</text:p>
          </table:table-cell>
          <table:table-cell table:formula="of:=[.AA60]*1.2" office:value-type="currency" office:currency="EUR" office:value="665.64" calcext:value-type="currency">
            <text:p>665,64 €</text:p>
          </table:table-cell>
          <table:table-cell/>
          <table:table-cell table:style-name="ce34" table:formula="of:=[.Z60]*0.8" office:value-type="currency" office:currency="EUR" office:value="0.688" calcext:value-type="currency">
            <text:p>0,69 €</text:p>
          </table:table-cell>
          <table:table-cell table:style-name="ce34" table:formula="of:=[.AA60]*0.8" office:value-type="currency" office:currency="EUR" office:value="443.76" calcext:value-type="currency">
            <text:p>443,76 €</text:p>
          </table:table-cell>
          <table:table-cell table:style-name="ce34" table:formula="of:=[.AB60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I60]*[.C60]" office:value-type="currency" office:currency="EUR" office:value="485.9" calcext:value-type="currency">
            <text:p>485,90 €</text:p>
          </table:table-cell>
          <table:table-cell table:formula="of:=[.AJ60]*1.2" office:value-type="currency" office:currency="EUR" office:value="583.08" calcext:value-type="currency">
            <text:p>583,08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9" table:number-columns-repeated="5"/>
          <table:table-cell table:number-columns-repeated="13"/>
          <table:table-cell table:formula="of:=[.C61]*[.R61]" office:value-type="currency" office:currency="EUR" office:value="0" calcext:value-type="currency">
            <text:p>0,00 €</text:p>
          </table:table-cell>
          <table:table-cell table:formula="of:=[.S6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61]*[.C61]" office:value-type="currency" office:currency="EUR" office:value="0" calcext:value-type="currency">
            <text:p>0,00 €</text:p>
          </table:table-cell>
          <table:table-cell table:formula="of:=[.AA61]*1.2" office:value-type="currency" office:currency="EUR" office:value="0" calcext:value-type="currency">
            <text:p>0,00 €</text:p>
          </table:table-cell>
          <table:table-cell/>
          <table:table-cell table:formula="of:=[.Z61]*0.8" office:value-type="currency" office:currency="EUR" office:value="0" calcext:value-type="currency">
            <text:p>0,00 €</text:p>
          </table:table-cell>
          <table:table-cell table:formula="of:=[.AA61]*0.8" office:value-type="currency" office:currency="EUR" office:value="0" calcext:value-type="currency">
            <text:p>0,00 €</text:p>
          </table:table-cell>
          <table:table-cell table:formula="of:=[.AB6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61]*[.C61]" office:value-type="currency" office:currency="EUR" office:value="0" calcext:value-type="currency">
            <text:p>0,00 €</text:p>
          </table:table-cell>
          <table:table-cell table:formula="of:=[.AJ61]*1.2" office:value-type="currency" office:currency="EUR" office:value="0" calcext:value-type="currency">
            <text:p>0,00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9" office:value-type="string" calcext:value-type="string">
            <text:p>Cache-moineaux Douglas (15mm)</text:p>
          </table:table-cell>
          <table:table-cell table:style-name="ce9"/>
          <table:table-cell table:style-name="ce9" table:formula="of:=ROUNDUP(1.1*([$'Parements extérieurs'.D81]+[$'Parements extérieurs'.D82]+[$'Parements extérieurs'.D83]+[$'Parements extérieurs'.D84]+[$'Parements extérieurs'.D85]+[$'Parements extérieurs'.D87]+[$'Parements extérieurs'.D88]+[$'Parements extérieurs'.D89]))" office:value-type="float" office:value="77" calcext:value-type="float">
            <text:p>77</text:p>
          </table:table-cell>
          <table:table-cell table:style-name="ce9" office:value-type="string" calcext:value-type="string">
            <text:p>m²</text:p>
          </table:table-cell>
          <table:table-cell table:style-name="ce9"/>
          <table:table-cell table:number-columns-repeated="12"/>
          <table:table-cell office:value-type="currency" office:currency="EUR" office:value="6.75" calcext:value-type="currency">
            <text:p>6,75 €</text:p>
          </table:table-cell>
          <table:table-cell table:formula="of:=[.C62]*[.R62]" office:value-type="currency" office:currency="EUR" office:value="519.75" calcext:value-type="currency">
            <text:p>519,75 €</text:p>
          </table:table-cell>
          <table:table-cell table:formula="of:=[.S62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Z62]*[.C62]" office:value-type="currency" office:currency="EUR" office:value="0" calcext:value-type="currency">
            <text:p>0,00 €</text:p>
          </table:table-cell>
          <table:table-cell table:formula="of:=[.AA62]*1.2" office:value-type="currency" office:currency="EUR" office:value="0" calcext:value-type="currency">
            <text:p>0,00 €</text:p>
          </table:table-cell>
          <table:table-cell/>
          <table:table-cell table:formula="of:=[.Z62]*0.8" office:value-type="currency" office:currency="EUR" office:value="0" calcext:value-type="currency">
            <text:p>0,00 €</text:p>
          </table:table-cell>
          <table:table-cell table:formula="of:=[.AA62]*0.8" office:value-type="currency" office:currency="EUR" office:value="0" calcext:value-type="currency">
            <text:p>0,00 €</text:p>
          </table:table-cell>
          <table:table-cell table:formula="of:=[.AB62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34" table:formula="of:=2.03/3" office:value-type="currency" office:currency="EUR" office:value="0.676666666666667" calcext:value-type="currency">
            <text:p>0,68 €</text:p>
          </table:table-cell>
          <table:table-cell table:style-name="ce34" table:formula="of:=[.AI62]*[.C62]" office:value-type="currency" office:currency="EUR" office:value="52.1033333333333" calcext:value-type="currency">
            <text:p>52,10 €</text:p>
          </table:table-cell>
          <table:table-cell table:style-name="ce34" table:formula="of:=[.AJ62]*1.2" office:value-type="currency" office:currency="EUR" office:value="62.524" calcext:value-type="currency">
            <text:p>62,52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9" table:number-columns-repeated="5"/>
          <table:table-cell table:number-columns-repeated="13"/>
          <table:table-cell table:formula="of:=[.C63]*[.R63]" office:value-type="currency" office:currency="EUR" office:value="0" calcext:value-type="currency">
            <text:p>0,00 €</text:p>
          </table:table-cell>
          <table:table-cell table:formula="of:=[.S63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63]*[.C63]" office:value-type="currency" office:currency="EUR" office:value="0" calcext:value-type="currency">
            <text:p>0,00 €</text:p>
          </table:table-cell>
          <table:table-cell table:formula="of:=[.AA63]*1.2" office:value-type="currency" office:currency="EUR" office:value="0" calcext:value-type="currency">
            <text:p>0,00 €</text:p>
          </table:table-cell>
          <table:table-cell/>
          <table:table-cell table:formula="of:=[.Z63]*0.8" office:value-type="currency" office:currency="EUR" office:value="0" calcext:value-type="currency">
            <text:p>0,00 €</text:p>
          </table:table-cell>
          <table:table-cell table:formula="of:=[.AA63]*0.8" office:value-type="currency" office:currency="EUR" office:value="0" calcext:value-type="currency">
            <text:p>0,00 €</text:p>
          </table:table-cell>
          <table:table-cell table:formula="of:=[.AB6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63]*[.C63]" office:value-type="currency" office:currency="EUR" office:value="0" calcext:value-type="currency">
            <text:p>0,00 €</text:p>
          </table:table-cell>
          <table:table-cell table:formula="of:=[.AJ63]*1.2" office:value-type="currency" office:currency="EUR" office:value="0" calcext:value-type="currency">
            <text:p>0,00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15" office:value-type="string" calcext:value-type="string">
            <text:p>X Poteaux Douglas Hors Aubier</text:p>
          </table:table-cell>
          <table:table-cell table:style-name="ce15" office:value-type="string" calcext:value-type="string">
            <text:p>10x10x3000</text:p>
          </table:table-cell>
          <table:table-cell table:style-name="ce15" table:formula="of:=[$Casquette.C4]" office:value-type="float" office:value="3" calcext:value-type="float">
            <text:p>3</text:p>
          </table:table-cell>
          <table:table-cell table:style-name="ce15" office:value-type="string" calcext:value-type="string">
            <text:p>u</text:p>
          </table:table-cell>
          <table:table-cell table:style-name="ce15" office:value-type="float" office:value="3" calcext:value-type="float">
            <text:p>3</text:p>
          </table:table-cell>
          <table:table-cell table:style-name="ce25" office:value-type="string" calcext:value-type="string">
            <text:p>Pergola</text:p>
          </table:table-cell>
          <table:table-cell table:number-columns-repeated="10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64]*[.R64]*3" office:value-type="currency" office:currency="EUR" office:value="40.5" calcext:value-type="currency">
            <text:p>40,50 €</text:p>
          </table:table-cell>
          <table:table-cell table:formula="of:=[.S64]*1.2" office:value-type="currency" office:currency="EUR" office:value="48.6" calcext:value-type="currency">
            <text:p>48,60 €</text:p>
          </table:table-cell>
          <table:table-cell table:style-name="ce34" table:formula="of:=[.Q4]*0.1*0.1*3" office:value-type="currency" office:currency="EUR" office:value="12" calcext:value-type="currency">
            <text:p>12,00 €</text:p>
          </table:table-cell>
          <table:table-cell table:style-name="ce34" table:formula="of:=[.C64]*[.U64]" office:value-type="currency" office:currency="EUR" office:value="36" calcext:value-type="currency">
            <text:p>36,00 €</text:p>
          </table:table-cell>
          <table:table-cell table:style-name="ce34" table:formula="of:=[.V64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1*0.1*3" office:value-type="currency" office:currency="EUR" office:value="17.3748" calcext:value-type="currency">
            <text:p>17,37 €</text:p>
          </table:table-cell>
          <table:table-cell table:formula="of:=[.Z64]*[.C64]" office:value-type="currency" office:currency="EUR" office:value="52.1244" calcext:value-type="currency">
            <text:p>52,12 €</text:p>
          </table:table-cell>
          <table:table-cell table:formula="of:=[.AA64]*1.2" office:value-type="currency" office:currency="EUR" office:value="62.54928" calcext:value-type="currency">
            <text:p>62,55 €</text:p>
          </table:table-cell>
          <table:table-cell/>
          <table:table-cell table:style-name="ce34" table:formula="of:=[.Z64]*0.8" office:value-type="currency" office:currency="EUR" office:value="13.89984" calcext:value-type="currency">
            <text:p>13,90 €</text:p>
          </table:table-cell>
          <table:table-cell table:style-name="ce34" table:formula="of:=[.AA64]*0.8" office:value-type="currency" office:currency="EUR" office:value="41.69952" calcext:value-type="currency">
            <text:p>41,70 €</text:p>
          </table:table-cell>
          <table:table-cell table:style-name="ce34" table:formula="of:=[.AB64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I64]*[.C64]" office:value-type="currency" office:currency="EUR" office:value="45" calcext:value-type="currency">
            <text:p>45,00 €</text:p>
          </table:table-cell>
          <table:table-cell table:formula="of:=[.AJ64]*1.2" office:value-type="currency" office:currency="EUR" office:value="54" calcext:value-type="currency">
            <text:p>54,00 €</text:p>
          </table:table-cell>
          <table:table-cell table:style-name="ce34" table:formula="of:=3*2.44*10/8" office:value-type="currency" office:currency="EUR" office:value="9.15" calcext:value-type="currency">
            <text:p>9,15 €</text:p>
          </table:table-cell>
          <table:table-cell table:number-columns-repeated="986"/>
        </table:table-row>
        <table:table-row table:style-name="ro1">
          <table:table-cell table:style-name="ce9" table:number-columns-repeated="5"/>
          <table:table-cell table:number-columns-repeated="13"/>
          <table:table-cell table:formula="of:=[.C65]*[.R65]" office:value-type="currency" office:currency="EUR" office:value="0" calcext:value-type="currency">
            <text:p>0,00 €</text:p>
          </table:table-cell>
          <table:table-cell table:formula="of:=[.S65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65]*[.C65]" office:value-type="currency" office:currency="EUR" office:value="0" calcext:value-type="currency">
            <text:p>0,00 €</text:p>
          </table:table-cell>
          <table:table-cell table:formula="of:=[.AA65]*1.2" office:value-type="currency" office:currency="EUR" office:value="0" calcext:value-type="currency">
            <text:p>0,00 €</text:p>
          </table:table-cell>
          <table:table-cell/>
          <table:table-cell table:formula="of:=[.Z65]*0.8" office:value-type="currency" office:currency="EUR" office:value="0" calcext:value-type="currency">
            <text:p>0,00 €</text:p>
          </table:table-cell>
          <table:table-cell table:formula="of:=[.AA65]*0.8" office:value-type="currency" office:currency="EUR" office:value="0" calcext:value-type="currency">
            <text:p>0,00 €</text:p>
          </table:table-cell>
          <table:table-cell table:formula="of:=[.AB6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65]*[.C65]" office:value-type="currency" office:currency="EUR" office:value="0" calcext:value-type="currency">
            <text:p>0,00 €</text:p>
          </table:table-cell>
          <table:table-cell table:formula="of:=[.AJ65]*1.2" office:value-type="currency" office:currency="EUR" office:value="0" calcext:value-type="currency">
            <text:p>0,00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9" office:value-type="string" calcext:value-type="string">
            <text:p>Liens Douglas Hors Aubier</text:p>
          </table:table-cell>
          <table:table-cell table:style-name="ce9" table:number-columns-repeated="4"/>
          <table:table-cell table:number-columns-repeated="12"/>
          <table:table-cell office:value-type="currency" office:currency="EUR" office:value="2.1" calcext:value-type="currency">
            <text:p>2,10 €</text:p>
          </table:table-cell>
          <table:table-cell table:formula="of:=[.C66]*[.R66]" office:value-type="currency" office:currency="EUR" office:value="0" calcext:value-type="currency">
            <text:p>0,00 €</text:p>
          </table:table-cell>
          <table:table-cell table:formula="of:=[.S66]*1.2" office:value-type="currency" office:currency="EUR" office:value="0" calcext:value-type="currency">
            <text:p>0,00 €</text:p>
          </table:table-cell>
          <table:table-cell table:style-name="ce34" table:formula="of:=[.Q$4]*0.03*0.15" office:value-type="currency" office:currency="EUR" office:value="1.8" calcext:value-type="currency">
            <text:p>1,80 €</text:p>
          </table:table-cell>
          <table:table-cell table:style-name="ce34" table:formula="of:=[.C66]*[.U66]" office:value-type="currency" office:currency="EUR" office:value="0" calcext:value-type="currency">
            <text:p>0,00 €</text:p>
          </table:table-cell>
          <table:table-cell table:style-name="ce34" table:formula="of:=[.V66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3*0.15" office:value-type="currency" office:currency="EUR" office:value="2.60622" calcext:value-type="currency">
            <text:p>2,61 €</text:p>
          </table:table-cell>
          <table:table-cell table:formula="of:=[.Z66]*[.C66]" office:value-type="currency" office:currency="EUR" office:value="0" calcext:value-type="currency">
            <text:p>0,00 €</text:p>
          </table:table-cell>
          <table:table-cell table:formula="of:=[.AA66]*1.2" office:value-type="currency" office:currency="EUR" office:value="0" calcext:value-type="currency">
            <text:p>0,00 €</text:p>
          </table:table-cell>
          <table:table-cell/>
          <table:table-cell table:formula="of:=[.Z66]*0.8" office:value-type="currency" office:currency="EUR" office:value="2.084976" calcext:value-type="currency">
            <text:p>2,08 €</text:p>
          </table:table-cell>
          <table:table-cell table:formula="of:=[.AA66]*0.8" office:value-type="currency" office:currency="EUR" office:value="0" calcext:value-type="currency">
            <text:p>0,00 €</text:p>
          </table:table-cell>
          <table:table-cell table:formula="of:=[.AB66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I66]*[.C66]" office:value-type="currency" office:currency="EUR" office:value="0" calcext:value-type="currency">
            <text:p>0,00 €</text:p>
          </table:table-cell>
          <table:table-cell table:formula="of:=[.AJ66]*1.2" office:value-type="currency" office:currency="EUR" office:value="0" calcext:value-type="currency">
            <text:p>0,00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50x150x2500</text:p>
          </table:table-cell>
          <table:table-cell table:style-name="ce15" table:formula="of:=[Casquette.C22]" office:value-type="float" office:value="8" calcext:value-type="float">
            <text:p>8</text:p>
          </table:table-cell>
          <table:table-cell table:style-name="ce15" office:value-type="string" calcext:value-type="string">
            <text:p>ml</text:p>
          </table:table-cell>
          <table:table-cell table:style-name="ce15" table:formula="of:=ROUNDUP([.C67]/2.5)" office:value-type="float" office:value="4" calcext:value-type="float">
            <text:p>4</text:p>
          </table:table-cell>
          <table:table-cell table:style-name="ce25" office:value-type="string" calcext:value-type="string">
            <text:p>Pergola</text:p>
          </table:table-cell>
          <table:table-cell table:number-columns-repeated="14"/>
          <table:table-cell table:style-name="ce34" table:number-columns-repeated="3"/>
          <table:table-cell table:number-columns-repeated="14"/>
          <table:table-cell table:style-name="ce13"/>
          <table:table-cell table:number-columns-repeated="986"/>
        </table:table-row>
        <table:table-row table:style-name="ro1">
          <table:table-cell table:style-name="ce9" table:number-columns-repeated="5"/>
          <table:table-cell table:number-columns-repeated="13"/>
          <table:table-cell table:formula="of:=[.C68]*[.R68]" office:value-type="currency" office:currency="EUR" office:value="0" calcext:value-type="currency">
            <text:p>0,00 €</text:p>
          </table:table-cell>
          <table:table-cell table:formula="of:=[.S68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68]*[.C68]" office:value-type="currency" office:currency="EUR" office:value="0" calcext:value-type="currency">
            <text:p>0,00 €</text:p>
          </table:table-cell>
          <table:table-cell table:formula="of:=[.AA68]*1.2" office:value-type="currency" office:currency="EUR" office:value="0" calcext:value-type="currency">
            <text:p>0,00 €</text:p>
          </table:table-cell>
          <table:table-cell/>
          <table:table-cell table:formula="of:=[.Z68]*0.8" office:value-type="currency" office:currency="EUR" office:value="0" calcext:value-type="currency">
            <text:p>0,00 €</text:p>
          </table:table-cell>
          <table:table-cell table:formula="of:=[.AA68]*0.8" office:value-type="currency" office:currency="EUR" office:value="0" calcext:value-type="currency">
            <text:p>0,00 €</text:p>
          </table:table-cell>
          <table:table-cell table:formula="of:=[.AB6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68]*[.C68]" office:value-type="currency" office:currency="EUR" office:value="0" calcext:value-type="currency">
            <text:p>0,00 €</text:p>
          </table:table-cell>
          <table:table-cell table:formula="of:=[.AJ68]*1.2" office:value-type="currency" office:currency="EUR" office:value="0" calcext:value-type="currency">
            <text:p>0,00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15" office:value-type="string" calcext:value-type="string">
            <text:p>X Solives Hors Aubier</text:p>
          </table:table-cell>
          <table:table-cell table:style-name="ce15" office:value-type="string" calcext:value-type="string">
            <text:p>30x150x3200</text:p>
          </table:table-cell>
          <table:table-cell table:style-name="ce15" table:formula="of:=[$Casquette.C7]" office:value-type="float" office:value="36" calcext:value-type="float">
            <text:p>36</text:p>
          </table:table-cell>
          <table:table-cell table:style-name="ce15" office:value-type="string" calcext:value-type="string">
            <text:p>ml</text:p>
          </table:table-cell>
          <table:table-cell table:style-name="ce15" table:formula="of:=ROUNDUP([.C69]/3.2)" office:value-type="float" office:value="12" calcext:value-type="float">
            <text:p>12</text:p>
          </table:table-cell>
          <table:table-cell table:style-name="ce25"/>
          <table:table-cell table:number-columns-repeated="11"/>
          <table:table-cell office:value-type="currency" office:currency="EUR" office:value="2.1" calcext:value-type="currency">
            <text:p>2,10 €</text:p>
          </table:table-cell>
          <table:table-cell table:formula="of:=[.C69]*[.R69]" office:value-type="currency" office:currency="EUR" office:value="75.6" calcext:value-type="currency">
            <text:p>75,60 €</text:p>
          </table:table-cell>
          <table:table-cell table:formula="of:=[.S69]*1.2" office:value-type="currency" office:currency="EUR" office:value="90.72" calcext:value-type="currency">
            <text:p>90,72 €</text:p>
          </table:table-cell>
          <table:table-cell table:style-name="ce34" table:formula="of:=[.Q$4]*0.03*0.15" office:value-type="currency" office:currency="EUR" office:value="1.8" calcext:value-type="currency">
            <text:p>1,80 €</text:p>
          </table:table-cell>
          <table:table-cell table:style-name="ce34" table:formula="of:=[.C69]*[.U69]" office:value-type="currency" office:currency="EUR" office:value="64.8" calcext:value-type="currency">
            <text:p>64,80 €</text:p>
          </table:table-cell>
          <table:table-cell table:style-name="ce34" table:formula="of:=[.V69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3*0.15" office:value-type="currency" office:currency="EUR" office:value="2.60622" calcext:value-type="currency">
            <text:p>2,61 €</text:p>
          </table:table-cell>
          <table:table-cell table:formula="of:=[.Z69]*[.C69]" office:value-type="currency" office:currency="EUR" office:value="93.82392" calcext:value-type="currency">
            <text:p>93,82 €</text:p>
          </table:table-cell>
          <table:table-cell table:formula="of:=[.AA69]*1.2" office:value-type="currency" office:currency="EUR" office:value="112.588704" calcext:value-type="currency">
            <text:p>112,59 €</text:p>
          </table:table-cell>
          <table:table-cell/>
          <table:table-cell table:formula="of:=[.Z69]*0.8" office:value-type="currency" office:currency="EUR" office:value="2.084976" calcext:value-type="currency">
            <text:p>2,08 €</text:p>
          </table:table-cell>
          <table:table-cell table:formula="of:=[.AA69]*0.8" office:value-type="currency" office:currency="EUR" office:value="75.059136" calcext:value-type="currency">
            <text:p>75,06 €</text:p>
          </table:table-cell>
          <table:table-cell table:formula="of:=[.AB69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I69]*[.C69]" office:value-type="currency" office:currency="EUR" office:value="94.0114285714286" calcext:value-type="currency">
            <text:p>94,01 €</text:p>
          </table:table-cell>
          <table:table-cell table:formula="of:=[.AJ69]*1.2" office:value-type="currency" office:currency="EUR" office:value="112.813714285714" calcext:value-type="currency">
            <text:p>112,81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9"/>
          <table:table-cell table:style-name="ce15" office:value-type="string" calcext:value-type="string">
            <text:p>30x150x2200</text:p>
          </table:table-cell>
          <table:table-cell table:style-name="ce15" table:formula="of:=[Casquette.C19]" office:value-type="float" office:value="19.152" calcext:value-type="float">
            <text:p>19,152</text:p>
          </table:table-cell>
          <table:table-cell table:style-name="ce15" office:value-type="string" calcext:value-type="string">
            <text:p>ml</text:p>
          </table:table-cell>
          <table:table-cell table:style-name="ce15" table:formula="of:=ROUNDUP([.C70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8"/>
          <table:table-cell office:value-type="currency" office:currency="EUR" office:value="2.1" calcext:value-type="currency">
            <text:p>2,10 €</text:p>
          </table:table-cell>
          <table:table-cell table:formula="of:=[.C70]*[.R70]" office:value-type="currency" office:currency="EUR" office:value="40.2192" calcext:value-type="currency">
            <text:p>40,22 €</text:p>
          </table:table-cell>
          <table:table-cell table:formula="of:=[.S70]*1.2" office:value-type="currency" office:currency="EUR" office:value="48.26304" calcext:value-type="currency">
            <text:p>48,26 €</text:p>
          </table:table-cell>
          <table:table-cell table:style-name="ce34" table:formula="of:=[.Q$4]*0.03*0.15" office:value-type="currency" office:currency="EUR" office:value="1.8" calcext:value-type="currency">
            <text:p>1,80 €</text:p>
          </table:table-cell>
          <table:table-cell table:style-name="ce34" table:formula="of:=[.C70]*[.U70]" office:value-type="currency" office:currency="EUR" office:value="34.4736" calcext:value-type="currency">
            <text:p>34,47 €</text:p>
          </table:table-cell>
          <table:table-cell table:style-name="ce34" table:formula="of:=[.V70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3*0.15" office:value-type="currency" office:currency="EUR" office:value="2.60622" calcext:value-type="currency">
            <text:p>2,61 €</text:p>
          </table:table-cell>
          <table:table-cell table:formula="of:=[.Z70]*[.C70]" office:value-type="currency" office:currency="EUR" office:value="49.91432544" calcext:value-type="currency">
            <text:p>49,91 €</text:p>
          </table:table-cell>
          <table:table-cell table:formula="of:=[.AA70]*1.2" office:value-type="currency" office:currency="EUR" office:value="59.897190528" calcext:value-type="currency">
            <text:p>59,90 €</text:p>
          </table:table-cell>
          <table:table-cell/>
          <table:table-cell table:formula="of:=[.Z70]*0.8" office:value-type="currency" office:currency="EUR" office:value="2.084976" calcext:value-type="currency">
            <text:p>2,08 €</text:p>
          </table:table-cell>
          <table:table-cell table:formula="of:=[.AA70]*0.8" office:value-type="currency" office:currency="EUR" office:value="39.931460352" calcext:value-type="currency">
            <text:p>39,93 €</text:p>
          </table:table-cell>
          <table:table-cell table:formula="of:=[.AB70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I70]*[.C70]" office:value-type="currency" office:currency="EUR" office:value="49.98672" calcext:value-type="currency">
            <text:p>49,99 €</text:p>
          </table:table-cell>
          <table:table-cell table:formula="of:=[.AJ70]*1.2" office:value-type="currency" office:currency="EUR" office:value="59.984064" calcext:value-type="currency">
            <text:p>59,98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9" table:number-columns-repeated="5"/>
          <table:table-cell table:number-columns-repeated="12"/>
          <table:table-cell office:value-type="currency" office:currency="EUR" office:value="2.1" calcext:value-type="currency">
            <text:p>2,10 €</text:p>
          </table:table-cell>
          <table:table-cell table:formula="of:=[.C71]*[.R71]" office:value-type="currency" office:currency="EUR" office:value="0" calcext:value-type="currency">
            <text:p>0,00 €</text:p>
          </table:table-cell>
          <table:table-cell table:formula="of:=[.S71]*1.2" office:value-type="currency" office:currency="EUR" office:value="0" calcext:value-type="currency">
            <text:p>0,00 €</text:p>
          </table:table-cell>
          <table:table-cell table:style-name="ce34" table:formula="of:=[.Q$4]*0.03*0.15" office:value-type="currency" office:currency="EUR" office:value="1.8" calcext:value-type="currency">
            <text:p>1,80 €</text:p>
          </table:table-cell>
          <table:table-cell table:style-name="ce34" table:formula="of:=[.C71]*[.U71]" office:value-type="currency" office:currency="EUR" office:value="0" calcext:value-type="currency">
            <text:p>0,00 €</text:p>
          </table:table-cell>
          <table:table-cell table:style-name="ce34" table:formula="of:=[.V71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3*0.15" office:value-type="currency" office:currency="EUR" office:value="2.60622" calcext:value-type="currency">
            <text:p>2,61 €</text:p>
          </table:table-cell>
          <table:table-cell table:formula="of:=[.Z71]*[.C71]" office:value-type="currency" office:currency="EUR" office:value="0" calcext:value-type="currency">
            <text:p>0,00 €</text:p>
          </table:table-cell>
          <table:table-cell table:formula="of:=[.AA71]*1.2" office:value-type="currency" office:currency="EUR" office:value="0" calcext:value-type="currency">
            <text:p>0,00 €</text:p>
          </table:table-cell>
          <table:table-cell/>
          <table:table-cell table:formula="of:=[.Z71]*0.8" office:value-type="currency" office:currency="EUR" office:value="2.084976" calcext:value-type="currency">
            <text:p>2,08 €</text:p>
          </table:table-cell>
          <table:table-cell table:formula="of:=[.AA71]*0.8" office:value-type="currency" office:currency="EUR" office:value="0" calcext:value-type="currency">
            <text:p>0,00 €</text:p>
          </table:table-cell>
          <table:table-cell table:formula="of:=[.AB7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I71]*[.C71]" office:value-type="currency" office:currency="EUR" office:value="0" calcext:value-type="currency">
            <text:p>0,00 €</text:p>
          </table:table-cell>
          <table:table-cell table:formula="of:=[.AJ71]*1.2" office:value-type="currency" office:currency="EUR" office:value="0" calcext:value-type="currency">
            <text:p>0,00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9" table:number-columns-repeated="5"/>
          <table:table-cell table:number-columns-repeated="13"/>
          <table:table-cell table:formula="of:=[.C72]*[.R72]" office:value-type="currency" office:currency="EUR" office:value="0" calcext:value-type="currency">
            <text:p>0,00 €</text:p>
          </table:table-cell>
          <table:table-cell table:formula="of:=[.S7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72]*[.C72]" office:value-type="currency" office:currency="EUR" office:value="0" calcext:value-type="currency">
            <text:p>0,00 €</text:p>
          </table:table-cell>
          <table:table-cell table:formula="of:=[.AA72]*1.2" office:value-type="currency" office:currency="EUR" office:value="0" calcext:value-type="currency">
            <text:p>0,00 €</text:p>
          </table:table-cell>
          <table:table-cell/>
          <table:table-cell table:formula="of:=[.Z72]*0.8" office:value-type="currency" office:currency="EUR" office:value="0" calcext:value-type="currency">
            <text:p>0,00 €</text:p>
          </table:table-cell>
          <table:table-cell table:formula="of:=[.AA72]*0.8" office:value-type="currency" office:currency="EUR" office:value="0" calcext:value-type="currency">
            <text:p>0,00 €</text:p>
          </table:table-cell>
          <table:table-cell table:formula="of:=[.AB7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72]*[.C72]" office:value-type="currency" office:currency="EUR" office:value="0" calcext:value-type="currency">
            <text:p>0,00 €</text:p>
          </table:table-cell>
          <table:table-cell table:formula="of:=[.AJ72]*1.2" office:value-type="currency" office:currency="EUR" office:value="0" calcext:value-type="currency">
            <text:p>0,00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9"/>
          <table:table-cell table:style-name="ce9" office:value-type="string" calcext:value-type="string">
            <text:p>50x150x2000</text:p>
          </table:table-cell>
          <table:table-cell table:style-name="ce9" table:formula="of:=[$Casquette.C8]+[$Casquette.C15]+[$Carport.P21]" office:value-type="float" office:value="46" calcext:value-type="float">
            <text:p>46</text:p>
          </table:table-cell>
          <table:table-cell table:style-name="ce9" office:value-type="string" calcext:value-type="string">
            <text:p>ml</text:p>
          </table:table-cell>
          <table:table-cell table:style-name="ce9" table:formula="of:=ROUNDUP([.C73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/>
          <table:table-cell office:value-type="string" calcext:value-type="string">
            <text:p>1x2m</text:p>
          </table:table-cell>
          <table:table-cell table:number-columns-repeated="6"/>
          <table:table-cell office:value-type="currency" office:currency="EUR" office:value="3.4" calcext:value-type="currency">
            <text:p>3,40 €</text:p>
          </table:table-cell>
          <table:table-cell table:formula="of:=[.C73]*[.R73]" office:value-type="currency" office:currency="EUR" office:value="156.4" calcext:value-type="currency">
            <text:p>156,40 €</text:p>
          </table:table-cell>
          <table:table-cell table:formula="of:=[.S73]*1.2" office:value-type="currency" office:currency="EUR" office:value="187.68" calcext:value-type="currency">
            <text:p>187,68 €</text:p>
          </table:table-cell>
          <table:table-cell table:style-name="ce34" office:value-type="currency" office:currency="EUR" office:value="3" calcext:value-type="currency">
            <text:p>3,00 €</text:p>
          </table:table-cell>
          <table:table-cell table:style-name="ce34" table:formula="of:=[.C73]*[.U73]" office:value-type="currency" office:currency="EUR" office:value="138" calcext:value-type="currency">
            <text:p>138,00 €</text:p>
          </table:table-cell>
          <table:table-cell table:style-name="ce34" table:formula="of:=[.V73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3]*[.C73]" office:value-type="currency" office:currency="EUR" office:value="199.8102" calcext:value-type="currency">
            <text:p>199,81 €</text:p>
          </table:table-cell>
          <table:table-cell table:formula="of:=[.AA73]*1.2" office:value-type="currency" office:currency="EUR" office:value="239.77224" calcext:value-type="currency">
            <text:p>239,77 €</text:p>
          </table:table-cell>
          <table:table-cell/>
          <table:table-cell table:formula="of:=[.Z73]*0.8" office:value-type="currency" office:currency="EUR" office:value="3.47496" calcext:value-type="currency">
            <text:p>3,47 €</text:p>
          </table:table-cell>
          <table:table-cell table:formula="of:=[.AA73]*0.8" office:value-type="currency" office:currency="EUR" office:value="159.84816" calcext:value-type="currency">
            <text:p>159,85 €</text:p>
          </table:table-cell>
          <table:table-cell table:formula="of:=[.AB73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I73]*[.C73]" office:value-type="currency" office:currency="EUR" office:value="172.5" calcext:value-type="currency">
            <text:p>172,50 €</text:p>
          </table:table-cell>
          <table:table-cell table:formula="of:=[.AJ73]*1.2" office:value-type="currency" office:currency="EUR" office:value="207" calcext:value-type="currency">
            <text:p>207,00 €</text:p>
          </table:table-cell>
          <table:table-cell table:style-name="ce34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22" office:value-type="string" calcext:value-type="string">
            <text:p>50x150x2500</text:p>
          </table:table-cell>
          <table:table-cell table:style-name="ce22" table:formula="of:=[$Carport.P13]*2.5+[Casquette.C18]" office:value-type="float" office:value="51.5" calcext:value-type="float">
            <text:p>51,5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74]/2.5)" office:value-type="float" office:value="21" calcext:value-type="float">
            <text:p>21</text:p>
          </table:table-cell>
          <table:table-cell table:style-name="ce14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 table:number-columns-repeated="7"/>
          <table:table-cell office:value-type="currency" office:currency="EUR" office:value="3.4" calcext:value-type="currency">
            <text:p>3,40 €</text:p>
          </table:table-cell>
          <table:table-cell table:formula="of:=[.C74]*[.R74]" office:value-type="currency" office:currency="EUR" office:value="175.1" calcext:value-type="currency">
            <text:p>175,10 €</text:p>
          </table:table-cell>
          <table:table-cell table:formula="of:=[.S74]*1.2" office:value-type="currency" office:currency="EUR" office:value="210.12" calcext:value-type="currency">
            <text:p>210,12 €</text:p>
          </table:table-cell>
          <table:table-cell table:style-name="ce34" office:value-type="currency" office:currency="EUR" office:value="3" calcext:value-type="currency">
            <text:p>3,00 €</text:p>
          </table:table-cell>
          <table:table-cell table:style-name="ce34" table:formula="of:=[.C74]*[.U74]" office:value-type="currency" office:currency="EUR" office:value="154.5" calcext:value-type="currency">
            <text:p>154,50 €</text:p>
          </table:table-cell>
          <table:table-cell table:style-name="ce34" table:formula="of:=[.V74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4]*[.C74]" office:value-type="currency" office:currency="EUR" office:value="223.70055" calcext:value-type="currency">
            <text:p>223,70 €</text:p>
          </table:table-cell>
          <table:table-cell table:formula="of:=[.AA74]*1.2" office:value-type="currency" office:currency="EUR" office:value="268.44066" calcext:value-type="currency">
            <text:p>268,44 €</text:p>
          </table:table-cell>
          <table:table-cell/>
          <table:table-cell table:formula="of:=[.Z74]*0.8" office:value-type="currency" office:currency="EUR" office:value="3.47496" calcext:value-type="currency">
            <text:p>3,47 €</text:p>
          </table:table-cell>
          <table:table-cell table:formula="of:=[.AA74]*0.8" office:value-type="currency" office:currency="EUR" office:value="178.96044" calcext:value-type="currency">
            <text:p>178,96 €</text:p>
          </table:table-cell>
          <table:table-cell table:formula="of:=[.AB74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I74]*[.C74]" office:value-type="currency" office:currency="EUR" office:value="193.228" calcext:value-type="currency">
            <text:p>193,23 €</text:p>
          </table:table-cell>
          <table:table-cell table:formula="of:=[.AJ74]*1.2" office:value-type="currency" office:currency="EUR" office:value="231.8736" calcext:value-type="currency">
            <text:p>231,87 €</text:p>
          </table:table-cell>
          <table:table-cell table:style-name="ce34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50x150x2600</text:p>
          </table:table-cell>
          <table:table-cell table:style-name="ce15" table:formula="of:=[$Casquette.C9]+[$Casquette.C12]" office:value-type="float" office:value="32" calcext:value-type="float">
            <text:p>32</text:p>
          </table:table-cell>
          <table:table-cell table:style-name="ce15" office:value-type="string" calcext:value-type="string">
            <text:p>ml</text:p>
          </table:table-cell>
          <table:table-cell table:style-name="ce15" table:formula="of:=ROUNDUP([.C75]/2.6)" office:value-type="float" office:value="13" calcext:value-type="float">
            <text:p>13</text:p>
          </table:table-cell>
          <table:table-cell table:style-name="ce25" office:value-type="string" calcext:value-type="string">
            <text:p>Casquette</text:p>
          </table:table-cell>
          <table:table-cell table:number-columns-repeated="11"/>
          <table:table-cell office:value-type="currency" office:currency="EUR" office:value="3.4" calcext:value-type="currency">
            <text:p>3,40 €</text:p>
          </table:table-cell>
          <table:table-cell table:formula="of:=[.C75]*[.R75]" office:value-type="currency" office:currency="EUR" office:value="108.8" calcext:value-type="currency">
            <text:p>108,80 €</text:p>
          </table:table-cell>
          <table:table-cell table:formula="of:=[.S75]*1.2" office:value-type="currency" office:currency="EUR" office:value="130.56" calcext:value-type="currency">
            <text:p>130,56 €</text:p>
          </table:table-cell>
          <table:table-cell table:style-name="ce34" office:value-type="currency" office:currency="EUR" office:value="3" calcext:value-type="currency">
            <text:p>3,00 €</text:p>
          </table:table-cell>
          <table:table-cell table:style-name="ce34" table:formula="of:=[.C75]*[.U75]" office:value-type="currency" office:currency="EUR" office:value="96" calcext:value-type="currency">
            <text:p>96,00 €</text:p>
          </table:table-cell>
          <table:table-cell table:style-name="ce34" table:formula="of:=[.V75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5]*[.C75]" office:value-type="currency" office:currency="EUR" office:value="138.9984" calcext:value-type="currency">
            <text:p>139,00 €</text:p>
          </table:table-cell>
          <table:table-cell table:formula="of:=[.AA75]*1.2" office:value-type="currency" office:currency="EUR" office:value="166.79808" calcext:value-type="currency">
            <text:p>166,80 €</text:p>
          </table:table-cell>
          <table:table-cell/>
          <table:table-cell table:formula="of:=[.Z75]*0.8" office:value-type="currency" office:currency="EUR" office:value="3.47496" calcext:value-type="currency">
            <text:p>3,47 €</text:p>
          </table:table-cell>
          <table:table-cell table:formula="of:=[.AA75]*0.8" office:value-type="currency" office:currency="EUR" office:value="111.19872" calcext:value-type="currency">
            <text:p>111,20 €</text:p>
          </table:table-cell>
          <table:table-cell table:formula="of:=[.AB75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I75]*[.C75]" office:value-type="currency" office:currency="EUR" office:value="120" calcext:value-type="currency">
            <text:p>120,00 €</text:p>
          </table:table-cell>
          <table:table-cell table:formula="of:=[.AJ75]*1.2" office:value-type="currency" office:currency="EUR" office:value="144" calcext:value-type="currency">
            <text:p>144,00 €</text:p>
          </table:table-cell>
          <table:table-cell table:style-name="ce34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16"/>
          <table:table-cell table:style-name="ce16" office:value-type="string" calcext:value-type="string">
            <text:p>50x150x3500</text:p>
          </table:table-cell>
          <table:table-cell table:style-name="ce16" table:formula="of:=ROUNDUP([Carport.P9]*3.5+[Carport.P10]*3.5)" office:value-type="float" office:value="116" calcext:value-type="float">
            <text:p>116</text:p>
          </table:table-cell>
          <table:table-cell table:style-name="ce16" office:value-type="string" calcext:value-type="string">
            <text:p>ml</text:p>
          </table:table-cell>
          <table:table-cell table:style-name="ce16" table:formula="of:=ROUNDUP([.C76]/3.5)" office:value-type="float" office:value="34" calcext:value-type="float">
            <text:p>34</text:p>
          </table:table-cell>
          <table:table-cell table:style-name="ce14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/>
          <table:table-cell office:value-type="string" calcext:value-type="string">
            <text:p>10x3,5m</text:p>
          </table:table-cell>
          <table:table-cell table:number-columns-repeated="6"/>
          <table:table-cell office:value-type="currency" office:currency="EUR" office:value="3.4" calcext:value-type="currency">
            <text:p>3,40 €</text:p>
          </table:table-cell>
          <table:table-cell table:formula="of:=[.C76]*[.R76]" office:value-type="currency" office:currency="EUR" office:value="394.4" calcext:value-type="currency">
            <text:p>394,40 €</text:p>
          </table:table-cell>
          <table:table-cell table:formula="of:=[.S76]*1.2" office:value-type="currency" office:currency="EUR" office:value="473.28" calcext:value-type="currency">
            <text:p>473,28 €</text:p>
          </table:table-cell>
          <table:table-cell table:style-name="ce34" office:value-type="currency" office:currency="EUR" office:value="3" calcext:value-type="currency">
            <text:p>3,00 €</text:p>
          </table:table-cell>
          <table:table-cell table:style-name="ce34" table:formula="of:=[.C76]*[.U76]" office:value-type="currency" office:currency="EUR" office:value="348" calcext:value-type="currency">
            <text:p>348,00 €</text:p>
          </table:table-cell>
          <table:table-cell table:style-name="ce34" table:formula="of:=[.V76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6]*[.C76]" office:value-type="currency" office:currency="EUR" office:value="503.8692" calcext:value-type="currency">
            <text:p>503,87 €</text:p>
          </table:table-cell>
          <table:table-cell table:formula="of:=[.AA76]*1.2" office:value-type="currency" office:currency="EUR" office:value="604.64304" calcext:value-type="currency">
            <text:p>604,64 €</text:p>
          </table:table-cell>
          <table:table-cell/>
          <table:table-cell table:formula="of:=[.Z76]*0.8" office:value-type="currency" office:currency="EUR" office:value="3.47496" calcext:value-type="currency">
            <text:p>3,47 €</text:p>
          </table:table-cell>
          <table:table-cell table:formula="of:=[.AA76]*0.8" office:value-type="currency" office:currency="EUR" office:value="403.09536" calcext:value-type="currency">
            <text:p>403,10 €</text:p>
          </table:table-cell>
          <table:table-cell table:formula="of:=[.AB76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I76]*[.C76]" office:value-type="currency" office:currency="EUR" office:value="435.165714285714" calcext:value-type="currency">
            <text:p>435,17 €</text:p>
          </table:table-cell>
          <table:table-cell table:formula="of:=[.AJ76]*1.2" office:value-type="currency" office:currency="EUR" office:value="522.198857142857" calcext:value-type="currency">
            <text:p>522,20 €</text:p>
          </table:table-cell>
          <table:table-cell table:style-name="ce34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50x150x4000</text:p>
          </table:table-cell>
          <table:table-cell table:style-name="ce15" table:formula="of:=[Casquette.C14]*4+[Casquette.C13]*4+[Carport.P11]*4" office:value-type="float" office:value="32" calcext:value-type="float">
            <text:p>32</text:p>
          </table:table-cell>
          <table:table-cell table:style-name="ce15" office:value-type="string" calcext:value-type="string">
            <text:p>ml</text:p>
          </table:table-cell>
          <table:table-cell table:style-name="ce15" table:formula="of:=[.C77]/4" office:value-type="float" office:value="8" calcext:value-type="float">
            <text:p>8</text:p>
          </table:table-cell>
          <table:table-cell table:style-name="ce25" office:value-type="string" calcext:value-type="string">
            <text:p>Casquette + Solives débord carport</text:p>
          </table:table-cell>
          <table:table-cell table:number-columns-repeated="11"/>
          <table:table-cell office:value-type="currency" office:currency="EUR" office:value="3.4" calcext:value-type="currency">
            <text:p>3,40 €</text:p>
          </table:table-cell>
          <table:table-cell table:formula="of:=[.C77]*[.R77]" office:value-type="currency" office:currency="EUR" office:value="108.8" calcext:value-type="currency">
            <text:p>108,80 €</text:p>
          </table:table-cell>
          <table:table-cell table:formula="of:=[.S77]*1.2" office:value-type="currency" office:currency="EUR" office:value="130.56" calcext:value-type="currency">
            <text:p>130,56 €</text:p>
          </table:table-cell>
          <table:table-cell table:style-name="ce34" office:value-type="currency" office:currency="EUR" office:value="3" calcext:value-type="currency">
            <text:p>3,00 €</text:p>
          </table:table-cell>
          <table:table-cell table:style-name="ce34" table:formula="of:=[.C77]*[.U77]" office:value-type="currency" office:currency="EUR" office:value="96" calcext:value-type="currency">
            <text:p>96,00 €</text:p>
          </table:table-cell>
          <table:table-cell table:style-name="ce34" table:formula="of:=[.V77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7]*[.C77]" office:value-type="currency" office:currency="EUR" office:value="138.9984" calcext:value-type="currency">
            <text:p>139,00 €</text:p>
          </table:table-cell>
          <table:table-cell table:formula="of:=[.AA77]*1.2" office:value-type="currency" office:currency="EUR" office:value="166.79808" calcext:value-type="currency">
            <text:p>166,80 €</text:p>
          </table:table-cell>
          <table:table-cell/>
          <table:table-cell table:formula="of:=[.Z77]*0.8" office:value-type="currency" office:currency="EUR" office:value="3.47496" calcext:value-type="currency">
            <text:p>3,47 €</text:p>
          </table:table-cell>
          <table:table-cell table:formula="of:=[.AA77]*0.8" office:value-type="currency" office:currency="EUR" office:value="111.19872" calcext:value-type="currency">
            <text:p>111,20 €</text:p>
          </table:table-cell>
          <table:table-cell table:formula="of:=[.AB77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I77]*[.C77]" office:value-type="currency" office:currency="EUR" office:value="120" calcext:value-type="currency">
            <text:p>120,00 €</text:p>
          </table:table-cell>
          <table:table-cell table:formula="of:=[.AJ77]*1.2" office:value-type="currency" office:currency="EUR" office:value="144" calcext:value-type="currency">
            <text:p>144,00 €</text:p>
          </table:table-cell>
          <table:table-cell table:style-name="ce34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50x150x4100</text:p>
          </table:table-cell>
          <table:table-cell table:style-name="ce15" table:formula="of:=[Casquette.C16]" office:value-type="float" office:value="27" calcext:value-type="float">
            <text:p>27</text:p>
          </table:table-cell>
          <table:table-cell table:style-name="ce15" office:value-type="string" calcext:value-type="string">
            <text:p>ml</text:p>
          </table:table-cell>
          <table:table-cell table:style-name="ce15" table:formula="of:=ROUNDUP([.C78]/4.1)" office:value-type="float" office:value="7" calcext:value-type="float">
            <text:p>7</text:p>
          </table:table-cell>
          <table:table-cell table:style-name="ce25" office:value-type="string" calcext:value-type="string">
            <text:p>Casquette</text:p>
          </table:table-cell>
          <table:table-cell table:number-columns-repeated="11"/>
          <table:table-cell office:value-type="currency" office:currency="EUR" office:value="3.4" calcext:value-type="currency">
            <text:p>3,40 €</text:p>
          </table:table-cell>
          <table:table-cell table:formula="of:=[.C78]*[.R78]" office:value-type="currency" office:currency="EUR" office:value="91.8" calcext:value-type="currency">
            <text:p>91,80 €</text:p>
          </table:table-cell>
          <table:table-cell table:formula="of:=[.S78]*1.2" office:value-type="currency" office:currency="EUR" office:value="110.16" calcext:value-type="currency">
            <text:p>110,16 €</text:p>
          </table:table-cell>
          <table:table-cell table:style-name="ce34" table:number-columns-repeated="3"/>
          <table:table-cell table:number-columns-repeated="14"/>
          <table:table-cell table:style-name="ce34"/>
          <table:table-cell table:number-columns-repeated="986"/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50x150x5100</text:p>
          </table:table-cell>
          <table:table-cell table:style-name="ce15" table:formula="of:=[Casquette.C17]" office:value-type="float" office:value="5.1" calcext:value-type="float">
            <text:p>5,1</text:p>
          </table:table-cell>
          <table:table-cell table:style-name="ce15" office:value-type="string" calcext:value-type="string">
            <text:p>ml</text:p>
          </table:table-cell>
          <table:table-cell table:style-name="ce15" table:formula="of:=[.C79]/5.1" office:value-type="float" office:value="1" calcext:value-type="float">
            <text:p>1</text:p>
          </table:table-cell>
          <table:table-cell table:style-name="ce25" office:value-type="string" calcext:value-type="string">
            <text:p>Casquette</text:p>
          </table:table-cell>
          <table:table-cell table:number-columns-repeated="11"/>
          <table:table-cell office:value-type="currency" office:currency="EUR" office:value="3.4" calcext:value-type="currency">
            <text:p>3,40 €</text:p>
          </table:table-cell>
          <table:table-cell table:formula="of:=[.C79]*[.R79]" office:value-type="currency" office:currency="EUR" office:value="17.34" calcext:value-type="currency">
            <text:p>17,34 €</text:p>
          </table:table-cell>
          <table:table-cell table:formula="of:=[.S79]*1.2" office:value-type="currency" office:currency="EUR" office:value="20.808" calcext:value-type="currency">
            <text:p>20,81 €</text:p>
          </table:table-cell>
          <table:table-cell table:style-name="ce34" table:number-columns-repeated="3"/>
          <table:table-cell table:number-columns-repeated="14"/>
          <table:table-cell table:style-name="ce34"/>
          <table:table-cell table:number-columns-repeated="986"/>
        </table:table-row>
        <table:table-row table:style-name="ro1">
          <table:table-cell table:style-name="ce9" table:number-columns-repeated="5"/>
          <table:table-cell table:number-columns-repeated="13"/>
          <table:table-cell table:formula="of:=[.C80]*[.R80]" office:value-type="currency" office:currency="EUR" office:value="0" calcext:value-type="currency">
            <text:p>0,00 €</text:p>
          </table:table-cell>
          <table:table-cell table:formula="of:=[.S8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80]*[.C80]" office:value-type="currency" office:currency="EUR" office:value="0" calcext:value-type="currency">
            <text:p>0,00 €</text:p>
          </table:table-cell>
          <table:table-cell table:formula="of:=[.AA80]*1.2" office:value-type="currency" office:currency="EUR" office:value="0" calcext:value-type="currency">
            <text:p>0,00 €</text:p>
          </table:table-cell>
          <table:table-cell/>
          <table:table-cell table:formula="of:=[.Z80]*0.8" office:value-type="currency" office:currency="EUR" office:value="0" calcext:value-type="currency">
            <text:p>0,00 €</text:p>
          </table:table-cell>
          <table:table-cell table:formula="of:=[.AA80]*0.8" office:value-type="currency" office:currency="EUR" office:value="0" calcext:value-type="currency">
            <text:p>0,00 €</text:p>
          </table:table-cell>
          <table:table-cell table:formula="of:=[.AB8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80]*[.C80]" office:value-type="currency" office:currency="EUR" office:value="0" calcext:value-type="currency">
            <text:p>0,00 €</text:p>
          </table:table-cell>
          <table:table-cell table:formula="of:=[.AJ80]*1.2" office:value-type="currency" office:currency="EUR" office:value="0" calcext:value-type="currency">
            <text:p>0,00 €</text:p>
          </table:table-cell>
          <table:table-cell table:style-name="ce34"/>
          <table:table-cell table:number-columns-repeated="986"/>
        </table:table-row>
        <table:table-row table:style-name="ro1">
          <table:table-cell table:style-name="ce15" office:value-type="string" calcext:value-type="string">
            <text:p>X Murallières Douglas</text:p>
          </table:table-cell>
          <table:table-cell table:style-name="ce15" office:value-type="string" calcext:value-type="string">
            <text:p>55x75</text:p>
          </table:table-cell>
          <table:table-cell table:style-name="ce15" table:formula="of:=[$Casquette.C25]+[$Casquette.C26]" office:value-type="float" office:value="30" calcext:value-type="float">
            <text:p>30</text:p>
          </table:table-cell>
          <table:table-cell table:style-name="ce15" office:value-type="string" calcext:value-type="string">
            <text:p>ml</text:p>
          </table:table-cell>
          <table:table-cell table:style-name="ce15"/>
          <table:table-cell table:style-name="ce25"/>
          <table:table-cell table:number-columns-repeated="11"/>
          <table:table-cell office:value-type="currency" office:currency="EUR" office:value="1.7" calcext:value-type="currency">
            <text:p>1,70 €</text:p>
          </table:table-cell>
          <table:table-cell table:formula="of:=[.C81]*[.R81]" office:value-type="currency" office:currency="EUR" office:value="51" calcext:value-type="currency">
            <text:p>51,00 €</text:p>
          </table:table-cell>
          <table:table-cell table:formula="of:=[.S81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Z81]*[.C81]" office:value-type="currency" office:currency="EUR" office:value="0" calcext:value-type="currency">
            <text:p>0,00 €</text:p>
          </table:table-cell>
          <table:table-cell table:formula="of:=[.AA81]*1.2" office:value-type="currency" office:currency="EUR" office:value="0" calcext:value-type="currency">
            <text:p>0,00 €</text:p>
          </table:table-cell>
          <table:table-cell/>
          <table:table-cell table:formula="of:=[.Z81]*0.8" office:value-type="currency" office:currency="EUR" office:value="0" calcext:value-type="currency">
            <text:p>0,00 €</text:p>
          </table:table-cell>
          <table:table-cell table:formula="of:=[.AA81]*0.8" office:value-type="currency" office:currency="EUR" office:value="0" calcext:value-type="currency">
            <text:p>0,00 €</text:p>
          </table:table-cell>
          <table:table-cell table:formula="of:=[.AB8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I81]*[.C81]" office:value-type="currency" office:currency="EUR" office:value="65.3" calcext:value-type="currency">
            <text:p>65,30 €</text:p>
          </table:table-cell>
          <table:table-cell table:formula="of:=[.AJ81]*1.2" office:value-type="currency" office:currency="EUR" office:value="78.36" calcext:value-type="currency">
            <text:p>78,36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9" table:number-columns-repeated="5"/>
          <table:table-cell table:number-columns-repeated="13"/>
          <table:table-cell table:formula="of:=[.C82]*[.R82]" office:value-type="currency" office:currency="EUR" office:value="0" calcext:value-type="currency">
            <text:p>0,00 €</text:p>
          </table:table-cell>
          <table:table-cell table:formula="of:=[.S8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82]*[.C82]" office:value-type="currency" office:currency="EUR" office:value="0" calcext:value-type="currency">
            <text:p>0,00 €</text:p>
          </table:table-cell>
          <table:table-cell table:formula="of:=[.AA82]*1.2" office:value-type="currency" office:currency="EUR" office:value="0" calcext:value-type="currency">
            <text:p>0,00 €</text:p>
          </table:table-cell>
          <table:table-cell/>
          <table:table-cell table:formula="of:=[.Z82]*0.8" office:value-type="currency" office:currency="EUR" office:value="0" calcext:value-type="currency">
            <text:p>0,00 €</text:p>
          </table:table-cell>
          <table:table-cell table:formula="of:=[.AA82]*0.8" office:value-type="currency" office:currency="EUR" office:value="0" calcext:value-type="currency">
            <text:p>0,00 €</text:p>
          </table:table-cell>
          <table:table-cell table:formula="of:=[.AB8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82]*[.C82]" office:value-type="currency" office:currency="EUR" office:value="0" calcext:value-type="currency">
            <text:p>0,00 €</text:p>
          </table:table-cell>
          <table:table-cell table:formula="of:=[.AJ82]*1.2" office:value-type="currency" office:currency="EUR" office:value="0" calcext:value-type="currency">
            <text:p>0,00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9" office:value-type="string" calcext:value-type="string">
            <text:p>Voliges Brise Soleil Douglas Hors Aubier</text:p>
          </table:table-cell>
          <table:table-cell table:style-name="ce15" office:value-type="string" calcext:value-type="string">
            <text:p>25x150x2000</text:p>
          </table:table-cell>
          <table:table-cell table:style-name="ce15" table:formula="of:=[$Casquette.C29]" office:value-type="float" office:value="86" calcext:value-type="float">
            <text:p>86</text:p>
          </table:table-cell>
          <table:table-cell table:style-name="ce15" office:value-type="string" calcext:value-type="string">
            <text:p>ml</text:p>
          </table:table-cell>
          <table:table-cell table:style-name="ce15"/>
          <table:table-cell table:style-name="ce25" table:number-columns-repeated="2"/>
          <table:table-cell table:style-name="ce25" office:value-type="string" calcext:value-type="string">
            <text:p>43x2m</text:p>
          </table:table-cell>
          <table:table-cell table:style-name="ce25" table:number-columns-repeated="8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3]*[.R83]" office:value-type="currency" office:currency="EUR" office:value="146.2" calcext:value-type="currency">
            <text:p>146,20 €</text:p>
          </table:table-cell>
          <table:table-cell table:formula="of:=[.S83]*1.2" office:value-type="currency" office:currency="EUR" office:value="175.44" calcext:value-type="currency">
            <text:p>175,44 €</text:p>
          </table:table-cell>
          <table:table-cell table:style-name="ce34" table:formula="of:=[.Q4]*0.025*0.15" office:value-type="currency" office:currency="EUR" office:value="1.5" calcext:value-type="currency">
            <text:p>1,50 €</text:p>
          </table:table-cell>
          <table:table-cell table:style-name="ce34" table:formula="of:=[.C83]*[.U83]" office:value-type="currency" office:currency="EUR" office:value="129" calcext:value-type="currency">
            <text:p>129,00 €</text:p>
          </table:table-cell>
          <table:table-cell table:style-name="ce34" table:formula="of:=[.V83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25*0.15" office:value-type="currency" office:currency="EUR" office:value="2.17185" calcext:value-type="currency">
            <text:p>2,17 €</text:p>
          </table:table-cell>
          <table:table-cell table:formula="of:=[.Z83]*[.C83]" office:value-type="currency" office:currency="EUR" office:value="186.7791" calcext:value-type="currency">
            <text:p>186,78 €</text:p>
          </table:table-cell>
          <table:table-cell table:formula="of:=[.AA83]*1.2" office:value-type="currency" office:currency="EUR" office:value="224.13492" calcext:value-type="currency">
            <text:p>224,13 €</text:p>
          </table:table-cell>
          <table:table-cell/>
          <table:table-cell table:formula="of:=[.Z83]*0.8" office:value-type="currency" office:currency="EUR" office:value="1.73748" calcext:value-type="currency">
            <text:p>1,74 €</text:p>
          </table:table-cell>
          <table:table-cell table:formula="of:=[.AA83]*0.8" office:value-type="currency" office:currency="EUR" office:value="149.42328" calcext:value-type="currency">
            <text:p>149,42 €</text:p>
          </table:table-cell>
          <table:table-cell table:formula="of:=[.AB83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I83]*[.C83]" office:value-type="currency" office:currency="EUR" office:value="187.05" calcext:value-type="currency">
            <text:p>187,05 €</text:p>
          </table:table-cell>
          <table:table-cell table:formula="of:=[.AJ83]*1.2" office:value-type="currency" office:currency="EUR" office:value="224.46" calcext:value-type="currency">
            <text:p>224,46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9"/>
          <table:table-cell table:style-name="ce9" office:value-type="string" calcext:value-type="string">
            <text:p>25x150x2500</text:p>
          </table:table-cell>
          <table:table-cell table:style-name="ce9" table:formula="of:=[$Casquette.C30]+[$Casquette.C32]" office:value-type="float" office:value="72" calcext:value-type="float">
            <text:p>72</text:p>
          </table:table-cell>
          <table:table-cell table:style-name="ce9" office:value-type="string" calcext:value-type="string">
            <text:p>ml</text:p>
          </table:table-cell>
          <table:table-cell table:style-name="ce9"/>
          <table:table-cell table:number-columns-repeated="2"/>
          <table:table-cell office:value-type="string" calcext:value-type="string">
            <text:p>12x2.5m</text:p>
          </table:table-cell>
          <table:table-cell table:number-columns-repeated="2"/>
          <table:table-cell office:value-type="string" calcext:value-type="string">
            <text:p>16x2,5m</text:p>
          </table:table-cell>
          <table:table-cell table:number-columns-repeated="6"/>
          <table:table-cell office:value-type="currency" office:currency="EUR" office:value="1.7" calcext:value-type="currency">
            <text:p>1,70 €</text:p>
          </table:table-cell>
          <table:table-cell table:formula="of:=[.C84]*[.R84]" office:value-type="currency" office:currency="EUR" office:value="122.4" calcext:value-type="currency">
            <text:p>122,40 €</text:p>
          </table:table-cell>
          <table:table-cell table:formula="of:=[.S84]*1.2" office:value-type="currency" office:currency="EUR" office:value="146.88" calcext:value-type="currency">
            <text:p>146,88 €</text:p>
          </table:table-cell>
          <table:table-cell table:style-name="ce34" table:formula="of:=[.Q4]*0.025*0.15" office:value-type="currency" office:currency="EUR" office:value="1.5" calcext:value-type="currency">
            <text:p>1,50 €</text:p>
          </table:table-cell>
          <table:table-cell table:style-name="ce34" table:formula="of:=[.C84]*[.U84]" office:value-type="currency" office:currency="EUR" office:value="108" calcext:value-type="currency">
            <text:p>108,00 €</text:p>
          </table:table-cell>
          <table:table-cell table:style-name="ce34" table:formula="of:=[.V84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25*0.15" office:value-type="currency" office:currency="EUR" office:value="2.17185" calcext:value-type="currency">
            <text:p>2,17 €</text:p>
          </table:table-cell>
          <table:table-cell table:formula="of:=[.Z84]*[.C84]" office:value-type="currency" office:currency="EUR" office:value="156.3732" calcext:value-type="currency">
            <text:p>156,37 €</text:p>
          </table:table-cell>
          <table:table-cell table:formula="of:=[.AA84]*1.2" office:value-type="currency" office:currency="EUR" office:value="187.64784" calcext:value-type="currency">
            <text:p>187,65 €</text:p>
          </table:table-cell>
          <table:table-cell/>
          <table:table-cell table:formula="of:=[.Z84]*0.8" office:value-type="currency" office:currency="EUR" office:value="1.73748" calcext:value-type="currency">
            <text:p>1,74 €</text:p>
          </table:table-cell>
          <table:table-cell table:formula="of:=[.AA84]*0.8" office:value-type="currency" office:currency="EUR" office:value="125.09856" calcext:value-type="currency">
            <text:p>125,10 €</text:p>
          </table:table-cell>
          <table:table-cell table:formula="of:=[.AB84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I84]*[.C84]" office:value-type="currency" office:currency="EUR" office:value="156.672" calcext:value-type="currency">
            <text:p>156,67 €</text:p>
          </table:table-cell>
          <table:table-cell table:formula="of:=[.AJ84]*1.2" office:value-type="currency" office:currency="EUR" office:value="188.0064" calcext:value-type="currency">
            <text:p>188,01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9"/>
          <table:table-cell table:style-name="ce15" office:value-type="string" calcext:value-type="string">
            <text:p>25x150x2200</text:p>
          </table:table-cell>
          <table:table-cell table:style-name="ce15" table:formula="of:=[$Casquette.C31]+[$Casquette.C33]" office:value-type="float" office:value="65" calcext:value-type="float">
            <text:p>65</text:p>
          </table:table-cell>
          <table:table-cell table:style-name="ce15" office:value-type="string" calcext:value-type="string">
            <text:p>ml</text:p>
          </table:table-cell>
          <table:table-cell table:style-name="ce15" table:formula="of:=[.C85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 table:number-columns-repeated="7"/>
          <table:table-cell office:value-type="currency" office:currency="EUR" office:value="1.7" calcext:value-type="currency">
            <text:p>1,70 €</text:p>
          </table:table-cell>
          <table:table-cell table:formula="of:=[.C85]*[.R85]" office:value-type="currency" office:currency="EUR" office:value="110.5" calcext:value-type="currency">
            <text:p>110,50 €</text:p>
          </table:table-cell>
          <table:table-cell table:formula="of:=[.S85]*1.2" office:value-type="currency" office:currency="EUR" office:value="132.6" calcext:value-type="currency">
            <text:p>132,60 €</text:p>
          </table:table-cell>
          <table:table-cell table:style-name="ce34" table:formula="of:=[.Q4]*0.025*0.15" office:value-type="currency" office:currency="EUR" office:value="1.5" calcext:value-type="currency">
            <text:p>1,50 €</text:p>
          </table:table-cell>
          <table:table-cell table:style-name="ce34" table:formula="of:=[.C85]*[.U85]" office:value-type="currency" office:currency="EUR" office:value="97.5" calcext:value-type="currency">
            <text:p>97,50 €</text:p>
          </table:table-cell>
          <table:table-cell table:style-name="ce34" table:formula="of:=[.V85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25*0.15" office:value-type="currency" office:currency="EUR" office:value="2.17185" calcext:value-type="currency">
            <text:p>2,17 €</text:p>
          </table:table-cell>
          <table:table-cell table:formula="of:=[.Z85]*[.C85]" office:value-type="currency" office:currency="EUR" office:value="141.17025" calcext:value-type="currency">
            <text:p>141,17 €</text:p>
          </table:table-cell>
          <table:table-cell table:formula="of:=[.AA85]*1.2" office:value-type="currency" office:currency="EUR" office:value="169.4043" calcext:value-type="currency">
            <text:p>169,40 €</text:p>
          </table:table-cell>
          <table:table-cell/>
          <table:table-cell table:formula="of:=[.Z85]*0.8" office:value-type="currency" office:currency="EUR" office:value="1.73748" calcext:value-type="currency">
            <text:p>1,74 €</text:p>
          </table:table-cell>
          <table:table-cell table:formula="of:=[.AA85]*0.8" office:value-type="currency" office:currency="EUR" office:value="112.9362" calcext:value-type="currency">
            <text:p>112,94 €</text:p>
          </table:table-cell>
          <table:table-cell table:formula="of:=[.AB85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I85]*[.C85]" office:value-type="currency" office:currency="EUR" office:value="141.44" calcext:value-type="currency">
            <text:p>141,44 €</text:p>
          </table:table-cell>
          <table:table-cell table:formula="of:=[.AJ85]*1.2" office:value-type="currency" office:currency="EUR" office:value="169.728" calcext:value-type="currency">
            <text:p>169,73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9"/>
          <table:table-cell table:style-name="ce15" office:value-type="string" calcext:value-type="string">
            <text:p>25x150x3000</text:p>
          </table:table-cell>
          <table:table-cell table:style-name="ce15" table:formula="of:=[$Casquette.C34]+[$Casquette.C35]" office:value-type="float" office:value="18" calcext:value-type="float">
            <text:p>18</text:p>
          </table:table-cell>
          <table:table-cell table:style-name="ce15" office:value-type="string" calcext:value-type="string">
            <text:p>ml</text:p>
          </table:table-cell>
          <table:table-cell table:style-name="ce15"/>
          <table:table-cell table:style-name="ce25" table:number-columns-repeated="2"/>
          <table:table-cell table:style-name="ce25" office:value-type="string" calcext:value-type="string">
            <text:p>6x3m</text:p>
          </table:table-cell>
          <table:table-cell table:style-name="ce25" table:number-columns-repeated="8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6]*[.R86]" office:value-type="currency" office:currency="EUR" office:value="30.6" calcext:value-type="currency">
            <text:p>30,60 €</text:p>
          </table:table-cell>
          <table:table-cell table:formula="of:=[.S86]*1.2" office:value-type="currency" office:currency="EUR" office:value="36.72" calcext:value-type="currency">
            <text:p>36,72 €</text:p>
          </table:table-cell>
          <table:table-cell table:style-name="ce34" table:formula="of:=[.Q4]*0.025*0.15" office:value-type="currency" office:currency="EUR" office:value="1.5" calcext:value-type="currency">
            <text:p>1,50 €</text:p>
          </table:table-cell>
          <table:table-cell table:style-name="ce34" table:formula="of:=[.C86]*[.U86]" office:value-type="currency" office:currency="EUR" office:value="27" calcext:value-type="currency">
            <text:p>27,00 €</text:p>
          </table:table-cell>
          <table:table-cell table:style-name="ce34" table:formula="of:=[.V86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25*0.15" office:value-type="currency" office:currency="EUR" office:value="2.17185" calcext:value-type="currency">
            <text:p>2,17 €</text:p>
          </table:table-cell>
          <table:table-cell table:formula="of:=[.Z86]*[.C86]" office:value-type="currency" office:currency="EUR" office:value="39.0933" calcext:value-type="currency">
            <text:p>39,09 €</text:p>
          </table:table-cell>
          <table:table-cell table:formula="of:=[.AA86]*1.2" office:value-type="currency" office:currency="EUR" office:value="46.91196" calcext:value-type="currency">
            <text:p>46,91 €</text:p>
          </table:table-cell>
          <table:table-cell/>
          <table:table-cell table:formula="of:=[.Z86]*0.8" office:value-type="currency" office:currency="EUR" office:value="1.73748" calcext:value-type="currency">
            <text:p>1,74 €</text:p>
          </table:table-cell>
          <table:table-cell table:formula="of:=[.AA86]*0.8" office:value-type="currency" office:currency="EUR" office:value="31.27464" calcext:value-type="currency">
            <text:p>31,27 €</text:p>
          </table:table-cell>
          <table:table-cell table:formula="of:=[.AB86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I86]*[.C86]" office:value-type="currency" office:currency="EUR" office:value="39.18" calcext:value-type="currency">
            <text:p>39,18 €</text:p>
          </table:table-cell>
          <table:table-cell table:formula="of:=[.AJ86]*1.2" office:value-type="currency" office:currency="EUR" office:value="47.016" calcext:value-type="currency">
            <text:p>47,02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9" table:number-columns-repeated="5"/>
          <table:table-cell table:number-columns-repeated="13"/>
          <table:table-cell table:formula="of:=[.C87]*[.R87]" office:value-type="currency" office:currency="EUR" office:value="0" calcext:value-type="currency">
            <text:p>0,00 €</text:p>
          </table:table-cell>
          <table:table-cell table:formula="of:=[.S8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87]*[.C87]" office:value-type="currency" office:currency="EUR" office:value="0" calcext:value-type="currency">
            <text:p>0,00 €</text:p>
          </table:table-cell>
          <table:table-cell table:formula="of:=[.AA87]*1.2" office:value-type="currency" office:currency="EUR" office:value="0" calcext:value-type="currency">
            <text:p>0,00 €</text:p>
          </table:table-cell>
          <table:table-cell/>
          <table:table-cell table:formula="of:=[.Z87]*0.8" office:value-type="currency" office:currency="EUR" office:value="0" calcext:value-type="currency">
            <text:p>0,00 €</text:p>
          </table:table-cell>
          <table:table-cell table:formula="of:=[.AA87]*0.8" office:value-type="currency" office:currency="EUR" office:value="0" calcext:value-type="currency">
            <text:p>0,00 €</text:p>
          </table:table-cell>
          <table:table-cell table:formula="of:=[.AB8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87]*[.C87]" office:value-type="currency" office:currency="EUR" office:value="0" calcext:value-type="currency">
            <text:p>0,00 €</text:p>
          </table:table-cell>
          <table:table-cell table:formula="of:=[.AJ87]*1.2" office:value-type="currency" office:currency="EUR" office:value="0" calcext:value-type="currency">
            <text:p>0,00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15" office:value-type="string" calcext:value-type="string">
            <text:p>X Douglas</text:p>
          </table:table-cell>
          <table:table-cell table:style-name="ce15" office:value-type="string" calcext:value-type="string">
            <text:p>45x220x2500</text:p>
          </table:table-cell>
          <table:table-cell table:style-name="ce15" office:value-type="float" office:value="7.5" calcext:value-type="float">
            <text:p>7,5</text:p>
          </table:table-cell>
          <table:table-cell table:style-name="ce15" office:value-type="string" calcext:value-type="string">
            <text:p>ml</text:p>
          </table:table-cell>
          <table:table-cell table:style-name="ce15"/>
          <table:table-cell table:style-name="ce25" table:number-columns-repeated="9"/>
          <table:table-cell table:style-name="ce25" office:value-type="string" calcext:value-type="string">
            <text:p>3 x 2,5 ml</text:p>
          </table:table-cell>
          <table:table-cell table:style-name="ce25" table:number-columns-repeated="2"/>
          <table:table-cell table:style-name="ce34" office:value-type="currency" office:currency="EUR" office:value="4.5" calcext:value-type="currency">
            <text:p>4,50 €</text:p>
          </table:table-cell>
          <table:table-cell table:style-name="ce34" table:formula="of:=[.C88]*[.R88]" office:value-type="currency" office:currency="EUR" office:value="33.75" calcext:value-type="currency">
            <text:p>33,75 €</text:p>
          </table:table-cell>
          <table:table-cell table:style-name="ce34" table:formula="of:=[.S88]*1.2" office:value-type="currency" office:currency="EUR" office:value="40.5" calcext:value-type="currency">
            <text:p>40,50 €</text:p>
          </table:table-cell>
          <table:table-cell table:style-name="ce34" office:value-type="currency" office:currency="EUR" office:value="4.2" calcext:value-type="currency">
            <text:p>4,20 €</text:p>
          </table:table-cell>
          <table:table-cell table:style-name="ce34" table:formula="of:=[.C88]*[.U88]" office:value-type="currency" office:currency="EUR" office:value="31.5" calcext:value-type="currency">
            <text:p>31,50 €</text:p>
          </table:table-cell>
          <table:table-cell table:style-name="ce34" table:formula="of:=[.V88]*1.2" office:value-type="currency" office:currency="EUR" office:value="37.8" calcext:value-type="currency">
            <text:p>37,80 €</text:p>
          </table:table-cell>
          <table:table-cell table:style-name="ce25" table:number-columns-repeated="2"/>
          <table:table-cell table:style-name="ce34" table:formula="of:=[.Y4]*0.045*0.22" office:value-type="currency" office:currency="EUR" office:value="5.733684" calcext:value-type="currency">
            <text:p>5,73 €</text:p>
          </table:table-cell>
          <table:table-cell table:style-name="ce34" table:formula="of:=[.Z88]*[.C88]" office:value-type="currency" office:currency="EUR" office:value="43.00263" calcext:value-type="currency">
            <text:p>43,00 €</text:p>
          </table:table-cell>
          <table:table-cell table:style-name="ce34" table:formula="of:=[.AA88]*1.2" office:value-type="currency" office:currency="EUR" office:value="51.603156" calcext:value-type="currency">
            <text:p>51,60 €</text:p>
          </table:table-cell>
          <table:table-cell table:style-name="ce25"/>
          <table:table-cell table:style-name="ce34" table:formula="of:=[.Z88]*0.8" office:value-type="currency" office:currency="EUR" office:value="4.5869472" calcext:value-type="currency">
            <text:p>4,59 €</text:p>
          </table:table-cell>
          <table:table-cell table:style-name="ce34" table:formula="of:=[.AA88]*0.8" office:value-type="currency" office:currency="EUR" office:value="34.402104" calcext:value-type="currency">
            <text:p>34,40 €</text:p>
          </table:table-cell>
          <table:table-cell table:style-name="ce34" table:formula="of:=[.AB88]*0.8" office:value-type="currency" office:currency="EUR" office:value="41.2825248" calcext:value-type="currency">
            <text:p>41,28 €</text:p>
          </table:table-cell>
          <table:table-cell table:style-name="ce25" table:number-columns-repeated="2"/>
          <table:table-cell table:style-name="ce34" table:formula="of:=14.36/2.5" office:value-type="currency" office:currency="EUR" office:value="5.744" calcext:value-type="currency">
            <text:p>5,74 €</text:p>
          </table:table-cell>
          <table:table-cell table:style-name="ce34" table:formula="of:=[.AI88]*[.C88]" office:value-type="currency" office:currency="EUR" office:value="43.08" calcext:value-type="currency">
            <text:p>43,08 €</text:p>
          </table:table-cell>
          <table:table-cell table:style-name="ce34" table:formula="of:=[.AJ88]*1.2" office:value-type="currency" office:currency="EUR" office:value="51.696" calcext:value-type="currency">
            <text:p>51,70 €</text:p>
          </table:table-cell>
          <table:table-cell table:style-name="ce34" office:value-type="currency" office:currency="EUR" office:value="3.87" calcext:value-type="currency">
            <text:p>3,87 €</text:p>
          </table:table-cell>
          <table:table-cell table:style-name="ce25" table:number-columns-repeated="986"/>
        </table:table-row>
        <table:table-row table:style-name="ro1">
          <table:table-cell table:style-name="ce9"/>
          <table:table-cell table:style-name="ce9" office:value-type="string" calcext:value-type="string">
            <text:p>45x110x2500</text:p>
          </table:table-cell>
          <table:table-cell table:style-name="ce9" office:value-type="float" office:value="7.5" calcext:value-type="float">
            <text:p>7,5</text:p>
          </table:table-cell>
          <table:table-cell table:style-name="ce9" office:value-type="string" calcext:value-type="string">
            <text:p>ml</text:p>
          </table:table-cell>
          <table:table-cell table:style-name="ce9"/>
          <table:table-cell table:number-columns-repeated="12"/>
          <table:table-cell office:value-type="currency" office:currency="EUR" office:value="2.3" calcext:value-type="currency">
            <text:p>2,30 €</text:p>
          </table:table-cell>
          <table:table-cell table:formula="of:=[.C89]*[.R89]" office:value-type="currency" office:currency="EUR" office:value="17.25" calcext:value-type="currency">
            <text:p>17,25 €</text:p>
          </table:table-cell>
          <table:table-cell table:formula="of:=[.S89]*1.2" office:value-type="currency" office:currency="EUR" office:value="20.7" calcext:value-type="currency">
            <text:p>20,70 €</text:p>
          </table:table-cell>
          <table:table-cell table:style-name="ce34" office:value-type="currency" office:currency="EUR" office:value="2.1" calcext:value-type="currency">
            <text:p>2,10 €</text:p>
          </table:table-cell>
          <table:table-cell table:style-name="ce34" table:formula="of:=[.C89]*[.U89]" office:value-type="currency" office:currency="EUR" office:value="15.75" calcext:value-type="currency">
            <text:p>15,75 €</text:p>
          </table:table-cell>
          <table:table-cell table:style-name="ce34" table:formula="of:=[.V89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Y4]*0.045*0.11" office:value-type="currency" office:currency="EUR" office:value="2.866842" calcext:value-type="currency">
            <text:p>2,87 €</text:p>
          </table:table-cell>
          <table:table-cell table:formula="of:=[.Z89]*[.C89]" office:value-type="currency" office:currency="EUR" office:value="21.501315" calcext:value-type="currency">
            <text:p>21,50 €</text:p>
          </table:table-cell>
          <table:table-cell table:formula="of:=[.AA89]*1.2" office:value-type="currency" office:currency="EUR" office:value="25.801578" calcext:value-type="currency">
            <text:p>25,80 €</text:p>
          </table:table-cell>
          <table:table-cell/>
          <table:table-cell table:formula="of:=[.Z89]*0.8" office:value-type="currency" office:currency="EUR" office:value="2.2934736" calcext:value-type="currency">
            <text:p>2,29 €</text:p>
          </table:table-cell>
          <table:table-cell table:formula="of:=[.AA89]*0.8" office:value-type="currency" office:currency="EUR" office:value="17.201052" calcext:value-type="currency">
            <text:p>17,20 €</text:p>
          </table:table-cell>
          <table:table-cell table:formula="of:=[.AB89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I89]*[.C89]" office:value-type="currency" office:currency="EUR" office:value="21.54" calcext:value-type="currency">
            <text:p>21,54 €</text:p>
          </table:table-cell>
          <table:table-cell table:formula="of:=[.AJ89]*1.2" office:value-type="currency" office:currency="EUR" office:value="25.848" calcext:value-type="currency">
            <text:p>25,85 €</text:p>
          </table:table-cell>
          <table:table-cell table:style-name="ce34" office:value-type="currency" office:currency="EUR" office:value="3.87" calcext:value-type="currency">
            <text:p>3,87 €</text:p>
          </table:table-cell>
          <table:table-cell table:number-columns-repeated="986"/>
        </table:table-row>
        <table:table-row table:style-name="ro1">
          <table:table-cell table:style-name="ce9" table:number-columns-repeated="5"/>
          <table:table-cell table:number-columns-repeated="13"/>
          <table:table-cell table:formula="of:=[.C90]*[.R90]" office:value-type="currency" office:currency="EUR" office:value="0" calcext:value-type="currency">
            <text:p>0,00 €</text:p>
          </table:table-cell>
          <table:table-cell table:formula="of:=[.S9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90]*[.C90]" office:value-type="currency" office:currency="EUR" office:value="0" calcext:value-type="currency">
            <text:p>0,00 €</text:p>
          </table:table-cell>
          <table:table-cell table:formula="of:=[.AA90]*1.2" office:value-type="currency" office:currency="EUR" office:value="0" calcext:value-type="currency">
            <text:p>0,00 €</text:p>
          </table:table-cell>
          <table:table-cell/>
          <table:table-cell table:formula="of:=[.Z90]*0.8" office:value-type="currency" office:currency="EUR" office:value="0" calcext:value-type="currency">
            <text:p>0,00 €</text:p>
          </table:table-cell>
          <table:table-cell table:formula="of:=[.AA90]*0.8" office:value-type="currency" office:currency="EUR" office:value="0" calcext:value-type="currency">
            <text:p>0,00 €</text:p>
          </table:table-cell>
          <table:table-cell table:formula="of:=[.AB9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90]*[.C90]" office:value-type="currency" office:currency="EUR" office:value="0" calcext:value-type="currency">
            <text:p>0,00 €</text:p>
          </table:table-cell>
          <table:table-cell table:formula="of:=[.AJ90]*1.2" office:value-type="currency" office:currency="EUR" office:value="0" calcext:value-type="currency">
            <text:p>0,00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9" office:value-type="string" calcext:value-type="string">
            <text:p>Lambourdes chataigner</text:p>
          </table:table-cell>
          <table:table-cell table:style-name="ce9" office:value-type="string" calcext:value-type="string">
            <text:p>40x50 (?)</text:p>
          </table:table-cell>
          <table:table-cell table:style-name="ce9" table:formula="of:=[$Terrasse.C4]" office:value-type="float" office:value="181" calcext:value-type="float">
            <text:p>181</text:p>
          </table:table-cell>
          <table:table-cell table:style-name="ce9" office:value-type="string" calcext:value-type="string">
            <text:p>ml</text:p>
          </table:table-cell>
          <table:table-cell table:style-name="ce9"/>
          <table:table-cell table:number-columns-repeated="11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91]*[.R91]" office:value-type="currency" office:currency="EUR" office:value="162.9" calcext:value-type="currency">
            <text:p>162,90 €</text:p>
          </table:table-cell>
          <table:table-cell table:formula="of:=[.S91]*1.2" office:value-type="currency" office:currency="EUR" office:value="195.48" calcext:value-type="currency">
            <text:p>195,48 €</text:p>
          </table:table-cell>
          <table:table-cell table:style-name="ce34" office:value-type="currency" office:currency="EUR" office:value="0.8" calcext:value-type="currency">
            <text:p>0,80 €</text:p>
          </table:table-cell>
          <table:table-cell table:style-name="ce34" table:formula="of:=[.C91]*[.U91]" office:value-type="currency" office:currency="EUR" office:value="144.8" calcext:value-type="currency">
            <text:p>144,80 €</text:p>
          </table:table-cell>
          <table:table-cell table:style-name="ce34" table:formula="of:=[.V91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Z91]*[.C91]" office:value-type="currency" office:currency="EUR" office:value="465.17" calcext:value-type="currency">
            <text:p>465,17 €</text:p>
          </table:table-cell>
          <table:table-cell table:formula="of:=[.AA91]*1.2" office:value-type="currency" office:currency="EUR" office:value="558.204" calcext:value-type="currency">
            <text:p>558,20 €</text:p>
          </table:table-cell>
          <table:table-cell/>
          <table:table-cell table:formula="of:=[.Z91]*0.8" office:value-type="currency" office:currency="EUR" office:value="2.056" calcext:value-type="currency">
            <text:p>2,06 €</text:p>
          </table:table-cell>
          <table:table-cell table:formula="of:=[.AA91]*0.8" office:value-type="currency" office:currency="EUR" office:value="372.136" calcext:value-type="currency">
            <text:p>372,14 €</text:p>
          </table:table-cell>
          <table:table-cell table:formula="of:=[.AB91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25" table:formula="of:=4.3/3" office:value-type="float" office:value="1.43333333333333" calcext:value-type="float">
            <text:p>1,43333333333333</text:p>
          </table:table-cell>
          <table:table-cell table:style-name="ce34" table:formula="of:=[.AI91]*[.C91]" office:value-type="currency" office:currency="EUR" office:value="259.433333333333" calcext:value-type="currency">
            <text:p>259,43 €</text:p>
          </table:table-cell>
          <table:table-cell table:style-name="ce34" table:formula="of:=[.AJ91]*1.2" office:value-type="currency" office:currency="EUR" office:value="311.32" calcext:value-type="currency">
            <text:p>311,32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9" table:number-columns-repeated="5"/>
          <table:table-cell table:number-columns-repeated="13"/>
          <table:table-cell table:formula="of:=[.C92]*[.R92]" office:value-type="currency" office:currency="EUR" office:value="0" calcext:value-type="currency">
            <text:p>0,00 €</text:p>
          </table:table-cell>
          <table:table-cell table:formula="of:=[.S9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92]*[.C92]" office:value-type="currency" office:currency="EUR" office:value="0" calcext:value-type="currency">
            <text:p>0,00 €</text:p>
          </table:table-cell>
          <table:table-cell table:formula="of:=[.AA92]*1.2" office:value-type="currency" office:currency="EUR" office:value="0" calcext:value-type="currency">
            <text:p>0,00 €</text:p>
          </table:table-cell>
          <table:table-cell/>
          <table:table-cell table:formula="of:=[.Z92]*0.8" office:value-type="currency" office:currency="EUR" office:value="0" calcext:value-type="currency">
            <text:p>0,00 €</text:p>
          </table:table-cell>
          <table:table-cell table:formula="of:=[.AA92]*0.8" office:value-type="currency" office:currency="EUR" office:value="0" calcext:value-type="currency">
            <text:p>0,00 €</text:p>
          </table:table-cell>
          <table:table-cell table:formula="of:=[.AB9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92]*[.C92]" office:value-type="currency" office:currency="EUR" office:value="0" calcext:value-type="currency">
            <text:p>0,00 €</text:p>
          </table:table-cell>
          <table:table-cell table:formula="of:=[.AJ92]*1.2" office:value-type="currency" office:currency="EUR" office:value="0" calcext:value-type="currency">
            <text:p>0,00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15" office:value-type="string" calcext:value-type="string">
            <text:p>X Poteaux Douglas Hors Aubier</text:p>
          </table:table-cell>
          <table:table-cell table:style-name="ce15" office:value-type="string" calcext:value-type="string">
            <text:p>15x15 longueur 4m</text:p>
          </table:table-cell>
          <table:table-cell table:style-name="ce15" table:formula="of:=[$Carport.P4]+[$Carport.P6]" office:value-type="float" office:value="9" calcext:value-type="float">
            <text:p>9</text:p>
          </table:table-cell>
          <table:table-cell table:style-name="ce15" office:value-type="string" calcext:value-type="string">
            <text:p>u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2"/>
          <table:table-cell office:value-type="string" calcext:value-type="string">
            <text:p>1x4m</text:p>
          </table:table-cell>
          <table:table-cell table:number-columns-repeated="5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93]*[.R93]*4" office:value-type="currency" office:currency="EUR" office:value="370.8" calcext:value-type="currency">
            <text:p>370,80 €</text:p>
          </table:table-cell>
          <table:table-cell table:formula="of:=[.S93]*1.2" office:value-type="currency" office:currency="EUR" office:value="444.96" calcext:value-type="currency">
            <text:p>444,96 €</text:p>
          </table:table-cell>
          <table:table-cell table:style-name="ce34" table:formula="of:=[.Q4]*0.15*0.15*4" office:value-type="currency" office:currency="EUR" office:value="36" calcext:value-type="currency">
            <text:p>36,00 €</text:p>
          </table:table-cell>
          <table:table-cell table:style-name="ce34" table:formula="of:=[.C93]*[.U93]" office:value-type="currency" office:currency="EUR" office:value="324" calcext:value-type="currency">
            <text:p>324,00 €</text:p>
          </table:table-cell>
          <table:table-cell table:style-name="ce34" table:formula="of:=[.V93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15*0.15*4" office:value-type="currency" office:currency="EUR" office:value="52.1244" calcext:value-type="currency">
            <text:p>52,12 €</text:p>
          </table:table-cell>
          <table:table-cell table:formula="of:=[.Z93]*[.C93]" office:value-type="currency" office:currency="EUR" office:value="469.1196" calcext:value-type="currency">
            <text:p>469,12 €</text:p>
          </table:table-cell>
          <table:table-cell table:formula="of:=[.AA93]*1.2" office:value-type="currency" office:currency="EUR" office:value="562.94352" calcext:value-type="currency">
            <text:p>562,94 €</text:p>
          </table:table-cell>
          <table:table-cell/>
          <table:table-cell table:formula="of:=[.Z93]*0.8" office:value-type="currency" office:currency="EUR" office:value="41.69952" calcext:value-type="currency">
            <text:p>41,70 €</text:p>
          </table:table-cell>
          <table:table-cell table:formula="of:=[.AA93]*0.8" office:value-type="currency" office:currency="EUR" office:value="375.29568" calcext:value-type="currency">
            <text:p>375,30 €</text:p>
          </table:table-cell>
          <table:table-cell table:formula="of:=[.AB93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I93]*[.C93]" office:value-type="currency" office:currency="EUR" office:value="469.8" calcext:value-type="currency">
            <text:p>469,80 €</text:p>
          </table:table-cell>
          <table:table-cell table:formula="of:=[.AJ93]*1.2" office:value-type="currency" office:currency="EUR" office:value="563.76" calcext:value-type="currency">
            <text:p>563,76 €</text:p>
          </table:table-cell>
          <table:table-cell table:style-name="ce34" table:formula="of:=4*2.44*15/8" office:value-type="currency" office:currency="EUR" office:value="18.3" calcext:value-type="currency">
            <text:p>18,30 €</text:p>
          </table:table-cell>
          <table:table-cell table:number-columns-repeated="986"/>
        </table:table-row>
        <table:table-row table:style-name="ro1">
          <table:table-cell table:style-name="ce9" table:number-columns-repeated="5"/>
          <table:table-cell table:number-columns-repeated="13"/>
          <table:table-cell table:formula="of:=[.C94]*[.R94]" office:value-type="currency" office:currency="EUR" office:value="0" calcext:value-type="currency">
            <text:p>0,00 €</text:p>
          </table:table-cell>
          <table:table-cell table:formula="of:=[.S94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Z94]*[.C94]" office:value-type="currency" office:currency="EUR" office:value="0" calcext:value-type="currency">
            <text:p>0,00 €</text:p>
          </table:table-cell>
          <table:table-cell table:formula="of:=[.AA94]*1.2" office:value-type="currency" office:currency="EUR" office:value="0" calcext:value-type="currency">
            <text:p>0,00 €</text:p>
          </table:table-cell>
          <table:table-cell/>
          <table:table-cell table:formula="of:=[.Z94]*0.8" office:value-type="currency" office:currency="EUR" office:value="0" calcext:value-type="currency">
            <text:p>0,00 €</text:p>
          </table:table-cell>
          <table:table-cell table:formula="of:=[.AA94]*0.8" office:value-type="currency" office:currency="EUR" office:value="0" calcext:value-type="currency">
            <text:p>0,00 €</text:p>
          </table:table-cell>
          <table:table-cell table:formula="of:=[.AB9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94]*[.C94]" office:value-type="currency" office:currency="EUR" office:value="0" calcext:value-type="currency">
            <text:p>0,00 €</text:p>
          </table:table-cell>
          <table:table-cell table:formula="of:=[.AJ94]*1.2" office:value-type="currency" office:currency="EUR" office:value="0" calcext:value-type="currency">
            <text:p>0,00 €</text:p>
          </table:table-cell>
          <table:table-cell table:style-name="ce13"/>
          <table:table-cell table:number-columns-repeated="986"/>
        </table:table-row>
        <table:table-row table:style-name="ro1">
          <table:table-cell table:style-name="ce15" office:value-type="string" calcext:value-type="string">
            <text:p>X Pannes Douglas 25 % Aubier max</text:p>
          </table:table-cell>
          <table:table-cell table:style-name="ce15" office:value-type="string" calcext:value-type="string">
            <text:p>75x200x3000</text:p>
          </table:table-cell>
          <table:table-cell table:style-name="ce15" table:formula="of:=[$Carport.P17]*3" office:value-type="float" office:value="42" calcext:value-type="float">
            <text:p>42</text:p>
          </table:table-cell>
          <table:table-cell table:style-name="ce15" office:value-type="string" calcext:value-type="string">
            <text:p>ml</text:p>
          </table:table-cell>
          <table:table-cell table:style-name="ce15" table:formula="of:=[.C95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2"/>
          <table:table-cell office:value-type="string" calcext:value-type="string">
            <text:p>9x3m</text:p>
          </table:table-cell>
          <table:table-cell table:number-columns-repeated="5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95]*[.R95]" office:value-type="currency" office:currency="EUR" office:value="315" calcext:value-type="currency">
            <text:p>315,00 €</text:p>
          </table:table-cell>
          <table:table-cell table:formula="of:=[.S95]*1.2" office:value-type="currency" office:currency="EUR" office:value="378" calcext:value-type="currency">
            <text:p>378,00 €</text:p>
          </table:table-cell>
          <table:table-cell table:style-name="ce34" table:formula="of:=[.Q4]*0.075*0.2" office:value-type="currency" office:currency="EUR" office:value="6" calcext:value-type="currency">
            <text:p>6,00 €</text:p>
          </table:table-cell>
          <table:table-cell table:style-name="ce34" table:formula="of:=[.C95]*[.U95]" office:value-type="currency" office:currency="EUR" office:value="252" calcext:value-type="currency">
            <text:p>252,00 €</text:p>
          </table:table-cell>
          <table:table-cell table:style-name="ce34" table:formula="of:=[.V95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75*0.2" office:value-type="currency" office:currency="EUR" office:value="8.6874" calcext:value-type="currency">
            <text:p>8,69 €</text:p>
          </table:table-cell>
          <table:table-cell table:formula="of:=[.Z95]*[.C95]" office:value-type="currency" office:currency="EUR" office:value="364.8708" calcext:value-type="currency">
            <text:p>364,87 €</text:p>
          </table:table-cell>
          <table:table-cell table:formula="of:=[.AA95]*1.2" office:value-type="currency" office:currency="EUR" office:value="437.84496" calcext:value-type="currency">
            <text:p>437,84 €</text:p>
          </table:table-cell>
          <table:table-cell/>
          <table:table-cell table:formula="of:=[.Z95]*0.8" office:value-type="currency" office:currency="EUR" office:value="6.94992" calcext:value-type="currency">
            <text:p>6,95 €</text:p>
          </table:table-cell>
          <table:table-cell table:formula="of:=[.AA95]*0.8" office:value-type="currency" office:currency="EUR" office:value="291.89664" calcext:value-type="currency">
            <text:p>291,90 €</text:p>
          </table:table-cell>
          <table:table-cell table:formula="of:=[.AB95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I95]*[.C95]" office:value-type="currency" office:currency="EUR" office:value="409.5" calcext:value-type="currency">
            <text:p>409,50 €</text:p>
          </table:table-cell>
          <table:table-cell table:formula="of:=[.AJ95]*1.2" office:value-type="currency" office:currency="EUR" office:value="491.4" calcext:value-type="currency">
            <text:p>491,40 €</text:p>
          </table:table-cell>
          <table:table-cell table:style-name="ce13" office:value-type="currency" office:currency="EUR" office:value="7.65" calcext:value-type="currency">
            <text:p>7,65 €</text:p>
          </table:table-cell>
          <table:table-cell table:number-columns-repeated="986"/>
        </table:table-row>
        <table:table-row table:style-name="ro3">
          <table:table-cell table:number-columns-repeated="29"/>
          <table:table-cell table:formula="of:=[.Z96]*0.8" office:value-type="currency" office:currency="EUR" office:value="0" calcext:value-type="currency">
            <text:p>0,00 €</text:p>
          </table:table-cell>
          <table:table-cell table:formula="of:=[.AA96]*0.8" office:value-type="currency" office:currency="EUR" office:value="0" calcext:value-type="currency">
            <text:p>0,00 €</text:p>
          </table:table-cell>
          <table:table-cell table:formula="of:=[.AB96]*0.8" office:value-type="currency" office:currency="EUR" office:value="0" calcext:value-type="currency">
            <text:p>0,00 €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ce13"/>
          <table:table-cell table:number-columns-repeated="5"/>
          <table:table-cell table:style-name="ce13" table:formula="of:=[.C60]*[.R60]+[.C64]*[.R64]*3+[.E67]*2.5*[.R73]+[.E69]*[.R69]*3.2+[.E70]*[.R70]*2.2+[.E74]*[.R74]*2.5+[.E75]*[.R75]*2.6+[.E77]*[.R77]*4+[.E78]*[.R78]*4.1+[.R79]*5.1+[.C81]*[.R81]+[.C83]*[.R83]*2+30*[.R85]*2.2+[.C86]*[.R86]+[.E93]*[.R93]*4+[.E95]*[.R95]*3+20*[.R73]*2+22*[.R76]*3.5" office:value-type="currency" office:currency="EUR" office:value="2638.41" calcext:value-type="currency">
            <text:p>2 638,41 €</text:p>
          </table:table-cell>
          <table:table-cell table:style-name="ce13" table:formula="of:=99*[.R7]*2.5" office:value-type="currency" office:currency="EUR" office:value="123.75" calcext:value-type="currency">
            <text:p>123,75 €</text:p>
          </table:table-cell>
          <table:table-cell table:style-name="ce13" table:formula="of:=(73*2.5+44*2.1)*[.R7]" office:value-type="currency" office:currency="EUR" office:value="137.45" calcext:value-type="currency">
            <text:p>137,45 €</text:p>
          </table:table-cell>
          <table:table-cell table:style-name="ce13" office:value-type="currency" office:currency="EUR" office:value="61.2" calcext:value-type="currency">
            <text:p>61,20 €</text:p>
          </table:table-cell>
          <table:table-cell table:style-name="ce13"/>
          <table:table-cell table:style-name="ce13" table:formula="of:=[.S19]+[.S20]+[.S21]+[.S22]+[.S23]+[.S25]+[.S27]+[.S41]+[.S42]+[.S43]+[.S44]+[.S47]+[.S48]+[.S49]+[.S50]+[.S24]/2+[.S34]*2/11+[.S36]*5/11+[.S45]*31*4/156" office:value-type="currency" office:currency="EUR" office:value="833.388" calcext:value-type="currency">
            <text:p>833,39 €</text:p>
          </table:table-cell>
          <table:table-cell office:value-type="string" calcext:value-type="string">
            <text:p>TOTAL</text:p>
          </table:table-cell>
          <table:table-cell/>
          <table:table-cell table:formula="of:=SUM([.S4:.S96])" office:value-type="currency" office:currency="EUR" office:value="6270.676" calcext:value-type="currency">
            <text:p>6 270,68 €</text:p>
          </table:table-cell>
          <table:table-cell table:formula="of:=SUM([.T4:.T96])" office:value-type="currency" office:currency="EUR" office:value="5700.43104" calcext:value-type="currency">
            <text:p>5 700,43 €</text:p>
          </table:table-cell>
          <table:table-cell/>
          <table:table-cell table:formula="of:=SUM([.V4:.V96])" office:value-type="currency" office:currency="EUR" office:value="4787.54462564103" calcext:value-type="currency">
            <text:p>4 787,54 €</text:p>
          </table:table-cell>
          <table:table-cell table:formula="of:=SUM([.W4:.W96])" office:value-type="currency" office:currency="EUR" office:value="5745.05355076923" calcext:value-type="currency">
            <text:p>5 745,05 €</text:p>
          </table:table-cell>
          <table:table-cell table:number-columns-repeated="3"/>
          <table:table-cell table:formula="of:=SUM([.AA4:.AA96])" office:value-type="currency" office:currency="EUR" office:value="6440.06307244" calcext:value-type="currency">
            <text:p>6 440,06 €</text:p>
          </table:table-cell>
          <table:table-cell table:formula="of:=SUM([.AB4:.AB96])" office:value-type="currency" office:currency="EUR" office:value="7728.075686928" calcext:value-type="currency">
            <text:p>7 728,08 €</text:p>
          </table:table-cell>
          <table:table-cell/>
          <table:table-cell table:formula="of:=[.Z97]*0.8" office:value-type="currency" office:currency="EUR" office:value="0" calcext:value-type="currency">
            <text:p>0,00 €</text:p>
          </table:table-cell>
          <table:table-cell table:formula="of:=[.AA97]*0.8" office:value-type="currency" office:currency="EUR" office:value="5152.050457952" calcext:value-type="currency">
            <text:p>5 152,05 €</text:p>
          </table:table-cell>
          <table:table-cell table:formula="of:=[.AB97]*0.8" office:value-type="currency" office:currency="EUR" office:value="6182.4605495424" calcext:value-type="currency">
            <text:p>6 182,46 €</text:p>
          </table:table-cell>
          <table:table-cell table:number-columns-repeated="3"/>
          <table:table-cell table:formula="of:=SUM([.AJ4:.AJ96])" office:value-type="currency" office:currency="EUR" office:value="10648.8171961905" calcext:value-type="currency">
            <text:p>10 648,82 €</text:p>
          </table:table-cell>
          <table:table-cell table:formula="of:=SUM([.AK4:.AK96])" office:value-type="currency" office:currency="EUR" office:value="12778.5806354286" calcext:value-type="currency">
            <text:p>12 778,58 €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style-name="ce30"/>
          <table:table-cell table:number-columns-repeated="1012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8"/>
          <table:table-cell table:style-name="ce13"/>
          <table:table-cell/>
          <table:table-cell table:style-name="ce13" table:number-columns-repeated="4"/>
          <table:table-cell table:number-columns-repeated="1008"/>
        </table:table-row>
        <table:table-row table:style-name="ro1">
          <table:table-cell table:formula="of:=[.A99]*3.5*34+[.A99]*4*14" office:value-type="float" office:value="1.05" calcext:value-type="float">
            <text:p>1,05</text:p>
          </table:table-cell>
          <table:table-cell table:formula="of:=14*3.5*[.B99]" office:value-type="float" office:value="0.6615" calcext:value-type="float">
            <text:p>0,6615</text:p>
          </table:table-cell>
          <table:table-cell table:number-columns-repeated="8"/>
          <table:table-cell table:style-name="ce13"/>
          <table:table-cell table:number-columns-repeated="1013"/>
        </table:table-row>
        <table:table-row table:style-name="ro1">
          <table:table-cell table:number-columns-repeated="25"/>
          <table:table-cell office:value-type="string" calcext:value-type="string">
            <text:p>Bardage + Voliges</text:p>
          </table:table-cell>
          <table:table-cell table:formula="of:=[.AB4]+[.AB13]+[.AB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989"/>
        </table:table-row>
        <table:table-row table:style-name="ro1">
          <table:table-cell table:number-columns-repeated="12"/>
          <table:table-cell table:style-name="ce13"/>
          <table:table-cell table:number-columns-repeated="1011"/>
        </table:table-row>
        <table:table-row table:style-name="ro1">
          <table:table-cell table:style-name="ce13"/>
          <table:table-cell table:number-columns-repeated="102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verticaux" table:style-name="ta1"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ce23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73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23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9"/>
          <table:table-cell table:style-name="ce23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23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23"/>
          <table:table-cell table:number-columns-repeated="1014"/>
        </table:table-row>
        <table:table-row table:style-name="ro1">
          <table:table-cell table:style-name="ce24" office:value-type="string" calcext:value-type="string">
            <text:p>Tasseaux Douglas</text:p>
          </table:table-cell>
          <table:table-cell table:style-name="ce24" office:value-type="string" calcext:value-type="string">
            <text:p>30x50</text:p>
          </table:table-cell>
          <table:table-cell table:style-name="ce24"/>
          <table:table-cell table:style-name="ce24" table:formula="of:=SUM([.C16:.C18])" office:value-type="float" office:value="103" calcext:value-type="float">
            <text:p>103</text:p>
          </table:table-cell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sans bande résiliente</text:p>
          </table:table-cell>
          <table:table-cell table:style-name="ce24" office:value-type="string" calcext:value-type="string">
            <text:p>tous les 40 ou 50 ?</text:p>
          </table:table-cell>
          <table:table-cell table:style-name="ce24"/>
          <table:table-cell table:style-name="ce40" table:formula="of:=[.D15]*0.45" office:value-type="currency" office:currency="EUR" office:value="46.35" calcext:value-type="currency">
            <text:p>46,35 €</text:p>
          </table:table-cell>
          <table:table-cell table:style-name="ce40" table:formula="of:=[.I15]*1.2" office:value-type="currency" office:currency="EUR" office:value="55.62" calcext:value-type="currency">
            <text:p>55,62 €</text:p>
          </table:table-cell>
          <table:table-cell table:style-name="ce24"/>
          <table:table-cell table:style-name="ce24" office:value-type="string" calcext:value-type="string">
            <text:p>120ml 32x50</text:p>
          </table:table-cell>
          <table:table-cell table:style-name="ce24" table:number-columns-repeated="1012"/>
        </table:table-row>
        <table:table-row table:style-name="ro1">
          <table:table-cell table:style-name="ce24" table:number-columns-repeated="2"/>
          <table:table-cell table:style-name="ce24" table:formula="of:=ROUNDUP([.C5]/0.4)" office:value-type="float" office:value="73" calcext:value-type="float">
            <text:p>73</text:p>
          </table:table-cell>
          <table:table-cell table:style-name="ce24"/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Façade sud</text:p>
          </table:table-cell>
          <table:table-cell table:style-name="ce24" office:value-type="string" calcext:value-type="string">
            <text:p>(tous les 40)</text:p>
          </table:table-cell>
          <table:table-cell table:style-name="ce24"/>
          <table:table-cell table:style-name="ce40" table:formula="of:=[.C16]*0.45" office:value-type="currency" office:currency="EUR" office:value="32.85" calcext:value-type="currency">
            <text:p>32,85 €</text:p>
          </table:table-cell>
          <table:table-cell table:style-name="ce40" table:formula="of:=[.I16]*1.2" office:value-type="currency" office:currency="EUR" office:value="39.42" calcext:value-type="currency">
            <text:p>39,42 €</text:p>
          </table:table-cell>
          <table:table-cell table:style-name="ce24" table:number-columns-repeated="1014"/>
        </table:table-row>
        <table:table-row table:style-name="ro1">
          <table:table-cell table:style-name="ce24" table:number-columns-repeated="2"/>
          <table:table-cell table:style-name="ce24" table:formula="of:=[.C9]/0.4" office:value-type="float" office:value="20" calcext:value-type="float">
            <text:p>20</text:p>
          </table:table-cell>
          <table:table-cell table:style-name="ce24"/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Chambre P&amp;O</text:p>
          </table:table-cell>
          <table:table-cell table:style-name="ce24" table:number-columns-repeated="2"/>
          <table:table-cell table:style-name="ce40" table:formula="of:=[.C17]*0.45" office:value-type="currency" office:currency="EUR" office:value="9" calcext:value-type="currency">
            <text:p>9,00 €</text:p>
          </table:table-cell>
          <table:table-cell table:style-name="ce40" table:formula="of:=[.I17]*1.2" office:value-type="currency" office:currency="EUR" office:value="10.8" calcext:value-type="currency">
            <text:p>10,80 €</text:p>
          </table:table-cell>
          <table:table-cell table:style-name="ce24" table:number-columns-repeated="1014"/>
        </table:table-row>
        <table:table-row table:style-name="ro1">
          <table:table-cell table:style-name="ce24" table:number-columns-repeated="2"/>
          <table:table-cell table:style-name="ce24" table:formula="of:=[.C8]/0.4" office:value-type="float" office:value="10" calcext:value-type="float">
            <text:p>10</text:p>
          </table:table-cell>
          <table:table-cell table:style-name="ce24"/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Salle de Jeu</text:p>
          </table:table-cell>
          <table:table-cell table:style-name="ce24" table:number-columns-repeated="2"/>
          <table:table-cell table:style-name="ce40" table:formula="of:=[.C18]*0.45" office:value-type="currency" office:currency="EUR" office:value="4.5" calcext:value-type="currency">
            <text:p>4,50 €</text:p>
          </table:table-cell>
          <table:table-cell table:style-name="ce40" table:formula="of:=[.I18]*1.2" office:value-type="currency" office:currency="EUR" office:value="5.4" calcext:value-type="currency">
            <text:p>5,40 €</text:p>
          </table:table-cell>
          <table:table-cell table:style-name="ce24" table:number-columns-repeated="1014"/>
        </table:table-row>
        <table:table-row table:style-name="ro1">
          <table:table-cell table:style-name="ce33"/>
          <table:table-cell table:style-name="ce33" office:value-type="string" calcext:value-type="string">
            <text:p>OU</text:p>
          </table:table-cell>
          <table:table-cell table:number-columns-repeated="7"/>
          <table:table-cell table:style-name="ce2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23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14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5" calcext:value-type="float">
            <text:p>2,5</text:p>
          </table:table-cell>
          <table:table-cell table:formula="of:=[.A23]*[.B23]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formula="of:=[.A24]*[.B24]" office:value-type="float" office:value="90.3" calcext:value-type="float">
            <text:p>90,3</text:p>
          </table:table-cell>
          <table:table-cell table:formula="of:=['Débit Bois A. Roux - P. Gachet'.C6]-[.C24]" office:value-type="float" office:value="6.7" calcext:value-type="float">
            <text:p>6,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1.2*1.2/2/0.06*1.1" office:value-type="float" office:value="13.2" calcext:value-type="float">
            <text:p>13,2</text:p>
          </table:table-cell>
          <table:table-cell table:formula="of:=[.C24]-[.C27]" office:value-type="float" office:value="77.1" calcext:value-type="float">
            <text:p>77,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[.C30]-[.C23]" office:value-type="float" office:value="353" calcext:value-type="float">
            <text:p>353</text:p>
          </table:table-cell>
          <table:table-cell table:formula="of:=[.D30]-[.D27]" office:value-type="float" office:value="275.9" calcext:value-type="float">
            <text:p>275,9</text:p>
          </table:table-cell>
          <table:table-cell table:formula="of:=[.E30]/2" office:value-type="float" office:value="137.95" calcext:value-type="float">
            <text:p>137,95</text:p>
          </table:table-cell>
          <table:table-cell office:value-type="string" calcext:value-type="string">
            <text:p>en 2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29" calcext:value-type="float">
            <text:p>-129</text:p>
          </table:table-cell>
          <table:table-cell table:formula="of:=[.C30]-129" office:value-type="float" office:value="654" calcext:value-type="float">
            <text:p>654</text:p>
          </table:table-cell>
          <table:table-cell/>
          <table:table-cell table:formula="of:=[.E30]/1.5" office:value-type="float" office:value="183.933333333333" calcext:value-type="float">
            <text:p>183,933333333333</text:p>
          </table:table-cell>
          <table:table-cell office:value-type="string" calcext:value-type="string">
            <text:p>en 1.5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solde</text:p>
          </table:table-cell>
          <table:table-cell table:formula="of:=[.D31]-[.D27]-[.C23]" office:value-type="float" office:value="146.9" calcext:value-type="float">
            <text:p>146,9</text:p>
          </table:table-cell>
          <table:table-cell table:number-columns-repeated="8"/>
        </table:table-row>
      </table:table>
      <table:table table:name="Parements extérieurs" table:style-name="ta1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3" table:number-columns-repeated="5" table:default-cell-style-name="Default"/>
        <table:table-column table:style-name="co41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table:style-name="ce29" office:value-type="string" calcext:value-type="string" table:number-columns-spanned="2" table:number-rows-spanned="1">
            <text:p>Dimensions / Section</text:p>
          </table:table-cell>
          <table:covered-table-cell/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,18</text:p>
          </table:table-cell>
          <table:table-cell table:formula="of:=[.F5]*[.C5]*[.B5]" office:value-type="float" office:value="8.64" calcext:value-type="float">
            <text:p>8,64</text:p>
          </table:table-cell>
          <table:table-cell office:value-type="string" calcext:value-type="string">
            <text:p>m²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,16</text:p>
          </table:table-cell>
          <table:table-cell table:formula="of:=[.F6]*[.C6]*[.B6]" office:value-type="float" office:value="6.4" calcext:value-type="float">
            <text:p>6,4</text:p>
          </table:table-cell>
          <table:table-cell office:value-type="string" calcext:value-type="string">
            <text:p>m²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F7]*[.C7]*[.B7]" office:value-type="float" office:value="6.16" calcext:value-type="float">
            <text:p>6,1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,12</text:p>
          </table:table-cell>
          <table:table-cell table:formula="of:=[.F8]*[.C8]*[.B8]" office:value-type="float" office:value="3.36" calcext:value-type="float">
            <text:p>3,36</text:p>
          </table:table-cell>
          <table:table-cell office:value-type="string" calcext:value-type="string">
            <text:p>m²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8" calcext:value-type="float">
            <text:p>0,18</text:p>
          </table:table-cell>
          <table:table-cell table:formula="of:=[.F9]*[.C9]*[.B9]" office:value-type="float" office:value="5.472" calcext:value-type="float">
            <text:p>5,472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6" calcext:value-type="float">
            <text:p>0,16</text:p>
          </table:table-cell>
          <table:table-cell table:formula="of:=[.F10]*[.C10]*[.B10]" office:value-type="float" office:value="4.864" calcext:value-type="float">
            <text:p>4,864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4" calcext:value-type="float">
            <text:p>0,14</text:p>
          </table:table-cell>
          <table:table-cell table:formula="of:=[.F11]*[.C11]*[.B11]" office:value-type="float" office:value="4.256" calcext:value-type="float">
            <text:p>4,256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2" calcext:value-type="float">
            <text:p>0,12</text:p>
          </table:table-cell>
          <table:table-cell table:formula="of:=[.F12]*[.C12]*[.B12]" office:value-type="float" office:value="3.648" calcext:value-type="float">
            <text:p>3,648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,06</text:p>
          </table:table-cell>
          <table:table-cell table:formula="of:=[.B13]*[.F13]" office:value-type="float" office:value="160" calcext:value-type="float">
            <text:p>160</text:p>
          </table:table-cell>
          <table:table-cell office:value-type="string" calcext:value-type="string">
            <text:p>m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formula="of:=[.B14]*[.F14]" office:value-type="float" office:value="121.6" calcext:value-type="float">
            <text:p>121,6</text:p>
          </table:table-cell>
          <table:table-cell office:value-type="string" calcext:value-type="string">
            <text:p>ml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5" calcext:value-type="float">
            <text:p>2,5</text:p>
          </table:table-cell>
          <table:table-cell office:value-type="float" office:value="0.18" calcext:value-type="float">
            <text:p>0,18</text:p>
          </table:table-cell>
          <table:table-cell table:formula="of:=[.F16]*[.C16]*[.B16]" office:value-type="float" office:value="6.75" calcext:value-type="float">
            <text:p>6,7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6" calcext:value-type="float">
            <text:p>0,16</text:p>
          </table:table-cell>
          <table:table-cell table:formula="of:=[.F17]*[.C17]*[.B17]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4" calcext:value-type="float">
            <text:p>0,14</text:p>
          </table:table-cell>
          <table:table-cell table:formula="of:=[.F18]*[.C18]*[.B18]" office:value-type="float" office:value="5.25" calcext:value-type="float">
            <text:p>5,2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2" calcext:value-type="float">
            <text:p>0,12</text:p>
          </table:table-cell>
          <table:table-cell table:formula="of:=[.F19]*[.C19]*[.B19]" office:value-type="float" office:value="4.5" calcext:value-type="float">
            <text:p>4,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8" calcext:value-type="float">
            <text:p>0,18</text:p>
          </table:table-cell>
          <table:table-cell table:formula="of:=[.F20]*[.C20]*[.B20]" office:value-type="float" office:value="4.158" calcext:value-type="float">
            <text:p>4,158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6" calcext:value-type="float">
            <text:p>0,16</text:p>
          </table:table-cell>
          <table:table-cell table:formula="of:=[.F21]*[.C21]*[.B21]" office:value-type="float" office:value="3.696" calcext:value-type="float">
            <text:p>3,69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4" calcext:value-type="float">
            <text:p>0,14</text:p>
          </table:table-cell>
          <table:table-cell table:formula="of:=[.F22]*[.C22]*[.B22]" office:value-type="float" office:value="3.234" calcext:value-type="float">
            <text:p>3,234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2" calcext:value-type="float">
            <text:p>0,12</text:p>
          </table:table-cell>
          <table:table-cell table:formula="of:=[.F23]*[.C23]*[.B23]" office:value-type="float" office:value="2.772" calcext:value-type="float">
            <text:p>2,772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5" calcext:value-type="float">
            <text:p>2,5</text:p>
          </table:table-cell>
          <table:table-cell office:value-type="float" office:value="0.06" calcext:value-type="float">
            <text:p>0,06</text:p>
          </table:table-cell>
          <table:table-cell table:formula="of:=[.B24]*[.F24]"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table:formula="of:=[.B25]*[.F25]" office:value-type="float" office:value="92.4" calcext:value-type="float">
            <text:p>92,4</text:p>
          </table:table-cell>
          <table:table-cell office:value-type="string" calcext:value-type="string">
            <text:p>ml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table:formula="of:=[.F27]*[.C27]*[.B27]" office:value-type="float" office:value="7.02" calcext:value-type="float">
            <text:p>7,02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table:formula="of:=[.F28]*[.C28]*[.B28]" office:value-type="float" office:value="6.24" calcext:value-type="float">
            <text:p>6,24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table:formula="of:=[.F29]*[.C29]*[.B29]" office:value-type="float" office:value="5.46" calcext:value-type="float">
            <text:p>5,46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table:formula="of:=[.F30]*[.C30]*[.B30]" office:value-type="float" office:value="4.68" calcext:value-type="float">
            <text:p>4,68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formula="of:=[.B31]*[.F31]" office:value-type="float" office:value="156" calcext:value-type="float">
            <text:p>156</text:p>
          </table:table-cell>
          <table:table-cell office:value-type="string" calcext:value-type="string">
            <text:p>ml</text:p>
          </table:table-cell>
          <table:table-cell table:formula="of:=39*4" office:value-type="float" office:value="156" calcext:value-type="float">
            <text:p>156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.3" calcext:value-type="float">
            <text:p>1,3</text:p>
          </table:table-cell>
          <table:table-cell office:value-type="float" office:value="0.18" calcext:value-type="float">
            <text:p>0,18</text:p>
          </table:table-cell>
          <table:table-cell table:formula="of:=[.F33]*[.C33]*[.B33]" office:value-type="float" office:value="2.106" calcext:value-type="float">
            <text:p>2,106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6" calcext:value-type="float">
            <text:p>0,16</text:p>
          </table:table-cell>
          <table:table-cell table:formula="of:=[.F34]*[.C34]*[.B34]" office:value-type="float" office:value="1.872" calcext:value-type="float">
            <text:p>1,872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4" calcext:value-type="float">
            <text:p>0,14</text:p>
          </table:table-cell>
          <table:table-cell table:formula="of:=[.F35]*[.C35]*[.B35]" office:value-type="float" office:value="1.638" calcext:value-type="float">
            <text:p>1,638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2" calcext:value-type="float">
            <text:p>0,12</text:p>
          </table:table-cell>
          <table:table-cell table:formula="of:=[.F36]*[.C36]*[.B36]" office:value-type="float" office:value="1.404" calcext:value-type="float">
            <text:p>1,404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.3" calcext:value-type="float">
            <text:p>1,3</text:p>
          </table:table-cell>
          <table:table-cell office:value-type="float" office:value="0.06" calcext:value-type="float">
            <text:p>0,06</text:p>
          </table:table-cell>
          <table:table-cell table:formula="of:=[.B37]*[.F37]" office:value-type="float" office:value="46.8" calcext:value-type="float">
            <text:p>46,8</text:p>
          </table:table-cell>
          <table:table-cell office:value-type="string" calcext:value-type="string">
            <text:p>ml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8" calcext:value-type="float">
            <text:p>2,8</text:p>
          </table:table-cell>
          <table:table-cell office:value-type="float" office:value="0.18" calcext:value-type="float">
            <text:p>0,18</text:p>
          </table:table-cell>
          <table:table-cell table:formula="of:=[.F39]*[.C39]*[.B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6" calcext:value-type="float">
            <text:p>0,16</text:p>
          </table:table-cell>
          <table:table-cell table:formula="of:=[.F40]*[.C40]*[.B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4" calcext:value-type="float">
            <text:p>0,14</text:p>
          </table:table-cell>
          <table:table-cell table:formula="of:=[.F41]*[.C41]*[.B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2" calcext:value-type="float">
            <text:p>0,12</text:p>
          </table:table-cell>
          <table:table-cell table:formula="of:=[.F42]*[.C42]*[.B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8" calcext:value-type="float">
            <text:p>2,8</text:p>
          </table:table-cell>
          <table:table-cell office:value-type="float" office:value="0.06" calcext:value-type="float">
            <text:p>0,06</text:p>
          </table:table-cell>
          <table:table-cell table:formula="of:=[.B43]*[.F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43" office:value-type="string" calcext:value-type="string">
            <text:p>Ancien débit</text:p>
          </table:table-cell>
          <table:table-cell table:style-name="ce28" table:number-columns-repeated="12"/>
          <table:table-cell table:number-columns-repeated="2"/>
        </table:table-row>
        <table:table-row table:style-name="ro1">
          <table:table-cell table:style-name="ce28"/>
          <table:table-cell table:style-name="ce28" office:value-type="string" calcext:value-type="string">
            <text:p>longueur 4m</text:p>
          </table:table-cell>
          <table:table-cell table:style-name="ce28"/>
          <table:table-cell table:style-name="ce28" table:formula="of:=30*1.1" office:value-type="float" office:value="33" calcext:value-type="float">
            <text:p>33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Façade Sud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8"/>
          <table:table-cell table:style-name="ce28" office:value-type="string" calcext:value-type="string">
            <text:p>longueur 2m</text:p>
          </table:table-cell>
          <table:table-cell table:style-name="ce28"/>
          <table:table-cell table:style-name="ce28" table:formula="of:=22*1.1" office:value-type="float" office:value="24.2" calcext:value-type="float">
            <text:p>24,2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Façade Sud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(9.2*2)*1.1)" office:value-type="float" office:value="21" calcext:value-type="float">
            <text:p>21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Pignons maison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0.65*18*1.1)" office:value-type="float" office:value="13" calcext:value-type="float">
            <text:p>13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Bandeau Nord maison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1.3*5.25*1.1)" office:value-type="float" office:value="8" calcext:value-type="float">
            <text:p>8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Façade Sud salle musique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6.5*2*1.1)" office:value-type="float" office:value="15" calcext:value-type="float">
            <text:p>15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Pignons salle de musique</text:p>
          </table:table-cell>
          <table:table-cell table:style-name="ce28" table:number-columns-repeated="2"/>
          <table:table-cell table:style-name="ce28" office:value-type="string" calcext:value-type="string">
            <text:p>Ouest ??</text:p>
          </table:table-cell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0.65*5.25*1.1)" office:value-type="float" office:value="4" calcext:value-type="float">
            <text:p>4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Bandeau Nord salle de musique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6.5*1.1)" office:value-type="float" office:value="8" calcext:value-type="float">
            <text:p>8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Pignon carport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/>
          <table:table-cell table:style-name="ce28" office:value-type="string" calcext:value-type="string">
            <text:p>Longueur 2m</text:p>
          </table:table-cell>
          <table:table-cell table:style-name="ce28"/>
          <table:table-cell table:style-name="ce28" table:formula="of:=ROUNDUP(1.3*7*1.1)" office:value-type="float" office:value="11" calcext:value-type="float">
            <text:p>11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Façade Sud carport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0.65*7*1.1)" office:value-type="float" office:value="6" calcext:value-type="float">
            <text:p>6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Façade Nord carport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/>
          <table:table-cell table:style-name="ce28" office:value-type="string" calcext:value-type="string">
            <text:p>Longueur 3m</text:p>
          </table:table-cell>
          <table:table-cell table:style-name="ce28"/>
          <table:table-cell table:style-name="ce28" table:formula="of:=ROUNDUP(2.82*1.5)" office:value-type="float" office:value="5" calcext:value-type="float">
            <text:p>5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Sas Ouest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8"/>
          <table:table-cell table:style-name="ce28" office:value-type="string" calcext:value-type="string">
            <text:p>Longueur 3m</text:p>
          </table:table-cell>
          <table:table-cell table:style-name="ce28"/>
          <table:table-cell table:style-name="ce28" table:formula="of:=ROUNDUP(2.82*1.5*1.1)" office:value-type="float" office:value="5" calcext:value-type="float">
            <text:p>5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Sas Est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8" table:number-columns-repeated="13"/>
          <table:table-cell table:number-columns-repeated="2"/>
        </table:table-row>
        <table:table-row table:style-name="ro1">
          <table:table-cell table:style-name="ce28" office:value-type="string" calcext:value-type="string">
            <text:p>Joints</text:p>
          </table:table-cell>
          <table:table-cell table:style-name="ce28" table:number-columns-repeated="2"/>
          <table:table-cell table:style-name="ce28" office:value-type="float" office:value="1135" calcext:value-type="float">
            <text:p>1135</text:p>
          </table:table-cell>
          <table:table-cell table:style-name="ce28" office:value-type="string" calcext:value-type="string">
            <text:p>ml</text:p>
          </table:table-cell>
          <table:table-cell table:style-name="ce28" table:number-columns-repeated="3"/>
          <table:table-cell table:style-name="ce28" office:value-type="string" calcext:value-type="string">
            <text:p>Section Ambiance Bois : 16x65mm</text:p>
          </table:table-cell>
          <table:table-cell table:style-name="ce28" table:number-columns-repeated="4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Façade Sud Bas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Façade Sud Haut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Pignons maison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Bandeau Nord maison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Façade Sud salle musique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Pignons salle de musique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Bandeau Nord salle de musique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Pignon carport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Façade Sud carport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Façade Nord carport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Sas Ouest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Sas Est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2"/>
          <table:table-cell table:formula="of:=ROUNDUP(SUM([.D82:.D89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18*0.6" office:value-type="float" office:value="10.8" calcext:value-type="float">
            <text:p>10,8</text:p>
          </table:table-cell>
          <table:table-cell table:number-columns-repeated="3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4.3" office:value-type="float" office:value="4.3" calcext:value-type="float">
            <text:p>4,3</text:p>
          </table:table-cell>
          <table:table-cell table:number-columns-repeated="3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6.5*0.6" office:value-type="float" office:value="3.9" calcext:value-type="float">
            <text:p>3,9</text:p>
          </table:table-cell>
          <table:table-cell table:number-columns-repeated="3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6" office:value-type="float" office:value="3.15" calcext:value-type="float">
            <text:p>3,15</text:p>
          </table:table-cell>
          <table:table-cell table:number-columns-repeated="3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3" office:value-type="float" office:value="1.575" calcext:value-type="float">
            <text:p>1,575</text:p>
          </table:table-cell>
          <table:table-cell table:number-columns-repeated="3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/>
          <table:table-cell table:formula="of:=2*([.D54]+[.D56]+[.D57]+[.D58]+[.D59]+[.D60]+[.D61]+[.D62]+[.D63]+[.D64]+[.D65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9" table:default-cell-style-name="Default"/>
        <table:table-column table:style-name="co17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24" office:value-type="string" calcext:value-type="string">
            <text:p>Chevron Douglas</text:p>
          </table:table-cell>
          <table:table-cell table:style-name="ce24" office:value-type="string" calcext:value-type="string">
            <text:p>75x36x2000</text:p>
          </table:table-cell>
          <table:table-cell table:style-name="ce24" table:formula="of:=ROUNDUP(31*1.92*1.1)" office:value-type="float" office:value="66" calcext:value-type="float">
            <text:p>66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Chevrons verticaux</text:p>
          </table:table-cell>
          <table:table-cell table:style-name="ce24"/>
        </table:table-row>
        <table:table-row table:style-name="ro1">
          <table:table-cell table:style-name="ce24" table:number-columns-repeated="7"/>
        </table:table-row>
        <table:table-row table:style-name="ro1">
          <table:table-cell table:style-name="ce24"/>
          <table:table-cell table:style-name="ce24" office:value-type="string" calcext:value-type="string">
            <text:p>140x35x2000</text:p>
          </table:table-cell>
          <table:table-cell table:style-name="ce24" table:formula="of:=ROUNDUP(31*1*1.1)" office:value-type="float" office:value="35" calcext:value-type="float">
            <text:p>35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Chevrons horizontaux</text:p>
          </table:table-cell>
          <table:table-cell table:style-name="ce24"/>
        </table:table-row>
      </table:table>
      <table:table table:name="Casquette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9"/>
        </table:table-row>
        <table:table-row table:style-name="ro1">
          <table:table-cell/>
          <table:table-cell table:style-name="ce24" office:value-type="string" calcext:value-type="string">
            <text:p>30x150x3200</text:p>
          </table:table-cell>
          <table:table-cell table:style-name="ce24" table:formula="of:=ROUNDUP(10*2*1.6*1.1)" office:value-type="float" office:value="36" calcext:value-type="float">
            <text:p>36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Sud Petite Casquette</text:p>
          </table:table-cell>
          <table:table-cell table:style-name="ce24" office:value-type="string" calcext:value-type="string">
            <text:p>Nord Sud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 table:style-name="ce75" office:value-type="string" calcext:value-type="string">
            <text:p>??? 4100 ???</text:p>
          </table:table-cell>
          <table:table-cell table:style-name="ce75" office:value-type="string" calcext:value-type="string">
            <text:p>30x150x5000</text:p>
          </table:table-cell>
          <table:table-cell table:style-name="ce75" table:formula="of:=ROUNDUP(4.9*2*6*1.1)" office:value-type="float" office:value="65" calcext:value-type="float">
            <text:p>65</text:p>
          </table:table-cell>
          <table:table-cell table:style-name="ce75" office:value-type="string" calcext:value-type="string">
            <text:p>ml</text:p>
          </table:table-cell>
          <table:table-cell table:style-name="ce75"/>
          <table:table-cell table:style-name="ce75" office:value-type="string" calcext:value-type="string">
            <text:p>Sud Pergola</text:p>
          </table:table-cell>
          <table:table-cell table:style-name="ce75" office:value-type="string" calcext:value-type="string">
            <text:p>Nord Sud</text:p>
          </table:table-cell>
          <table:table-cell table:style-name="ce75" table:number-columns-repeated="3"/>
          <table:table-cell table:style-name="ce75" office:value-type="string" calcext:value-type="string">
            <text:p>Possible de passer en 5x15 ?</text:p>
          </table:table-cell>
        </table:table-row>
        <table:table-row table:style-name="ro1">
          <table:table-cell table:style-name="ce75"/>
          <table:table-cell table:style-name="ce75" office:value-type="string" calcext:value-type="string">
            <text:p>30x150x5100</text:p>
          </table:table-cell>
          <table:table-cell table:style-name="ce75" table:formula="of:=ROUNDUP(2*5.016*1.1)" office:value-type="float" office:value="12" calcext:value-type="float">
            <text:p>12</text:p>
          </table:table-cell>
          <table:table-cell table:style-name="ce75" office:value-type="string" calcext:value-type="string">
            <text:p>ml</text:p>
          </table:table-cell>
          <table:table-cell table:style-name="ce75" table:number-columns-repeated="2"/>
          <table:table-cell table:style-name="ce75" office:value-type="string" calcext:value-type="string">
            <text:p>Extrême Ouest</text:p>
          </table:table-cell>
          <table:table-cell table:style-name="ce75" table:number-columns-repeated="3"/>
          <table:table-cell table:style-name="ce75"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table:style-name="ce24" office:value-type="string" calcext:value-type="string">
            <text:p>50x150x2500</text:p>
          </table:table-cell>
          <table:table-cell table:style-name="ce24" table:formula="of:=ROUNDUP(18*1.3*1.1)" office:value-type="float" office:value="26" calcext:value-type="float">
            <text:p>26</text:p>
          </table:table-cell>
          <table:table-cell table:style-name="ce24" office:value-type="string" calcext:value-type="string">
            <text:p>ml</text:p>
          </table:table-cell>
          <table:table-cell table:style-name="ce24" table:number-columns-repeated="2"/>
          <table:table-cell table:style-name="ce24" office:value-type="string" calcext:value-type="string">
            <text:p>Est Ouest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50x150x4100</text:p>
          </table:table-cell>
          <table:table-cell table:style-name="ce24" table:formula="of:=ROUNDUP(4.07*6*1.1)" office:value-type="float" office:value="27" calcext:value-type="float">
            <text:p>27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Sud Pergola</text:p>
          </table:table-cell>
          <table:table-cell table:style-name="ce24" office:value-type="string" calcext:value-type="string">
            <text:p>Nord Sud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24" office:value-type="string" calcext:value-type="string">
            <text:p>50x150x5100</text:p>
          </table:table-cell>
          <table:table-cell table:style-name="ce24" office:value-type="float" office:value="5.1" calcext:value-type="float">
            <text:p>5,1</text:p>
          </table:table-cell>
          <table:table-cell table:style-name="ce24" office:value-type="string" calcext:value-type="string">
            <text:p>ml</text:p>
          </table:table-cell>
          <table:table-cell table:style-name="ce24" table:number-columns-repeated="2"/>
          <table:table-cell table:style-name="ce24" office:value-type="string" calcext:value-type="string">
            <text:p>Extrême Ouest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76" office:value-type="string" calcext:value-type="string">
            <text:p>50x150x2500</text:p>
          </table:table-cell>
          <table:table-cell table:style-name="ce76" table:formula="of:=ROUNDUP((1.014+1.291+1.016*8+1.5)*1.1)" office:value-type="float" office:value="14" calcext:value-type="float">
            <text:p>14</text:p>
          </table:table-cell>
          <table:table-cell table:style-name="ce76" office:value-type="string" calcext:value-type="string">
            <text:p>ml</text:p>
          </table:table-cell>
          <table:table-cell table:style-name="ce76" table:number-columns-repeated="5"/>
          <table:table-cell table:style-name="ce33" office:value-type="string" calcext:value-type="string">
            <text:p>Ouest_Sol_Sud, Ouest_Sol_Ouest_1-10</text:p>
          </table:table-cell>
          <table:table-cell table:style-name="ce76"/>
        </table:table-row>
        <table:table-row table:style-name="ro1">
          <table:table-cell/>
          <table:table-cell table:style-name="ce76" office:value-type="string" calcext:value-type="string">
            <text:p>30x150x2200</text:p>
          </table:table-cell>
          <table:table-cell table:style-name="ce76" table:formula="of:=(1.064*9*2)" office:value-type="float" office:value="19.152" calcext:value-type="float">
            <text:p>19,152</text:p>
          </table:table-cell>
          <table:table-cell table:style-name="ce76" office:value-type="string" calcext:value-type="string">
            <text:p>ml</text:p>
          </table:table-cell>
          <table:table-cell table:style-name="ce76" table:number-columns-repeated="5"/>
          <table:table-cell table:style-name="ce33" office:value-type="string" calcext:value-type="string">
            <text:p>Ouest_mSol_1-18</text:p>
          </table:table-cell>
          <table:table-cell table:style-name="ce7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75" office:value-type="string" calcext:value-type="string">
            <text:p>30x150x2500</text:p>
          </table:table-cell>
          <table:table-cell table:style-name="ce75" table:formula="of:=ROUNDUP(2*3*1.2*1.1)" office:value-type="float" office:value="8" calcext:value-type="float">
            <text:p>8</text:p>
          </table:table-cell>
          <table:table-cell table:style-name="ce75" office:value-type="string" calcext:value-type="string">
            <text:p>ml</text:p>
          </table:table-cell>
          <table:table-cell table:style-name="ce75"/>
          <table:table-cell table:style-name="ce75" office:value-type="string" calcext:value-type="string">
            <text:p>Sud Pergola</text:p>
          </table:table-cell>
          <table:table-cell table:style-name="ce75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/>
        </table:table-row>
        <table:table-row table:style-name="ro1">
          <table:table-cell/>
          <table:table-cell table:style-name="ce33" office:value-type="string" calcext:value-type="string">
            <text:p>25x150x2600</text:p>
          </table:table-cell>
          <table:table-cell table:style-name="ce33" table:formula="of:=ROUNDUP(1.3*6*1.1)" office:value-type="float" office:value="9" calcext:value-type="float">
            <text:p>9</text:p>
          </table:table-cell>
          <table:table-cell table:style-name="ce33" office:value-type="string" calcext:value-type="string">
            <text:p>ml</text:p>
          </table:table-cell>
          <table:table-cell table:style-name="ce33"/>
          <table:table-cell table:style-name="ce33" office:value-type="string" calcext:value-type="string">
            <text:p>Ouest Sud</text:p>
          </table:table-cell>
          <table:table-cell table:style-name="ce33" table:number-columns-repeated="2"/>
          <table:table-cell table:style-name="ce33" office:value-type="string" calcext:value-type="string">
            <text:p>Dans débit</text:p>
          </table:table-cell>
          <table:table-cell table:style-name="ce33" office:value-type="string" calcext:value-type="string">
            <text:p>A enlever du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/>
        </table:table-row>
      </table:table>
      <table:table table:name="Carport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11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27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28" table:default-cell-style-name="Default"/>
        <table:table-column table:style-name="co21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9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77" table:formula="of:=8*4" office:value-type="float" office:value="32" calcext:value-type="float">
            <text:p>32</text:p>
          </table:table-cell>
          <table:table-cell table:style-name="ce33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77" table:formula="of:=10*1.5" office:value-type="float" office:value="15" calcext:value-type="float">
            <text:p>15</text:p>
          </table:table-cell>
          <table:table-cell table:style-name="ce33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77" table:formula="of:=[.C13]+[.C14]" office:value-type="float" office:value="47" calcext:value-type="float">
            <text:p>47</text:p>
          </table:table-cell>
          <table:table-cell table:style-name="ce33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77"/>
          <table:table-cell table:style-name="ce33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77" table:formula="of:=[.C15]*1.1" office:value-type="float" office:value="51.7" calcext:value-type="float">
            <text:p>51,7</text:p>
          </table:table-cell>
          <table:table-cell table:style-name="ce33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8">00/00/0000</text:date>, <text:time style:data-style-name="N2" text:time-value="10:58:50.475499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9-04-18T11:07:01.949775986</dc:date>
    <meta:editing-duration>P5DT15H12M31S</meta:editing-duration>
    <meta:editing-cycles>538</meta:editing-cycles>
    <meta:generator>LibreOffice/5.2.7.2$Linux_x86 LibreOffice_project/20m0$Build-2</meta:generator>
    <meta:document-statistic meta:table-count="12" meta:cell-count="1849" meta:object-count="0"/>
  </office:meta>
</office:document-meta>
</file>